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office:font-face-decls>
  <office:automatic-styles>
    <style:style style:name="Optionalbackuputilities" style:family="table">
      <style:table-properties style:width="7.789cm" table:align="center"/>
    </style:style>
    <style:style style:name="Optionalbackuputilities.A" style:family="table-column">
      <style:table-column-properties style:column-width="2.704cm"/>
    </style:style>
    <style:style style:name="Optionalbackuputilities.B" style:family="table-column">
      <style:table-column-properties style:column-width="5.085cm"/>
    </style:style>
    <style:style style:name="Optionalbackuputili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Optionalbackuputilities.B1" style:family="table-cell">
      <style:table-cell-properties fo:background-color="transparent" fo:padding="0.097cm" fo:border="0.5pt solid #000000" style:writing-mode="page">
        <style:background-image/>
      </style:table-cell-properties>
    </style:style>
    <style:style style:name="Optionalbackuputili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Optionalbackuputili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8.466cm" fo:margin-top="0cm" fo:margin-bottom="0.254cm" table:align="margins" style:may-break-between-rows="false"/>
    </style:style>
    <style:style style:name="Table1.A" style:family="table-column">
      <style:table-column-properties style:column-width="9.232cm" style:rel-column-width="32767*"/>
    </style:style>
    <style:style style:name="Table1.B" style:family="table-column">
      <style:table-column-properties style:column-width="9.234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n" fo:country="GB"/>
    </style:style>
    <style:style style:name="P2" style:family="paragraph" style:parent-style-name="Text_20_body">
      <style:paragraph-properties fo:margin-left="1.905cm" fo:margin-right="0cm" fo:text-indent="0cm" style:auto-text-indent="false"/>
      <style:text-properties fo:language="en" fo:country="GB"/>
    </style:style>
    <style:style style:name="P3" style:family="paragraph" style:parent-style-name="Screen">
      <style:paragraph-properties fo:margin-left="1.905cm" fo:margin-right="0cm" fo:text-indent="0cm" style:auto-text-indent="false"/>
      <style:text-properties fo:language="en" fo:country="GB"/>
    </style:style>
    <style:style style:name="P4" style:family="paragraph" style:parent-style-name="Screen">
      <style:text-properties officeooo:paragraph-rsid="0010150f"/>
    </style:style>
    <style:style style:name="P5" style:family="paragraph" style:parent-style-name="Screen">
      <style:text-properties fo:language="en" fo:country="GB"/>
    </style:style>
    <style:style style:name="P6" style:family="paragraph" style:parent-style-name="Screen">
      <style:text-properties fo:language="en" fo:country="GB" fo:font-weight="bold" style:font-weight-asian="bold" style:font-weight-complex="bold"/>
    </style:style>
    <style:style style:name="P7" style:family="paragraph" style:parent-style-name="Screen">
      <style:text-properties fo:language="en" fo:country="GB" officeooo:rsid="00188874" officeooo:paragraph-rsid="00188874"/>
    </style:style>
    <style:style style:name="P8" style:family="paragraph" style:parent-style-name="Screen">
      <style:text-properties fo:language="en" fo:country="GB" fo:font-weight="normal" style:font-weight-asian="normal" style:font-weight-complex="normal"/>
    </style:style>
    <style:style style:name="P9" style:family="paragraph" style:parent-style-name="Screen">
      <style:text-properties fo:language="en" fo:country="GB" fo:font-weight="normal" officeooo:paragraph-rsid="0010150f" style:font-weight-asian="normal" style:font-weight-complex="normal"/>
    </style:style>
    <style:style style:name="P10" style:family="paragraph" style:parent-style-name="Screen">
      <style:text-properties fo:language="en" fo:country="GB" fo:font-weight="normal" officeooo:paragraph-rsid="0013ae17" style:font-weight-asian="normal" style:font-weight-complex="normal"/>
    </style:style>
    <style:style style:name="P11" style:family="paragraph" style:parent-style-name="Screen">
      <style:text-properties fo:language="en" fo:country="GB" fo:font-weight="normal" officeooo:rsid="0013ae17" officeooo:paragraph-rsid="0013ae17" style:font-weight-asian="normal" style:font-weight-complex="normal"/>
    </style:style>
    <style:style style:name="P12" style:family="paragraph" style:parent-style-name="Screen">
      <style:text-properties fo:language="en" fo:country="GB" fo:font-weight="normal" officeooo:rsid="00158679" officeooo:paragraph-rsid="00158679" style:font-weight-asian="normal" style:font-weight-complex="normal"/>
    </style:style>
    <style:style style:name="P13" style:family="paragraph" style:parent-style-name="Screen">
      <style:text-properties fo:language="en" fo:country="GB" officeooo:rsid="00046b23" officeooo:paragraph-rsid="00046b23"/>
    </style:style>
    <style:style style:name="P14" style:family="paragraph" style:parent-style-name="Screen">
      <style:text-properties fo:language="en" fo:country="GB" officeooo:rsid="0004b3e3" officeooo:paragraph-rsid="0004b3e3"/>
    </style:style>
    <style:style style:name="P15" style:family="paragraph" style:parent-style-name="Screen">
      <style:text-properties fo:language="en" fo:country="GB" officeooo:rsid="00059036" officeooo:paragraph-rsid="00059036"/>
    </style:style>
    <style:style style:name="P16" style:family="paragraph" style:parent-style-name="Screen">
      <style:text-properties fo:language="en" fo:country="GB" officeooo:rsid="0010a592" officeooo:paragraph-rsid="0010a592"/>
    </style:style>
    <style:style style:name="P17" style:family="paragraph" style:parent-style-name="Screen">
      <style:text-properties fo:language="en" fo:country="GB" officeooo:rsid="0011a527" officeooo:paragraph-rsid="0011a527"/>
    </style:style>
    <style:style style:name="P18" style:family="paragraph" style:parent-style-name="Screen">
      <style:text-properties fo:language="en" fo:country="GB" officeooo:paragraph-rsid="0010150f"/>
    </style:style>
    <style:style style:name="P19" style:family="paragraph" style:parent-style-name="Screen">
      <style:text-properties fo:language="en" fo:country="GB" officeooo:rsid="0013ae17" officeooo:paragraph-rsid="0013ae17"/>
    </style:style>
    <style:style style:name="P20" style:family="paragraph" style:parent-style-name="Screen">
      <style:text-properties fo:language="en" fo:country="GB" officeooo:rsid="00158679" officeooo:paragraph-rsid="00158679"/>
    </style:style>
    <style:style style:name="P21" style:family="paragraph" style:parent-style-name="Screen">
      <style:text-properties fo:language="en" fo:country="GB" officeooo:paragraph-rsid="0017244b"/>
    </style:style>
    <style:style style:name="P22" style:family="paragraph" style:parent-style-name="Screen">
      <style:text-properties fo:language="en" fo:country="GB" officeooo:paragraph-rsid="001e3c8b"/>
    </style:style>
    <style:style style:name="P23" style:family="paragraph" style:parent-style-name="Screen">
      <style:text-properties style:use-window-font-color="true" loext:opacity="0%" fo:language="en" fo:country="GB" fo:font-weight="bold" style:font-weight-asian="bold" style:font-weight-complex="bold"/>
    </style:style>
    <style:style style:name="P24" style:family="paragraph" style:parent-style-name="Screen">
      <style:text-properties style:use-window-font-color="true" loext:opacity="0%" fo:language="en" fo:country="GB" fo:font-weight="bold" officeooo:paragraph-rsid="0070d0e3" style:font-weight-asian="bold" style:font-weight-complex="bold"/>
    </style:style>
    <style:style style:name="P25" style:family="paragraph" style:parent-style-name="Screen">
      <style:text-properties style:use-window-font-color="true" loext:opacity="0%" fo:language="en" fo:country="GB" fo:font-weight="bold" officeooo:rsid="0070d0e3" officeooo:paragraph-rsid="0070d0e3" style:font-weight-asian="bold" style:font-weight-complex="bold"/>
    </style:style>
    <style:style style:name="P26" style:family="paragraph" style:parent-style-name="Screen">
      <style:text-properties style:use-window-font-color="true" loext:opacity="0%" fo:language="en" fo:country="GB" fo:font-weight="normal" style:font-weight-asian="normal" style:font-weight-complex="normal"/>
    </style:style>
    <style:style style:name="P27" style:family="paragraph" style:parent-style-name="Screen">
      <style:text-properties officeooo:paragraph-rsid="00993092"/>
    </style:style>
    <style:style style:name="P28" style:family="paragraph" style:parent-style-name="Screen">
      <style:text-properties fo:font-weight="bold" style:font-weight-asian="bold" style:font-weight-complex="bold"/>
    </style:style>
    <style:style style:name="P29" style:family="paragraph" style:parent-style-name="Screen">
      <style:text-properties fo:font-weight="bold" officeooo:rsid="00993092" officeooo:paragraph-rsid="00993092" style:font-weight-asian="bold" style:font-weight-complex="bold"/>
    </style:style>
    <style:style style:name="P30" style:family="paragraph" style:parent-style-name="Screen">
      <style:text-properties officeooo:paragraph-rsid="00c5ea87"/>
    </style:style>
    <style:style style:name="P31" style:family="paragraph" style:parent-style-name="Screen">
      <style:text-properties officeooo:paragraph-rsid="00d3be29"/>
    </style:style>
    <style:style style:name="P32" style:family="paragraph" style:parent-style-name="Screen">
      <style:text-properties officeooo:paragraph-rsid="00d7aa99"/>
    </style:style>
    <style:style style:name="P33" style:family="paragraph" style:parent-style-name="Screen">
      <style:text-properties officeooo:paragraph-rsid="00e148b6"/>
    </style:style>
    <style:style style:name="P34" style:family="paragraph" style:parent-style-name="Standard">
      <style:text-properties fo:language="en" fo:country="GB"/>
    </style:style>
    <style:style style:name="P35" style:family="paragraph" style:parent-style-name="Standard">
      <style:text-properties fo:language="en" fo:country="GB" fo:font-weight="bold" style:font-weight-asian="bold" style:font-weight-complex="bold"/>
    </style:style>
    <style:style style:name="P36" style:family="paragraph" style:parent-style-name="Standard">
      <style:text-properties officeooo:paragraph-rsid="0033e7d0"/>
    </style:style>
    <style:style style:name="P37" style:family="paragraph" style:parent-style-name="Standard">
      <style:text-properties officeooo:paragraph-rsid="00349546"/>
    </style:style>
    <style:style style:name="P38" style:family="paragraph" style:parent-style-name="Standard">
      <style:text-properties officeooo:paragraph-rsid="003575c7"/>
    </style:style>
    <style:style style:name="P39" style:family="paragraph" style:parent-style-name="Standard">
      <style:text-properties officeooo:paragraph-rsid="003c90c9"/>
    </style:style>
    <style:style style:name="P40" style:family="paragraph" style:parent-style-name="Standard">
      <style:text-properties officeooo:paragraph-rsid="004e3685"/>
    </style:style>
    <style:style style:name="P41" style:family="paragraph" style:parent-style-name="Standard">
      <style:text-properties officeooo:paragraph-rsid="00c26996"/>
    </style:style>
    <style:style style:name="P42" style:family="paragraph" style:parent-style-name="Standard">
      <style:text-properties officeooo:rsid="00ebfe0e" officeooo:paragraph-rsid="00ebfe0e"/>
    </style:style>
    <style:style style:name="P43" style:family="paragraph" style:parent-style-name="Text_20_body">
      <style:text-properties fo:language="en" fo:country="GB"/>
    </style:style>
    <style:style style:name="P44" style:family="paragraph" style:parent-style-name="Text_20_body">
      <style:paragraph-properties fo:text-align="start" style:justify-single-word="false"/>
      <style:text-properties fo:language="en" fo:country="GB"/>
    </style:style>
    <style:style style:name="P45" style:family="paragraph" style:parent-style-name="Text_20_body">
      <style:text-properties fo:language="en" fo:country="GB" fo:font-weight="normal" style:font-weight-asian="normal" style:font-weight-complex="normal"/>
    </style:style>
    <style:style style:name="P46" style:family="paragraph" style:parent-style-name="Text_20_body">
      <style:text-properties fo:language="en" fo:country="GB" fo:font-weight="normal" officeooo:rsid="00947ffa" officeooo:paragraph-rsid="00adc803" style:font-weight-asian="normal" style:font-weight-complex="normal"/>
    </style:style>
    <style:style style:name="P47" style:family="paragraph" style:parent-style-name="Text_20_body">
      <style:text-properties fo:language="en" fo:country="GB" officeooo:rsid="000f914b" officeooo:paragraph-rsid="000f914b"/>
    </style:style>
    <style:style style:name="P48" style:family="paragraph" style:parent-style-name="Text_20_body">
      <style:text-properties fo:language="en" fo:country="GB" officeooo:rsid="0001330b" officeooo:paragraph-rsid="000302da"/>
    </style:style>
    <style:style style:name="P49" style:family="paragraph" style:parent-style-name="Text_20_body">
      <style:text-properties fo:language="en" fo:country="GB" officeooo:rsid="000302da" officeooo:paragraph-rsid="00046b23"/>
    </style:style>
    <style:style style:name="P50" style:family="paragraph" style:parent-style-name="Text_20_body">
      <style:text-properties fo:language="en" fo:country="GB" officeooo:rsid="000302da" officeooo:paragraph-rsid="000302da"/>
    </style:style>
    <style:style style:name="P51" style:family="paragraph" style:parent-style-name="Text_20_body">
      <style:text-properties fo:language="en" fo:country="GB" officeooo:rsid="00046b23" officeooo:paragraph-rsid="00046b23"/>
    </style:style>
    <style:style style:name="P52" style:family="paragraph" style:parent-style-name="Text_20_body">
      <style:text-properties fo:language="en" fo:country="GB" officeooo:rsid="0004b3e3" officeooo:paragraph-rsid="0004b3e3"/>
    </style:style>
    <style:style style:name="P53" style:family="paragraph" style:parent-style-name="Text_20_body">
      <style:text-properties fo:language="en" fo:country="GB" officeooo:rsid="00059036" officeooo:paragraph-rsid="00059036"/>
    </style:style>
    <style:style style:name="P54" style:family="paragraph" style:parent-style-name="Text_20_body">
      <style:text-properties fo:language="en" fo:country="GB" officeooo:rsid="0006b34e" officeooo:paragraph-rsid="0006b34e"/>
    </style:style>
    <style:style style:name="P55" style:family="paragraph" style:parent-style-name="Text_20_body">
      <style:text-properties fo:language="en" fo:country="GB" officeooo:rsid="0008031a" officeooo:paragraph-rsid="0008031a"/>
    </style:style>
    <style:style style:name="P56" style:family="paragraph" style:parent-style-name="Text_20_body">
      <style:text-properties fo:language="en" fo:country="GB" officeooo:rsid="000bc4bd" officeooo:paragraph-rsid="000bc4bd"/>
    </style:style>
    <style:style style:name="P57" style:family="paragraph" style:parent-style-name="Text_20_body">
      <style:text-properties fo:language="en" fo:country="GB" officeooo:paragraph-rsid="0001330b"/>
    </style:style>
    <style:style style:name="P58" style:family="paragraph" style:parent-style-name="Text_20_body">
      <style:text-properties fo:language="en" fo:country="GB" officeooo:paragraph-rsid="0010150f"/>
    </style:style>
    <style:style style:name="P59" style:family="paragraph" style:parent-style-name="Text_20_body">
      <style:text-properties fo:language="en" fo:country="GB" officeooo:paragraph-rsid="0010a592"/>
    </style:style>
    <style:style style:name="P60" style:family="paragraph" style:parent-style-name="Text_20_body">
      <style:text-properties fo:language="en" fo:country="GB" officeooo:rsid="0010a592" officeooo:paragraph-rsid="0010a592"/>
    </style:style>
    <style:style style:name="P61" style:family="paragraph" style:parent-style-name="Text_20_body">
      <style:text-properties fo:language="en" fo:country="GB" officeooo:rsid="0011a527" officeooo:paragraph-rsid="0011a527"/>
    </style:style>
    <style:style style:name="P62" style:family="paragraph" style:parent-style-name="Text_20_body">
      <style:text-properties fo:language="en" fo:country="GB" officeooo:paragraph-rsid="00120f67"/>
    </style:style>
    <style:style style:name="P63" style:family="paragraph" style:parent-style-name="Text_20_body">
      <style:text-properties fo:language="en" fo:country="GB" officeooo:rsid="0017244b" officeooo:paragraph-rsid="00188874"/>
    </style:style>
    <style:style style:name="P64" style:family="paragraph" style:parent-style-name="Text_20_body">
      <style:text-properties fo:language="en" fo:country="GB" officeooo:rsid="00263553" officeooo:paragraph-rsid="00263553"/>
    </style:style>
    <style:style style:name="P65" style:family="paragraph" style:parent-style-name="Text_20_body">
      <style:text-properties fo:language="en" fo:country="GB" officeooo:rsid="00158679" officeooo:paragraph-rsid="00158679"/>
    </style:style>
    <style:style style:name="P66" style:family="paragraph" style:parent-style-name="Text_20_body">
      <style:text-properties fo:language="en" fo:country="GB" officeooo:rsid="002dd815" officeooo:paragraph-rsid="002dd815"/>
    </style:style>
    <style:style style:name="P67" style:family="paragraph" style:parent-style-name="Text_20_body">
      <style:text-properties fo:language="en" fo:country="GB" officeooo:paragraph-rsid="00349546"/>
    </style:style>
    <style:style style:name="P68" style:family="paragraph" style:parent-style-name="Text_20_body">
      <style:text-properties fo:language="en" fo:country="GB" officeooo:paragraph-rsid="003696c0"/>
    </style:style>
    <style:style style:name="P69" style:family="paragraph" style:parent-style-name="Text_20_body">
      <style:text-properties fo:language="en" fo:country="GB" officeooo:rsid="0033e7d0" officeooo:paragraph-rsid="003575c7"/>
    </style:style>
    <style:style style:name="P70" style:family="paragraph" style:parent-style-name="Text_20_body">
      <style:text-properties fo:language="en" fo:country="GB" officeooo:rsid="0033e7d0" officeooo:paragraph-rsid="0033e7d0"/>
    </style:style>
    <style:style style:name="P71" style:family="paragraph" style:parent-style-name="Text_20_body">
      <style:text-properties fo:language="en" fo:country="GB" officeooo:rsid="0033e7d0" officeooo:paragraph-rsid="00349546"/>
    </style:style>
    <style:style style:name="P72" style:family="paragraph" style:parent-style-name="Text_20_body">
      <style:text-properties fo:language="en" fo:country="GB" officeooo:rsid="0033e7d0" officeooo:paragraph-rsid="003c90c9"/>
    </style:style>
    <style:style style:name="P73" style:family="paragraph" style:parent-style-name="Text_20_body">
      <style:text-properties fo:language="en" fo:country="GB" officeooo:rsid="0033e7d0" officeooo:paragraph-rsid="004e3685"/>
    </style:style>
    <style:style style:name="P74" style:family="paragraph" style:parent-style-name="Text_20_body">
      <style:text-properties fo:language="en" fo:country="GB" officeooo:rsid="0030d87b" officeooo:paragraph-rsid="0033e7d0"/>
    </style:style>
    <style:style style:name="P75" style:family="paragraph" style:parent-style-name="Text_20_body">
      <style:text-properties fo:language="en" fo:country="GB" officeooo:rsid="003a69ea" officeooo:paragraph-rsid="003a69ea"/>
    </style:style>
    <style:style style:name="P76" style:family="paragraph" style:parent-style-name="Text_20_body">
      <style:text-properties fo:language="en" fo:country="GB" officeooo:rsid="003a69ea" officeooo:paragraph-rsid="003c90c9"/>
    </style:style>
    <style:style style:name="P77" style:family="paragraph" style:parent-style-name="Text_20_body">
      <style:text-properties fo:language="en" fo:country="GB" officeooo:rsid="0042ad89" officeooo:paragraph-rsid="00401781"/>
    </style:style>
    <style:style style:name="P78" style:family="paragraph" style:parent-style-name="Text_20_body">
      <style:text-properties fo:language="en" fo:country="GB" officeooo:rsid="0042c3ce" officeooo:paragraph-rsid="00401781"/>
    </style:style>
    <style:style style:name="P79" style:family="paragraph" style:parent-style-name="Text_20_body">
      <style:text-properties fo:language="en" fo:country="GB" officeooo:rsid="0040102e" officeooo:paragraph-rsid="00401781"/>
    </style:style>
    <style:style style:name="P80" style:family="paragraph" style:parent-style-name="Text_20_body">
      <style:text-properties fo:language="en" fo:country="GB" officeooo:rsid="0045ecab" officeooo:paragraph-rsid="0045ecab"/>
    </style:style>
    <style:style style:name="P81" style:family="paragraph" style:parent-style-name="Text_20_body">
      <style:text-properties fo:language="en" fo:country="GB" officeooo:paragraph-rsid="0047c488"/>
    </style:style>
    <style:style style:name="P82" style:family="paragraph" style:parent-style-name="Text_20_body">
      <style:text-properties fo:language="en" fo:country="GB" officeooo:paragraph-rsid="00498edf"/>
    </style:style>
    <style:style style:name="P83" style:family="paragraph" style:parent-style-name="Text_20_body">
      <style:text-properties fo:language="en" fo:country="GB" officeooo:rsid="00479d85" officeooo:paragraph-rsid="00479d85"/>
    </style:style>
    <style:style style:name="P84" style:family="paragraph" style:parent-style-name="Text_20_body">
      <style:text-properties fo:language="en" fo:country="GB" officeooo:rsid="00479d85" officeooo:paragraph-rsid="007dfadd"/>
    </style:style>
    <style:style style:name="P85" style:family="paragraph" style:parent-style-name="Text_20_body">
      <style:text-properties fo:language="en" fo:country="GB" officeooo:rsid="004cef20" officeooo:paragraph-rsid="004cf40d"/>
    </style:style>
    <style:style style:name="P86" style:family="paragraph" style:parent-style-name="Text_20_body">
      <style:text-properties fo:language="en" fo:country="GB" officeooo:paragraph-rsid="004cfb88"/>
    </style:style>
    <style:style style:name="P87" style:family="paragraph" style:parent-style-name="Text_20_body">
      <style:text-properties fo:language="en" fo:country="GB" officeooo:rsid="00500249" officeooo:paragraph-rsid="004e3685"/>
    </style:style>
    <style:style style:name="P88" style:family="paragraph" style:parent-style-name="Text_20_body">
      <style:text-properties fo:language="en" fo:country="GB" officeooo:paragraph-rsid="004e3685"/>
    </style:style>
    <style:style style:name="P89" style:family="paragraph" style:parent-style-name="Text_20_body">
      <style:text-properties fo:language="en" fo:country="GB" officeooo:paragraph-rsid="00515f2b"/>
    </style:style>
    <style:style style:name="P90" style:family="paragraph" style:parent-style-name="Text_20_body">
      <style:text-properties fo:language="en" fo:country="GB" officeooo:rsid="005c7576" officeooo:paragraph-rsid="005c7576"/>
    </style:style>
    <style:style style:name="P91" style:family="paragraph" style:parent-style-name="Text_20_body">
      <style:text-properties fo:language="en" fo:country="GB" officeooo:rsid="005e4cf9" officeooo:paragraph-rsid="005e4cf9"/>
    </style:style>
    <style:style style:name="P92" style:family="paragraph" style:parent-style-name="Text_20_body">
      <style:text-properties fo:language="en" fo:country="GB" officeooo:paragraph-rsid="006e334a"/>
    </style:style>
    <style:style style:name="P93" style:family="paragraph" style:parent-style-name="Text_20_body">
      <style:text-properties fo:language="en" fo:country="GB" officeooo:rsid="006c39a4" officeooo:paragraph-rsid="006c39a4"/>
    </style:style>
    <style:style style:name="P94" style:family="paragraph" style:parent-style-name="Text_20_body">
      <style:text-properties fo:language="en" fo:country="GB" officeooo:paragraph-rsid="00727fc8"/>
    </style:style>
    <style:style style:name="P95" style:family="paragraph" style:parent-style-name="Text_20_body">
      <style:text-properties fo:language="en" fo:country="GB" officeooo:rsid="00727fc8" officeooo:paragraph-rsid="00727fc8"/>
    </style:style>
    <style:style style:name="P96" style:family="paragraph" style:parent-style-name="Text_20_body">
      <style:text-properties fo:language="en" fo:country="GB" officeooo:rsid="00446067" officeooo:paragraph-rsid="0074095f"/>
    </style:style>
    <style:style style:name="P97" style:family="paragraph" style:parent-style-name="Text_20_body">
      <style:text-properties fo:language="en" fo:country="GB" officeooo:rsid="0074095f" officeooo:paragraph-rsid="0074095f"/>
    </style:style>
    <style:style style:name="P98" style:family="paragraph" style:parent-style-name="Text_20_body">
      <style:text-properties fo:language="en" fo:country="GB" officeooo:rsid="0075be43" officeooo:paragraph-rsid="0075be43"/>
    </style:style>
    <style:style style:name="P99" style:family="paragraph" style:parent-style-name="Text_20_body">
      <style:text-properties fo:language="en" fo:country="GB" officeooo:paragraph-rsid="008bb761"/>
    </style:style>
    <style:style style:name="P100" style:family="paragraph" style:parent-style-name="Text_20_body">
      <style:text-properties fo:language="en" fo:country="GB" officeooo:paragraph-rsid="0094cf90"/>
    </style:style>
    <style:style style:name="P101" style:family="paragraph" style:parent-style-name="Text_20_body">
      <style:text-properties fo:language="en" fo:country="GB" officeooo:paragraph-rsid="009f1f9f"/>
    </style:style>
    <style:style style:name="P102" style:family="paragraph" style:parent-style-name="Text_20_body">
      <style:text-properties fo:language="en" fo:country="GB" officeooo:paragraph-rsid="009fcf96"/>
    </style:style>
    <style:style style:name="P103" style:family="paragraph" style:parent-style-name="Text_20_body">
      <style:text-properties fo:language="en" fo:country="GB" officeooo:rsid="009eee22" officeooo:paragraph-rsid="009f1f9f"/>
    </style:style>
    <style:style style:name="P104" style:family="paragraph" style:parent-style-name="Text_20_body">
      <style:text-properties fo:language="en" fo:country="GB" officeooo:paragraph-rsid="00a6c72b"/>
    </style:style>
    <style:style style:name="P105" style:family="paragraph" style:parent-style-name="Text_20_body">
      <style:text-properties fo:language="en" fo:country="GB" officeooo:paragraph-rsid="00b80d5f"/>
    </style:style>
    <style:style style:name="P106" style:family="paragraph" style:parent-style-name="Text_20_body">
      <style:text-properties fo:language="en" fo:country="GB" officeooo:paragraph-rsid="00b8f465"/>
    </style:style>
    <style:style style:name="P107" style:family="paragraph" style:parent-style-name="Text_20_body">
      <style:text-properties fo:language="en" fo:country="GB" officeooo:paragraph-rsid="00b9899c"/>
    </style:style>
    <style:style style:name="P108" style:family="paragraph" style:parent-style-name="Text_20_body">
      <style:text-properties fo:language="en" fo:country="GB" officeooo:rsid="00aff311" officeooo:paragraph-rsid="00b0cdce"/>
    </style:style>
    <style:style style:name="P109" style:family="paragraph" style:parent-style-name="Text_20_body">
      <style:text-properties fo:language="en" fo:country="GB" officeooo:rsid="00aff311" officeooo:paragraph-rsid="00b8f465"/>
    </style:style>
    <style:style style:name="P110" style:family="paragraph" style:parent-style-name="Text_20_body">
      <style:text-properties fo:language="en" fo:country="GB" officeooo:rsid="00b1bc8f" officeooo:paragraph-rsid="00b1fb95"/>
    </style:style>
    <style:style style:name="P111" style:family="paragraph" style:parent-style-name="Text_20_body">
      <style:text-properties fo:language="en" fo:country="GB" officeooo:rsid="00b3f2de" officeooo:paragraph-rsid="00b3f2de"/>
    </style:style>
    <style:style style:name="P112" style:family="paragraph" style:parent-style-name="Text_20_body">
      <style:text-properties fo:language="en" fo:country="GB" officeooo:rsid="00b4ef6d" officeooo:paragraph-rsid="00b4ef6d"/>
    </style:style>
    <style:style style:name="P113" style:family="paragraph" style:parent-style-name="Text_20_body">
      <style:text-properties fo:language="en" fo:country="GB" officeooo:rsid="007dfadd" officeooo:paragraph-rsid="00e73e59"/>
    </style:style>
    <style:style style:name="P114" style:family="paragraph" style:parent-style-name="Text_20_body">
      <style:text-properties fo:language="en" fo:country="GB" officeooo:rsid="00e73e59" officeooo:paragraph-rsid="00e73e59"/>
    </style:style>
    <style:style style:name="P115" style:family="paragraph" style:parent-style-name="Text_20_body">
      <style:text-properties fo:language="en" fo:country="GB" officeooo:rsid="0047c488"/>
    </style:style>
    <style:style style:name="P116" style:family="paragraph" style:parent-style-name="Text_20_body">
      <style:text-properties fo:language="en" fo:country="GB" officeooo:rsid="00edcc8f" officeooo:paragraph-rsid="00edcc8f"/>
    </style:style>
    <style:style style:name="P117" style:family="paragraph" style:parent-style-name="Text_20_body">
      <style:paragraph-properties fo:text-align="end" style:justify-single-word="false"/>
      <style:text-properties style:font-name="Arial1" fo:font-size="20pt" fo:language="en" fo:country="GB" fo:font-weight="bold" style:font-size-asian="20pt" style:font-weight-asian="bold" style:font-size-complex="20pt" style:font-weight-complex="bold"/>
    </style:style>
    <style:style style:name="P118" style:family="paragraph" style:parent-style-name="Text_20_body">
      <style:paragraph-properties fo:text-align="end" style:justify-single-word="false"/>
      <style:text-properties style:font-name="Arial1" fo:font-size="14pt" fo:language="en" fo:country="GB" fo:font-weight="bold" style:font-size-asian="14pt" style:font-weight-asian="bold" style:font-size-complex="14pt" style:font-weight-complex="bold"/>
    </style:style>
    <style:style style:name="P119" style:family="paragraph" style:parent-style-name="Text_20_body">
      <style:text-properties style:font-name="Arial1" fo:font-size="80pt" fo:language="en" fo:country="GB" fo:font-weight="bold" style:font-size-asian="80pt" style:font-weight-asian="bold" style:font-size-complex="80pt" style:font-weight-complex="bold"/>
    </style:style>
    <style:style style:name="P120" style:family="paragraph" style:parent-style-name="Text_20_body">
      <style:text-properties officeooo:rsid="0041dfa7" officeooo:paragraph-rsid="00401781"/>
    </style:style>
    <style:style style:name="P121" style:family="paragraph" style:parent-style-name="Text_20_body">
      <style:text-properties officeooo:rsid="0040102e" officeooo:paragraph-rsid="00401781"/>
    </style:style>
    <style:style style:name="P122" style:family="paragraph" style:parent-style-name="Text_20_body">
      <style:text-properties officeooo:rsid="004cf40d" officeooo:paragraph-rsid="004cf40d"/>
    </style:style>
    <style:style style:name="P123" style:family="paragraph" style:parent-style-name="Text_20_body">
      <style:text-properties officeooo:rsid="0054c29d" officeooo:paragraph-rsid="0054c29d"/>
    </style:style>
    <style:style style:name="P124" style:family="paragraph" style:parent-style-name="Text_20_body">
      <style:text-properties officeooo:rsid="0054c29d" officeooo:paragraph-rsid="005ac0fb"/>
    </style:style>
    <style:style style:name="P125" style:family="paragraph" style:parent-style-name="Text_20_body">
      <style:text-properties officeooo:rsid="00555cdb" officeooo:paragraph-rsid="005ac0fb"/>
    </style:style>
    <style:style style:name="P126" style:family="paragraph" style:parent-style-name="Text_20_body">
      <style:text-properties officeooo:rsid="005c7576" officeooo:paragraph-rsid="005c7576"/>
    </style:style>
    <style:style style:name="P127" style:family="paragraph" style:parent-style-name="Text_20_body">
      <style:text-properties officeooo:rsid="005c7576" officeooo:paragraph-rsid="005eea12"/>
    </style:style>
    <style:style style:name="P128" style:family="paragraph" style:parent-style-name="Text_20_body">
      <style:text-properties officeooo:rsid="005c7576" officeooo:paragraph-rsid="006a440d"/>
    </style:style>
    <style:style style:name="P129" style:family="paragraph" style:parent-style-name="Text_20_body">
      <style:text-properties officeooo:paragraph-rsid="0065f1e5"/>
    </style:style>
    <style:style style:name="P130" style:family="paragraph" style:parent-style-name="Text_20_body">
      <style:text-properties officeooo:paragraph-rsid="008c90cd"/>
    </style:style>
    <style:style style:name="P131" style:family="paragraph" style:parent-style-name="Text_20_body">
      <style:text-properties officeooo:rsid="008e620d" officeooo:paragraph-rsid="008e620d"/>
    </style:style>
    <style:style style:name="P132" style:family="paragraph" style:parent-style-name="Text_20_body">
      <style:text-properties officeooo:rsid="0094cf90" officeooo:paragraph-rsid="0094cf90"/>
    </style:style>
    <style:style style:name="P133" style:family="paragraph" style:parent-style-name="Text_20_body">
      <style:text-properties officeooo:rsid="0096ba5f" officeooo:paragraph-rsid="0096ba5f"/>
    </style:style>
    <style:style style:name="P134" style:family="paragraph" style:parent-style-name="Text_20_body">
      <style:text-properties officeooo:rsid="0098425b" officeooo:paragraph-rsid="0098425b"/>
    </style:style>
    <style:style style:name="P135" style:family="paragraph" style:parent-style-name="Text_20_body">
      <style:text-properties officeooo:rsid="00993092" officeooo:paragraph-rsid="00993092"/>
    </style:style>
    <style:style style:name="P136" style:family="paragraph" style:parent-style-name="Text_20_body">
      <style:text-properties officeooo:rsid="009a14fb" officeooo:paragraph-rsid="009a14fb"/>
    </style:style>
    <style:style style:name="P137" style:family="paragraph" style:parent-style-name="Text_20_body">
      <style:text-properties officeooo:rsid="00a01779" officeooo:paragraph-rsid="00a01779"/>
    </style:style>
    <style:style style:name="P138" style:family="paragraph" style:parent-style-name="Text_20_body">
      <style:text-properties officeooo:rsid="00a0dbd2" officeooo:paragraph-rsid="00a0dbd2"/>
    </style:style>
    <style:style style:name="P139" style:family="paragraph" style:parent-style-name="Text_20_body">
      <style:text-properties officeooo:paragraph-rsid="00a972f3"/>
    </style:style>
    <style:style style:name="P140" style:family="paragraph" style:parent-style-name="Text_20_body">
      <style:text-properties officeooo:rsid="00bf5562" officeooo:paragraph-rsid="00bf5562"/>
    </style:style>
    <style:style style:name="P141" style:family="paragraph" style:parent-style-name="Text_20_body">
      <style:text-properties officeooo:rsid="00bf5562" officeooo:paragraph-rsid="00c1e207"/>
    </style:style>
    <style:style style:name="P142" style:family="paragraph" style:parent-style-name="Text_20_body">
      <style:text-properties officeooo:rsid="00c26996" officeooo:paragraph-rsid="00c26996"/>
    </style:style>
    <style:style style:name="P143" style:family="paragraph" style:parent-style-name="Text_20_body">
      <style:text-properties officeooo:rsid="00cc022f" officeooo:paragraph-rsid="00cc022f"/>
    </style:style>
    <style:style style:name="P144" style:family="paragraph" style:parent-style-name="Text_20_body">
      <style:text-properties officeooo:rsid="00c0153c" officeooo:paragraph-rsid="00c0153c"/>
    </style:style>
    <style:style style:name="P145" style:family="paragraph" style:parent-style-name="Text_20_body">
      <style:text-properties officeooo:rsid="00cde243" officeooo:paragraph-rsid="00cde243"/>
    </style:style>
    <style:style style:name="P146" style:family="paragraph" style:parent-style-name="Text_20_body">
      <style:text-properties officeooo:rsid="00ce8789" officeooo:paragraph-rsid="00ce8789"/>
    </style:style>
    <style:style style:name="P147" style:family="paragraph" style:parent-style-name="Text_20_body">
      <style:text-properties officeooo:paragraph-rsid="0033e7d0"/>
    </style:style>
    <style:style style:name="P148" style:family="paragraph" style:parent-style-name="Text_20_body">
      <style:text-properties officeooo:rsid="00d2f233" officeooo:paragraph-rsid="00d2f233"/>
    </style:style>
    <style:style style:name="P149" style:family="paragraph" style:parent-style-name="Text_20_body">
      <style:text-properties officeooo:rsid="00d3be29" officeooo:paragraph-rsid="00d3be29"/>
    </style:style>
    <style:style style:name="P150" style:family="paragraph" style:parent-style-name="Text_20_body">
      <style:text-properties officeooo:rsid="00d3e6d6" officeooo:paragraph-rsid="00d3e6d6"/>
    </style:style>
    <style:style style:name="P151" style:family="paragraph" style:parent-style-name="Text_20_body">
      <style:text-properties officeooo:rsid="00d5dd56" officeooo:paragraph-rsid="00d5dd56"/>
    </style:style>
    <style:style style:name="P152" style:family="paragraph" style:parent-style-name="Text_20_body">
      <style:text-properties officeooo:rsid="00d5dd56" officeooo:paragraph-rsid="00d7aa99"/>
    </style:style>
    <style:style style:name="P153" style:family="paragraph" style:parent-style-name="Text_20_body">
      <style:text-properties officeooo:rsid="00d5dd56" officeooo:paragraph-rsid="00d980ce"/>
    </style:style>
    <style:style style:name="P154" style:family="paragraph" style:parent-style-name="Text_20_body">
      <style:text-properties officeooo:rsid="00d7aa99" officeooo:paragraph-rsid="00d7aa99"/>
    </style:style>
    <style:style style:name="P155" style:family="paragraph" style:parent-style-name="Text_20_body">
      <style:text-properties officeooo:rsid="00d7aa99" officeooo:paragraph-rsid="00e01f7a"/>
    </style:style>
    <style:style style:name="P156" style:family="paragraph" style:parent-style-name="Text_20_body">
      <style:text-properties officeooo:rsid="00d980ce" officeooo:paragraph-rsid="00dc81bd"/>
    </style:style>
    <style:style style:name="P157" style:family="paragraph" style:parent-style-name="Text_20_body">
      <style:text-properties officeooo:rsid="00d9f449" officeooo:paragraph-rsid="00dc81bd"/>
    </style:style>
    <style:style style:name="P158" style:family="paragraph" style:parent-style-name="Text_20_body">
      <style:text-properties officeooo:rsid="00de26f3" officeooo:paragraph-rsid="00de26f3"/>
    </style:style>
    <style:style style:name="P159" style:family="paragraph" style:parent-style-name="Text_20_body">
      <style:text-properties officeooo:rsid="00e148b6" officeooo:paragraph-rsid="00e148b6"/>
    </style:style>
    <style:style style:name="P160" style:family="paragraph" style:parent-style-name="Text_20_body">
      <style:text-properties officeooo:rsid="00e01f7a" officeooo:paragraph-rsid="00e01f7a"/>
    </style:style>
    <style:style style:name="P161" style:family="paragraph" style:parent-style-name="Text_20_body">
      <style:text-properties officeooo:rsid="00dc81bd" officeooo:paragraph-rsid="00dc81bd"/>
    </style:style>
    <style:style style:name="P162"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47c488"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paragraph-properties fo:margin-left="0.635cm" fo:margin-right="0cm" fo:text-indent="0cm" style:auto-text-indent="false"/>
      <style:text-properties fo:language="en" fo:country="GB"/>
    </style:style>
    <style:style style:name="P164" style:family="paragraph" style:parent-style-name="Screen">
      <style:paragraph-properties fo:margin-left="0.635cm" fo:margin-right="0cm" fo:text-indent="0cm" style:auto-text-indent="false"/>
      <style:text-properties fo:language="en" fo:country="GB"/>
    </style:style>
    <style:style style:name="P165" style:family="paragraph" style:parent-style-name="Text_20_body">
      <style:paragraph-properties fo:margin-left="1.729cm" fo:margin-right="0cm" fo:text-indent="0cm" style:auto-text-indent="false"/>
      <style:text-properties fo:language="en" fo:country="GB" officeooo:rsid="000f1c2e" officeooo:paragraph-rsid="000f1c2e"/>
    </style:style>
    <style:style style:name="P166" style:family="paragraph" style:parent-style-name="Text_20_body">
      <style:paragraph-properties fo:margin-left="1.729cm" fo:margin-right="0cm" fo:text-indent="0cm" style:auto-text-indent="false"/>
      <style:text-properties fo:language="en" fo:country="GB" officeooo:paragraph-rsid="00aeec76"/>
    </style:style>
    <style:style style:name="P167" style:family="paragraph" style:parent-style-name="Screen">
      <style:paragraph-properties fo:margin-left="1.729cm" fo:margin-right="0cm" fo:text-indent="0cm" style:auto-text-indent="false"/>
    </style:style>
    <style:style style:name="P168" style:family="paragraph" style:parent-style-name="Screen">
      <style:paragraph-properties fo:margin-left="1.729cm" fo:margin-right="0cm" fo:text-indent="0cm" style:auto-text-indent="false"/>
      <style:text-properties fo:language="en" fo:country="GB"/>
    </style:style>
    <style:style style:name="P169" style:family="paragraph" style:parent-style-name="Screen">
      <style:paragraph-properties fo:margin-left="1.729cm" fo:margin-right="0cm" fo:text-indent="0cm" style:auto-text-indent="false"/>
      <style:text-properties fo:language="en" fo:country="GB" officeooo:rsid="000f1c2e" officeooo:paragraph-rsid="000f1c2e"/>
    </style:style>
    <style:style style:name="P170" style:family="paragraph" style:parent-style-name="Screen">
      <style:paragraph-properties fo:margin-left="1.729cm" fo:margin-right="0cm" fo:text-indent="0cm" style:auto-text-indent="false"/>
      <style:text-properties fo:language="en" fo:country="GB" officeooo:paragraph-rsid="000f1c2e"/>
    </style:style>
    <style:style style:name="P171" style:family="paragraph" style:parent-style-name="Screen">
      <style:paragraph-properties fo:margin-left="1.729cm" fo:margin-right="0cm" fo:text-indent="0cm" style:auto-text-indent="false"/>
      <style:text-properties fo:language="en" fo:country="GB" officeooo:paragraph-rsid="003c90c9"/>
    </style:style>
    <style:style style:name="P172" style:family="paragraph" style:parent-style-name="Standard">
      <style:paragraph-properties fo:margin-left="1.729cm" fo:margin-right="0cm" fo:text-indent="0cm" style:auto-text-indent="false"/>
    </style:style>
    <style:style style:name="P173" style:family="paragraph" style:parent-style-name="Text_20_body">
      <style:paragraph-properties fo:margin-left="2.54cm" fo:margin-right="0cm" fo:text-indent="-0.635cm" style:auto-text-indent="false"/>
      <style:text-properties fo:language="en" fo:country="GB"/>
    </style:style>
    <style:style style:name="P174" style:family="paragraph" style:parent-style-name="Text_20_body">
      <style:paragraph-properties fo:margin-left="1.27cm" fo:margin-right="0cm" fo:text-indent="0cm" style:auto-text-indent="false"/>
      <style:text-properties fo:language="en" fo:country="GB"/>
    </style:style>
    <style:style style:name="P175" style:family="paragraph" style:parent-style-name="Screen">
      <style:paragraph-properties fo:margin-left="1.27cm" fo:margin-right="0cm" fo:text-indent="0cm" style:auto-text-indent="false"/>
      <style:text-properties fo:language="en" fo:country="GB"/>
    </style:style>
    <style:style style:name="P176" style:family="paragraph" style:parent-style-name="Screen">
      <style:paragraph-properties fo:margin-left="1.27cm" fo:margin-right="0cm" fo:text-indent="0cm" style:auto-text-indent="false"/>
      <style:text-properties fo:language="en" fo:country="GB" fo:font-weight="bold" style:font-weight-asian="bold" style:font-weight-complex="bold"/>
    </style:style>
    <style:style style:name="P177" style:family="paragraph" style:parent-style-name="Screen">
      <style:paragraph-properties fo:margin-left="0.864cm" fo:margin-right="0cm" fo:text-indent="0cm" style:auto-text-indent="false"/>
    </style:style>
    <style:style style:name="P178" style:family="paragraph" style:parent-style-name="Screen">
      <style:paragraph-properties fo:margin-left="0.864cm" fo:margin-right="0cm" fo:text-indent="0cm" style:auto-text-indent="false"/>
      <style:text-properties fo:language="en" fo:country="GB"/>
    </style:style>
    <style:style style:name="P179" style:family="paragraph" style:parent-style-name="Screen">
      <style:paragraph-properties fo:margin-left="0.864cm" fo:margin-right="0cm" fo:text-indent="0cm" style:auto-text-indent="false"/>
      <style:text-properties fo:language="en" fo:country="GB" officeooo:rsid="00046b23" officeooo:paragraph-rsid="00046b23"/>
    </style:style>
    <style:style style:name="P180" style:family="paragraph" style:parent-style-name="Screen">
      <style:paragraph-properties fo:margin-left="0.864cm" fo:margin-right="0cm" fo:text-indent="0cm" style:auto-text-indent="false"/>
      <style:text-properties fo:language="en" fo:country="GB" officeooo:rsid="0009ec24" officeooo:paragraph-rsid="0009ec24"/>
    </style:style>
    <style:style style:name="P181" style:family="paragraph" style:parent-style-name="Screen">
      <style:paragraph-properties fo:margin-left="0.864cm" fo:margin-right="0cm" fo:text-indent="0cm" style:auto-text-indent="false"/>
      <style:text-properties fo:language="en" fo:country="GB" officeooo:rsid="0004b3e3" officeooo:paragraph-rsid="0004b3e3"/>
    </style:style>
    <style:style style:name="P182" style:family="paragraph" style:parent-style-name="Screen">
      <style:paragraph-properties fo:margin-left="0.864cm" fo:margin-right="0cm" fo:text-indent="0cm" style:auto-text-indent="false"/>
      <style:text-properties fo:language="en" fo:country="GB" officeooo:rsid="00095767" officeooo:paragraph-rsid="00095767"/>
    </style:style>
    <style:style style:name="P183" style:family="paragraph" style:parent-style-name="Screen">
      <style:paragraph-properties fo:margin-left="0.864cm" fo:margin-right="0cm" fo:text-indent="0cm" style:auto-text-indent="false"/>
      <style:text-properties fo:language="en" fo:country="GB" officeooo:rsid="00059036" officeooo:paragraph-rsid="00059036"/>
    </style:style>
    <style:style style:name="P184" style:family="paragraph" style:parent-style-name="Screen">
      <style:paragraph-properties fo:margin-left="0.864cm" fo:margin-right="0cm" fo:text-indent="0cm" style:auto-text-indent="false"/>
      <style:text-properties fo:language="en" fo:country="GB" officeooo:rsid="0006b34e" officeooo:paragraph-rsid="0006b34e"/>
    </style:style>
    <style:style style:name="P185" style:family="paragraph" style:parent-style-name="Screen">
      <style:paragraph-properties fo:margin-left="0.864cm" fo:margin-right="0cm" fo:text-indent="0cm" style:auto-text-indent="false"/>
      <style:text-properties fo:language="en" fo:country="GB" officeooo:rsid="0008031a" officeooo:paragraph-rsid="0008031a"/>
    </style:style>
    <style:style style:name="P186" style:family="paragraph" style:parent-style-name="Screen">
      <style:paragraph-properties fo:margin-left="0.864cm" fo:margin-right="0cm" fo:text-indent="0cm" style:auto-text-indent="false"/>
      <style:text-properties fo:language="en" fo:country="GB" officeooo:rsid="000a6938" officeooo:paragraph-rsid="000a6938"/>
    </style:style>
    <style:style style:name="P187" style:family="paragraph" style:parent-style-name="Screen">
      <style:paragraph-properties fo:margin-left="0.864cm" fo:margin-right="0cm" fo:text-indent="0cm" style:auto-text-indent="false"/>
      <style:text-properties fo:language="en" fo:country="GB" officeooo:rsid="000bc4bd" officeooo:paragraph-rsid="000bc4bd"/>
    </style:style>
    <style:style style:name="P188" style:family="paragraph" style:parent-style-name="Screen">
      <style:paragraph-properties fo:margin-left="0.864cm" fo:margin-right="0cm" fo:text-indent="0cm" style:auto-text-indent="false"/>
      <style:text-properties fo:language="en" fo:country="GB" officeooo:rsid="0042ad89" officeooo:paragraph-rsid="00401781"/>
    </style:style>
    <style:style style:name="P189" style:family="paragraph" style:parent-style-name="Screen">
      <style:paragraph-properties fo:margin-left="0.864cm" fo:margin-right="0cm" fo:text-indent="0cm" style:auto-text-indent="false"/>
      <style:text-properties fo:language="en" fo:country="GB" officeooo:rsid="0042c3ce" officeooo:paragraph-rsid="00401781"/>
    </style:style>
    <style:style style:name="P190" style:family="paragraph" style:parent-style-name="Screen">
      <style:paragraph-properties fo:margin-left="0.864cm" fo:margin-right="0cm" fo:text-indent="0cm" style:auto-text-indent="false"/>
      <style:text-properties fo:language="en" fo:country="GB" officeooo:rsid="00446067" officeooo:paragraph-rsid="00401781"/>
    </style:style>
    <style:style style:name="P191" style:family="paragraph" style:parent-style-name="Screen">
      <style:paragraph-properties fo:margin-left="0.864cm" fo:margin-right="0cm" fo:text-indent="0cm" style:auto-text-indent="false"/>
      <style:text-properties fo:language="en" fo:country="GB" officeooo:rsid="00431032" officeooo:paragraph-rsid="00b329ca"/>
    </style:style>
    <style:style style:name="P192" style:family="paragraph" style:parent-style-name="Screen">
      <style:paragraph-properties fo:margin-left="0.864cm" fo:margin-right="0cm" fo:text-indent="0cm" style:auto-text-indent="false"/>
      <style:text-properties officeooo:rsid="0074095f"/>
    </style:style>
    <style:style style:name="P193" style:family="paragraph" style:parent-style-name="Preformatted_20_Text">
      <style:text-properties fo:language="en" fo:country="GB"/>
    </style:style>
    <style:style style:name="P194" style:family="paragraph" style:parent-style-name="Preformatted_20_Text">
      <style:text-properties fo:language="en" fo:country="GB" officeooo:paragraph-rsid="00120f67"/>
    </style:style>
    <style:style style:name="P195" style:family="paragraph" style:parent-style-name="Preformatted_20_Text">
      <style:text-properties fo:language="en" fo:country="GB" officeooo:rsid="00165d65" officeooo:paragraph-rsid="00165d65"/>
    </style:style>
    <style:style style:name="P196" style:family="paragraph" style:parent-style-name="Preformatted_20_Text">
      <style:paragraph-properties fo:margin-top="0cm" fo:margin-bottom="0.499cm" style:contextual-spacing="false"/>
      <style:text-properties fo:language="en" fo:country="GB"/>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e4d99"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ee4d99" officeooo:paragraph-rsid="00ee4d99"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Contents_20_1">
      <style:paragraph-properties>
        <style:tab-stops>
          <style:tab-stop style:position="17.006cm" style:type="right" style:leader-style="dotted" style:leader-text="."/>
        </style:tab-stops>
      </style:paragraph-properties>
    </style:style>
    <style:style style:name="P200" style:family="paragraph" style:parent-style-name="Contents_20_2">
      <style:paragraph-properties>
        <style:tab-stops>
          <style:tab-stop style:position="17.006cm" style:type="right" style:leader-style="dotted" style:leader-text="."/>
        </style:tab-stops>
      </style:paragraph-properties>
    </style:style>
    <style:style style:name="P201" style:family="paragraph" style:parent-style-name="Contents_20_3">
      <style:paragraph-properties>
        <style:tab-stops>
          <style:tab-stop style:position="17.006cm" style:type="right" style:leader-style="dotted" style:leader-text="."/>
        </style:tab-stops>
      </style:paragraph-properties>
    </style:style>
    <style:style style:name="P202" style:family="paragraph" style:parent-style-name="Contents_20_4">
      <style:paragraph-properties>
        <style:tab-stops>
          <style:tab-stop style:position="17.006cm" style:type="right" style:leader-style="dotted" style:leader-text="."/>
        </style:tab-stops>
      </style:paragraph-properties>
    </style:style>
    <style:style style:name="P203" style:family="paragraph" style:parent-style-name="Contents_20_1">
      <style:paragraph-properties>
        <style:tab-stops>
          <style:tab-stop style:position="17.006cm" style:type="right" style:leader-style="dotted" style:leader-text="."/>
        </style:tab-stops>
      </style:paragraph-properties>
    </style:style>
    <style:style style:name="P204" style:family="paragraph" style:parent-style-name="Contents_20_2">
      <style:paragraph-properties>
        <style:tab-stops>
          <style:tab-stop style:position="17.006cm" style:type="right" style:leader-style="dotted" style:leader-text="."/>
        </style:tab-stops>
      </style:paragraph-properties>
    </style:style>
    <style:style style:name="P205" style:family="paragraph" style:parent-style-name="Contents_20_3">
      <style:paragraph-properties>
        <style:tab-stops>
          <style:tab-stop style:position="17.006cm" style:type="right" style:leader-style="dotted" style:leader-text="."/>
        </style:tab-stops>
      </style:paragraph-properties>
    </style:style>
    <style:style style:name="P206" style:family="paragraph" style:parent-style-name="Contents_20_4">
      <style:paragraph-properties>
        <style:tab-stops>
          <style:tab-stop style:position="17.006cm" style:type="right" style:leader-style="dotted" style:leader-text="."/>
        </style:tab-stops>
      </style:paragraph-properties>
    </style:style>
    <style:style style:name="P207" style:family="paragraph" style:parent-style-name="Contents_20_Heading" style:master-page-name="ToC">
      <style:paragraph-properties style:page-number="1"/>
    </style:style>
    <style:style style:name="P208" style:family="paragraph" style:parent-style-name="Heading_20_1">
      <style:text-properties fo:language="en" fo:country="GB"/>
    </style:style>
    <style:style style:name="P209" style:family="paragraph" style:parent-style-name="Heading_20_1">
      <style:text-properties fo:language="en" fo:country="GB" officeooo:paragraph-rsid="00727fc8"/>
    </style:style>
    <style:style style:name="P210" style:family="paragraph" style:parent-style-name="Heading_20_1">
      <style:text-properties fo:language="en" fo:country="GB" officeooo:rsid="0093a0a8" officeooo:paragraph-rsid="0093a0a8"/>
    </style:style>
    <style:style style:name="P211" style:family="paragraph" style:parent-style-name="Heading_20_1">
      <style:text-properties fo:language="en" fo:country="GB" officeooo:paragraph-rsid="0093a0a8"/>
    </style:style>
    <style:style style:name="P212" style:family="paragraph" style:parent-style-name="Heading_20_1">
      <style:text-properties fo:language="en" fo:country="GB" officeooo:rsid="0040102e" officeooo:paragraph-rsid="005335c8"/>
    </style:style>
    <style:style style:name="P213" style:family="paragraph" style:parent-style-name="Heading_20_1">
      <style:text-properties fo:language="en" fo:country="GB" officeooo:paragraph-rsid="00401781"/>
    </style:style>
    <style:style style:name="P214" style:family="paragraph" style:parent-style-name="Heading_20_1" style:master-page-name="Body">
      <style:paragraph-properties style:page-number="1"/>
      <style:text-properties fo:language="en" fo:country="GB"/>
    </style:style>
    <style:style style:name="P215" style:family="paragraph" style:parent-style-name="Heading_20_2">
      <style:text-properties fo:language="en" fo:country="GB"/>
    </style:style>
    <style:style style:name="P216" style:family="paragraph" style:parent-style-name="Heading_20_2">
      <style:text-properties fo:language="en" fo:country="GB" officeooo:rsid="00479d85" officeooo:paragraph-rsid="00479d85"/>
    </style:style>
    <style:style style:name="P217" style:family="paragraph" style:parent-style-name="Heading_20_2">
      <style:text-properties fo:language="en" fo:country="GB" officeooo:paragraph-rsid="00479d85"/>
    </style:style>
    <style:style style:name="P218" style:family="paragraph" style:parent-style-name="Heading_20_2">
      <style:text-properties fo:language="en" fo:country="GB" officeooo:rsid="005c7576" officeooo:paragraph-rsid="005c7576"/>
    </style:style>
    <style:style style:name="P219" style:family="paragraph" style:parent-style-name="Heading_20_2">
      <style:text-properties fo:language="en" fo:country="GB" officeooo:paragraph-rsid="005c7576"/>
    </style:style>
    <style:style style:name="P220" style:family="paragraph" style:parent-style-name="Heading_20_2">
      <style:text-properties fo:language="en" fo:country="GB" officeooo:paragraph-rsid="003c90c9"/>
    </style:style>
    <style:style style:name="P221" style:family="paragraph" style:parent-style-name="Heading_20_2">
      <style:text-properties fo:language="en" fo:country="GB" officeooo:paragraph-rsid="004e3685"/>
    </style:style>
    <style:style style:name="P222" style:family="paragraph" style:parent-style-name="Heading_20_2">
      <style:text-properties fo:language="en" fo:country="GB" officeooo:paragraph-rsid="005335c8"/>
    </style:style>
    <style:style style:name="P223" style:family="paragraph" style:parent-style-name="Heading_20_2">
      <style:text-properties fo:language="en" fo:country="GB" officeooo:rsid="00418cea" officeooo:paragraph-rsid="00401781"/>
    </style:style>
    <style:style style:name="P224" style:family="paragraph" style:parent-style-name="Heading_20_2">
      <style:text-properties fo:language="en" fo:country="GB" officeooo:paragraph-rsid="0001330b"/>
    </style:style>
    <style:style style:name="P225" style:family="paragraph" style:parent-style-name="Heading_20_2">
      <style:text-properties fo:language="en" fo:country="GB" officeooo:paragraph-rsid="0010150f"/>
    </style:style>
    <style:style style:name="P226" style:family="paragraph" style:parent-style-name="Heading_20_2">
      <style:text-properties officeooo:paragraph-rsid="00401781"/>
    </style:style>
    <style:style style:name="P227" style:family="paragraph" style:parent-style-name="Heading_20_3">
      <style:text-properties fo:language="en" fo:country="GB"/>
    </style:style>
    <style:style style:name="P228" style:family="paragraph" style:parent-style-name="Heading_20_3">
      <style:text-properties fo:language="en" fo:country="GB" officeooo:rsid="002565f5" officeooo:paragraph-rsid="002565f5"/>
    </style:style>
    <style:style style:name="P229" style:family="paragraph" style:parent-style-name="Heading_20_3">
      <style:text-properties fo:language="en" fo:country="GB" officeooo:paragraph-rsid="002565f5"/>
    </style:style>
    <style:style style:name="P230" style:family="paragraph" style:parent-style-name="Heading_20_3">
      <style:text-properties fo:language="en" fo:country="GB" fo:font-weight="bold" style:font-weight-asian="bold" style:font-weight-complex="bold"/>
    </style:style>
    <style:style style:name="P231" style:family="paragraph" style:parent-style-name="Heading_20_3">
      <style:text-properties fo:language="en" fo:country="GB" officeooo:paragraph-rsid="0033e7d0"/>
    </style:style>
    <style:style style:name="P232" style:family="paragraph" style:parent-style-name="Heading_20_3">
      <style:text-properties fo:language="en" fo:country="GB" officeooo:rsid="005335c8" officeooo:paragraph-rsid="005335c8"/>
    </style:style>
    <style:style style:name="P233" style:family="paragraph" style:parent-style-name="Heading_20_3">
      <style:text-properties fo:language="en" fo:country="GB" officeooo:paragraph-rsid="005335c8"/>
    </style:style>
    <style:style style:name="P234" style:family="paragraph" style:parent-style-name="Heading_20_3">
      <style:text-properties fo:language="en" fo:country="GB" officeooo:rsid="000f914b"/>
    </style:style>
    <style:style style:name="P235" style:family="paragraph" style:parent-style-name="Heading_20_3">
      <style:text-properties fo:language="en" fo:country="GB" officeooo:rsid="0010a592" officeooo:paragraph-rsid="0010a592"/>
    </style:style>
    <style:style style:name="P236" style:family="paragraph" style:parent-style-name="Heading_20_3">
      <style:text-properties fo:language="en" fo:country="GB" officeooo:paragraph-rsid="0010a592"/>
    </style:style>
    <style:style style:name="P237" style:family="paragraph" style:parent-style-name="Heading_20_3">
      <style:text-properties fo:language="en" fo:country="GB" officeooo:paragraph-rsid="0010150f"/>
    </style:style>
    <style:style style:name="P238" style:family="paragraph" style:parent-style-name="Heading_20_3">
      <style:text-properties style:use-window-font-color="true" loext:opacity="0%" officeooo:rsid="00727fc8"/>
    </style:style>
    <style:style style:name="P239" style:family="paragraph" style:parent-style-name="Heading_20_3">
      <style:text-properties officeooo:rsid="00727fc8"/>
    </style:style>
    <style:style style:name="P240" style:family="paragraph" style:parent-style-name="Heading_20_3">
      <style:text-properties officeooo:rsid="00c5ea87" officeooo:paragraph-rsid="00c5ea87"/>
    </style:style>
    <style:style style:name="P241" style:family="paragraph" style:parent-style-name="Heading_20_3">
      <style:text-properties officeooo:rsid="00d2f233" officeooo:paragraph-rsid="00d2f233"/>
    </style:style>
    <style:style style:name="P242" style:family="paragraph" style:parent-style-name="Heading_20_3">
      <style:text-properties officeooo:paragraph-rsid="00d2f233"/>
    </style:style>
    <style:style style:name="P243" style:family="paragraph" style:parent-style-name="Heading_20_3">
      <style:text-properties officeooo:paragraph-rsid="00d980ce"/>
    </style:style>
    <style:style style:name="P244" style:family="paragraph" style:parent-style-name="Heading_20_4">
      <style:text-properties fo:language="en" fo:country="GB"/>
    </style:style>
    <style:style style:name="P245" style:family="paragraph" style:parent-style-name="Heading_20_4">
      <style:text-properties fo:language="en" fo:country="GB" officeooo:paragraph-rsid="0033e7d0"/>
    </style:style>
    <style:style style:name="P246" style:family="paragraph" style:parent-style-name="Heading_20_4">
      <style:text-properties fo:language="en" fo:country="GB" officeooo:rsid="004cef20" officeooo:paragraph-rsid="004cef20"/>
    </style:style>
    <style:style style:name="P247" style:family="paragraph" style:parent-style-name="Heading_20_4">
      <style:text-properties officeooo:rsid="005335c8" officeooo:paragraph-rsid="005ac0fb"/>
    </style:style>
    <style:style style:name="P248" style:family="paragraph" style:parent-style-name="Heading_20_4">
      <style:text-properties officeooo:rsid="005335c8" officeooo:paragraph-rsid="005335c8"/>
    </style:style>
    <style:style style:name="P249" style:family="paragraph" style:parent-style-name="Standard" style:list-style-name="L5">
      <style:text-properties fo:language="en" fo:country="GB" fo:font-weight="normal" style:font-weight-asian="normal" style:font-weight-complex="normal"/>
    </style:style>
    <style:style style:name="P250" style:family="paragraph" style:parent-style-name="Standard" style:list-style-name="L5">
      <style:text-properties fo:language="en" fo:country="GB" fo:font-weight="normal" officeooo:paragraph-rsid="00498edf" style:font-weight-asian="normal" style:font-weight-complex="normal"/>
    </style:style>
    <style:style style:name="P251" style:family="paragraph" style:parent-style-name="Standard" style:list-style-name="L5">
      <style:text-properties fo:language="en" fo:country="GB" fo:font-weight="normal" officeooo:paragraph-rsid="005c7576" style:font-weight-asian="normal" style:font-weight-complex="normal"/>
    </style:style>
    <style:style style:name="P252" style:family="paragraph" style:parent-style-name="Standard" style:list-style-name="L5">
      <style:text-properties fo:language="en" fo:country="GB" fo:font-weight="normal" officeooo:rsid="00498edf" officeooo:paragraph-rsid="00498edf" style:font-weight-asian="normal" style:font-weight-complex="normal"/>
    </style:style>
    <style:style style:name="P253" style:family="paragraph" style:parent-style-name="Standard" style:list-style-name="L7">
      <style:text-properties fo:language="en" fo:country="GB" officeooo:paragraph-rsid="00bb1233"/>
    </style:style>
    <style:style style:name="P254" style:family="paragraph" style:parent-style-name="Standard" style:list-style-name="L14">
      <style:text-properties fo:language="en" fo:country="GB"/>
    </style:style>
    <style:style style:name="P255" style:family="paragraph" style:parent-style-name="Standard" style:list-style-name="L19">
      <style:text-properties fo:language="en" fo:country="GB"/>
    </style:style>
    <style:style style:name="P256" style:family="paragraph" style:parent-style-name="Standard" style:list-style-name="L26">
      <style:text-properties fo:language="en" fo:country="GB"/>
    </style:style>
    <style:style style:name="P257" style:family="paragraph" style:parent-style-name="Standard" style:list-style-name="L32">
      <style:text-properties fo:language="en" fo:country="GB"/>
    </style:style>
    <style:style style:name="P258" style:family="paragraph" style:parent-style-name="Standard" style:list-style-name="L33">
      <style:text-properties fo:language="en" fo:country="GB"/>
    </style:style>
    <style:style style:name="P259" style:family="paragraph" style:parent-style-name="Standard" style:list-style-name="L7"/>
    <style:style style:name="P260" style:family="paragraph" style:parent-style-name="Standard" style:list-style-name="List_20_1">
      <style:text-properties officeooo:paragraph-rsid="00bb1233"/>
    </style:style>
    <style:style style:name="P261" style:family="paragraph" style:parent-style-name="Standard" style:list-style-name="List_20_1">
      <style:text-properties officeooo:rsid="00bb1233" officeooo:paragraph-rsid="00bb1233"/>
    </style:style>
    <style:style style:name="P262" style:family="paragraph" style:parent-style-name="Standard" style:list-style-name="L9"/>
    <style:style style:name="P263" style:family="paragraph" style:parent-style-name="Standard" style:list-style-name="L9">
      <style:text-properties officeooo:paragraph-rsid="003575c7"/>
    </style:style>
    <style:style style:name="P264" style:family="paragraph" style:parent-style-name="Standard" style:list-style-name="L9">
      <style:text-properties officeooo:paragraph-rsid="0033e7d0"/>
    </style:style>
    <style:style style:name="P265" style:family="paragraph" style:parent-style-name="Standard" style:list-style-name="L9">
      <style:text-properties officeooo:paragraph-rsid="003c90c9"/>
    </style:style>
    <style:style style:name="P266" style:family="paragraph" style:parent-style-name="Standard" style:list-style-name="L9">
      <style:text-properties officeooo:paragraph-rsid="00349546"/>
    </style:style>
    <style:style style:name="P267" style:family="paragraph" style:parent-style-name="Standard" style:list-style-name="L16">
      <style:text-properties officeooo:paragraph-rsid="004e3685"/>
    </style:style>
    <style:style style:name="P268" style:family="paragraph" style:parent-style-name="Standard" style:list-style-name="L17"/>
    <style:style style:name="P269" style:family="paragraph" style:parent-style-name="Standard" style:list-style-name="L18">
      <style:text-properties officeooo:rsid="00b28671" officeooo:paragraph-rsid="00b28671"/>
    </style:style>
    <style:style style:name="P270" style:family="paragraph" style:parent-style-name="Standard" style:list-style-name="L18">
      <style:text-properties officeooo:rsid="00b28671" officeooo:paragraph-rsid="00b329ca"/>
    </style:style>
    <style:style style:name="P271" style:family="paragraph" style:parent-style-name="Standard" style:list-style-name="L28"/>
    <style:style style:name="P272" style:family="paragraph" style:parent-style-name="Standard" style:list-style-name="L29"/>
    <style:style style:name="P273" style:family="paragraph" style:parent-style-name="Standard" style:list-style-name="L34">
      <style:text-properties officeooo:rsid="00c1e207" officeooo:paragraph-rsid="00c26996"/>
    </style:style>
    <style:style style:name="P274" style:family="paragraph" style:parent-style-name="Standard" style:list-style-name="L34">
      <style:text-properties officeooo:rsid="00c26996" officeooo:paragraph-rsid="00c26996"/>
    </style:style>
    <style:style style:name="P275" style:family="paragraph" style:parent-style-name="Standard" style:list-style-name="L34">
      <style:text-properties officeooo:rsid="00c4f72d" officeooo:paragraph-rsid="00c4f72d"/>
    </style:style>
    <style:style style:name="P276" style:family="paragraph" style:parent-style-name="Standard" style:list-style-name="L35"/>
    <style:style style:name="P277" style:family="paragraph" style:parent-style-name="Text_20_body" style:master-page-name="Standard">
      <style:paragraph-properties style:page-number="auto">
        <style:tab-stops>
          <style:tab-stop style:position="16.993cm" style:type="center"/>
        </style:tab-stops>
      </style:paragraph-properties>
      <style:text-properties fo:language="en" fo:country="GB"/>
    </style:style>
    <style:style style:name="P278" style:family="paragraph" style:parent-style-name="Text_20_body" style:list-style-name="L1">
      <style:text-properties fo:language="en" fo:country="GB"/>
    </style:style>
    <style:style style:name="P279" style:family="paragraph" style:parent-style-name="Text_20_body" style:list-style-name="L3">
      <style:text-properties fo:language="en" fo:country="GB"/>
    </style:style>
    <style:style style:name="P280" style:family="paragraph" style:parent-style-name="Text_20_body" style:list-style-name="L3">
      <style:text-properties fo:language="en" fo:country="GB" officeooo:paragraph-rsid="0045f7a4"/>
    </style:style>
    <style:style style:name="P281" style:family="paragraph" style:parent-style-name="Text_20_body" style:list-style-name="L3">
      <style:text-properties fo:language="en" fo:country="GB" officeooo:paragraph-rsid="0045ecab"/>
    </style:style>
    <style:style style:name="P282" style:family="paragraph" style:parent-style-name="Text_20_body" style:list-style-name="L3">
      <style:text-properties fo:language="en" fo:country="GB" officeooo:paragraph-rsid="00a8ab6a"/>
    </style:style>
    <style:style style:name="P283" style:family="paragraph" style:parent-style-name="Text_20_body" style:list-style-name="L3">
      <style:text-properties fo:language="en" fo:country="GB" officeooo:paragraph-rsid="005c7576"/>
    </style:style>
    <style:style style:name="P284" style:family="paragraph" style:parent-style-name="Text_20_body" style:list-style-name="L3">
      <style:text-properties fo:language="en" fo:country="GB" officeooo:paragraph-rsid="005c1c5a"/>
    </style:style>
    <style:style style:name="P285" style:family="paragraph" style:parent-style-name="Text_20_body" style:list-style-name="L4">
      <style:text-properties fo:language="en" fo:country="GB" officeooo:paragraph-rsid="006c39a4"/>
    </style:style>
    <style:style style:name="P286" style:family="paragraph" style:parent-style-name="Text_20_body" style:list-style-name="L4">
      <style:text-properties fo:language="en" fo:country="GB" officeooo:rsid="005c1c5a" officeooo:paragraph-rsid="005c1c5a"/>
    </style:style>
    <style:style style:name="P287" style:family="paragraph" style:parent-style-name="Text_20_body" style:list-style-name="L6">
      <style:text-properties fo:language="en" fo:country="GB" fo:font-weight="normal" style:font-weight-asian="normal" style:font-weight-complex="normal"/>
    </style:style>
    <style:style style:name="P288" style:family="paragraph" style:parent-style-name="Text_20_body" style:list-style-name="L6">
      <style:text-properties fo:language="en" fo:country="GB" fo:font-weight="normal" officeooo:paragraph-rsid="0094cf90" style:font-weight-asian="normal" style:font-weight-complex="normal"/>
    </style:style>
    <style:style style:name="P289" style:family="paragraph" style:parent-style-name="Text_20_body" style:list-style-name="L11">
      <style:text-properties fo:language="en" fo:country="GB"/>
    </style:style>
    <style:style style:name="P290" style:family="paragraph" style:parent-style-name="Text_20_body" style:list-style-name="L11">
      <style:text-properties fo:language="en" fo:country="GB" officeooo:paragraph-rsid="00aeec76"/>
    </style:style>
    <style:style style:name="P291" style:family="paragraph" style:parent-style-name="Text_20_body" style:list-style-name="L11">
      <style:text-properties fo:language="en" fo:country="GB" officeooo:paragraph-rsid="000f1c2e"/>
    </style:style>
    <style:style style:name="P292" style:family="paragraph" style:parent-style-name="Text_20_body" style:list-style-name="L12">
      <style:text-properties fo:language="en" fo:country="GB" officeooo:paragraph-rsid="003c90c9"/>
    </style:style>
    <style:style style:name="P293" style:family="paragraph" style:parent-style-name="Text_20_body" style:list-style-name="L13">
      <style:text-properties fo:language="en" fo:country="GB"/>
    </style:style>
    <style:style style:name="P294" style:family="paragraph" style:parent-style-name="Text_20_body" style:list-style-name="L13">
      <style:text-properties fo:language="en" fo:country="GB" officeooo:paragraph-rsid="003ddb17"/>
    </style:style>
    <style:style style:name="P295" style:family="paragraph" style:parent-style-name="Text_20_body" style:list-style-name="L15">
      <style:text-properties fo:language="en" fo:country="GB"/>
    </style:style>
    <style:style style:name="P296" style:family="paragraph" style:parent-style-name="Text_20_body" style:list-style-name="L20">
      <style:text-properties fo:language="en" fo:country="GB"/>
    </style:style>
    <style:style style:name="P297" style:family="paragraph" style:parent-style-name="Text_20_body" style:list-style-name="L20">
      <style:text-properties fo:language="en" fo:country="GB" officeooo:paragraph-rsid="0061432c"/>
    </style:style>
    <style:style style:name="P298" style:family="paragraph" style:parent-style-name="Text_20_body" style:list-style-name="L20">
      <style:text-properties fo:language="en" fo:country="GB" officeooo:rsid="0061432c" officeooo:paragraph-rsid="0061432c"/>
    </style:style>
    <style:style style:name="P299" style:family="paragraph" style:parent-style-name="Text_20_body" style:list-style-name="L20">
      <style:text-properties fo:language="en" fo:country="GB" officeooo:rsid="0062eb1a" officeooo:paragraph-rsid="0062eb1a"/>
    </style:style>
    <style:style style:name="P300" style:family="paragraph" style:parent-style-name="Text_20_body" style:list-style-name="L25">
      <style:text-properties fo:language="en" fo:country="GB"/>
    </style:style>
    <style:style style:name="P301" style:family="paragraph" style:parent-style-name="Text_20_body" style:list-style-name="L27">
      <style:text-properties fo:language="en" fo:country="GB"/>
    </style:style>
    <style:style style:name="P302" style:family="paragraph" style:parent-style-name="Text_20_body" style:list-style-name="L30">
      <style:text-properties fo:language="en" fo:country="GB" officeooo:rsid="0042ad89" officeooo:paragraph-rsid="00401781"/>
    </style:style>
    <style:style style:name="P303" style:family="paragraph" style:parent-style-name="Text_20_body" style:list-style-name="L31">
      <style:text-properties fo:language="en" fo:country="GB" officeooo:rsid="0042c3ce" officeooo:paragraph-rsid="00401781"/>
    </style:style>
    <style:style style:name="P304" style:family="paragraph" style:parent-style-name="Text_20_body" style:list-style-name="L3"/>
    <style:style style:name="P305"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a9fdc1"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edcc8f"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abe05d"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list-style-name="L8">
      <style:text-properties officeooo:paragraph-rsid="005e4cf9"/>
    </style:style>
    <style:style style:name="P309" style:family="paragraph" style:parent-style-name="Text_20_body" style:list-style-name="L8">
      <style:text-properties officeooo:rsid="005eea12" officeooo:paragraph-rsid="005eea12"/>
    </style:style>
    <style:style style:name="P310" style:family="paragraph" style:parent-style-name="Text_20_body" style:list-style-name="L10">
      <style:text-properties officeooo:paragraph-rsid="0065f1e5"/>
    </style:style>
    <style:style style:name="P311" style:family="paragraph" style:parent-style-name="Text_20_body" style:list-style-name="L10">
      <style:text-properties officeooo:rsid="00840900" officeooo:paragraph-rsid="0065f1e5"/>
    </style:style>
    <style:style style:name="P312" style:family="paragraph" style:parent-style-name="Text_20_body" style:list-style-name="L25"/>
    <style:style style:name="P313" style:family="paragraph" style:parent-style-name="Text_20_body" style:list-style-name="L31">
      <style:text-properties officeooo:paragraph-rsid="00401781"/>
    </style:style>
    <style:style style:name="P314" style:family="paragraph" style:parent-style-name="Text_20_body" style:list-style-name="L36">
      <style:text-properties officeooo:rsid="00d0034c" officeooo:paragraph-rsid="00d0034c"/>
    </style:style>
    <style:style style:name="P315" style:family="paragraph" style:parent-style-name="Text_20_body" style:list-style-name="L37">
      <style:text-properties officeooo:rsid="00d0034c" officeooo:paragraph-rsid="00d0034c"/>
    </style:style>
    <style:style style:name="P316" style:family="paragraph" style:parent-style-name="Text_20_body">
      <style:text-properties officeooo:paragraph-rsid="00f13663"/>
    </style:style>
    <style:style style:name="P317" style:family="paragraph" style:parent-style-name="Text_20_body" style:list-style-name="L2">
      <style:paragraph-properties fo:margin-left="1.905cm" fo:margin-right="0cm" fo:text-indent="-0.635cm" style:auto-text-indent="false"/>
      <style:text-properties fo:language="en" fo:country="GB"/>
    </style:style>
    <style:style style:name="P318" style:family="paragraph" style:parent-style-name="Text_20_body" style:list-style-name="L22">
      <style:paragraph-properties fo:margin-left="1.905cm" fo:margin-right="0cm" fo:text-indent="-0.635cm" style:auto-text-indent="false"/>
      <style:text-properties fo:language="en" fo:country="GB"/>
    </style:style>
    <style:style style:name="P319" style:family="paragraph" style:parent-style-name="Text_20_body" style:list-style-name="L23">
      <style:paragraph-properties fo:margin-left="1.905cm" fo:margin-right="0cm" fo:text-indent="-0.635cm" style:auto-text-indent="false"/>
      <style:text-properties fo:language="en" fo:country="GB"/>
    </style:style>
    <style:style style:name="P320" style:family="paragraph" style:parent-style-name="Text_20_body" style:list-style-name="L24">
      <style:paragraph-properties fo:margin-left="1.905cm" fo:margin-right="0cm" fo:text-indent="-0.635cm" style:auto-text-indent="false"/>
      <style:text-properties fo:language="en" fo:country="GB"/>
    </style:style>
    <style:style style:name="P321" style:family="paragraph" style:parent-style-name="Text_20_body" style:list-style-name="L23">
      <style:paragraph-properties fo:margin-left="1.905cm" fo:margin-right="0cm" fo:text-indent="-0.635cm" style:auto-text-indent="false"/>
    </style:style>
    <style:style style:name="P322" style:family="paragraph" style:parent-style-name="Text_20_body" style:list-style-name="L21">
      <style:paragraph-properties fo:margin-left="1.27cm" fo:margin-right="0cm" fo:text-indent="-0.635cm" style:auto-text-indent="false"/>
      <style:text-properties fo:language="en" fo:country="GB"/>
    </style:style>
    <style:style style:name="P323" style:family="paragraph" style:parent-style-name="Text_20_body" style:list-style-name="L21">
      <style:paragraph-properties fo:margin-left="1.27cm" fo:margin-right="0cm" fo:text-indent="-0.635cm" style:auto-text-indent="false"/>
      <style:text-properties fo:language="en" fo:country="GB" officeooo:rsid="000302da" officeooo:paragraph-rsid="000302da"/>
    </style:style>
    <style:style style:name="T1" style:family="text">
      <style:text-properties fo:font-weight="bold" style:font-weight-asian="bold" style:font-weight-complex="bold"/>
    </style:style>
    <style:style style:name="T2" style:family="text">
      <style:text-properties fo:font-weight="bold" officeooo:rsid="0011a527" style:font-weight-asian="bold" style:font-weight-complex="bold"/>
    </style:style>
    <style:style style:name="T3" style:family="text">
      <style:text-properties fo:font-weight="bold" officeooo:rsid="00120f67" style:font-weight-asian="bold" style:font-weight-complex="bold"/>
    </style:style>
    <style:style style:name="T4" style:family="text">
      <style:text-properties fo:font-weight="bold" officeooo:rsid="0013ae17" style:font-weight-asian="bold" style:font-weight-complex="bold"/>
    </style:style>
    <style:style style:name="T5" style:family="text">
      <style:text-properties fo:font-weight="bold" officeooo:rsid="00165d65" style:font-weight-asian="bold" style:font-weight-complex="bold"/>
    </style:style>
    <style:style style:name="T6" style:family="text">
      <style:text-properties fo:font-weight="bold" officeooo:rsid="0017244b" style:font-weight-asian="bold" style:font-weight-complex="bold"/>
    </style:style>
    <style:style style:name="T7" style:family="text">
      <style:text-properties fo:font-weight="bold" officeooo:rsid="001e3c8b" style:font-weight-asian="bold" style:font-weight-complex="bold"/>
    </style:style>
    <style:style style:name="T8" style:family="text">
      <style:text-properties fo:font-weight="bold" officeooo:rsid="004467a0" style:font-weight-asian="bold" style:font-weight-complex="bold"/>
    </style:style>
    <style:style style:name="T9" style:family="text">
      <style:text-properties fo:font-weight="bold" officeooo:rsid="0045ecab" style:font-weight-asian="bold" style:font-weight-complex="bold"/>
    </style:style>
    <style:style style:name="T10" style:family="text">
      <style:text-properties fo:font-weight="bold" officeooo:rsid="0045f7a4" style:font-weight-asian="bold" style:font-weight-complex="bold"/>
    </style:style>
    <style:style style:name="T11" style:family="text">
      <style:text-properties fo:font-weight="bold" officeooo:rsid="00479d85" style:font-weight-asian="bold" style:font-weight-complex="bold"/>
    </style:style>
    <style:style style:name="T12" style:family="text">
      <style:text-properties fo:font-weight="bold" officeooo:rsid="005c1c5a" style:font-weight-asian="bold" style:font-weight-complex="bold"/>
    </style:style>
    <style:style style:name="T13" style:family="text">
      <style:text-properties fo:font-weight="bold" officeooo:rsid="004caa76" style:font-weight-asian="bold" style:font-weight-complex="bold"/>
    </style:style>
    <style:style style:name="T14" style:family="text">
      <style:text-properties fo:font-weight="bold" officeooo:rsid="00727fc8" style:font-weight-asian="bold" style:font-weight-complex="bold"/>
    </style:style>
    <style:style style:name="T15" style:family="text">
      <style:text-properties fo:font-weight="bold" officeooo:rsid="00993092" style:font-weight-asian="bold" style:font-weight-complex="bold"/>
    </style:style>
    <style:style style:name="T16" style:family="text">
      <style:text-properties fo:font-weight="bold" officeooo:rsid="009c006f" style:font-weight-asian="bold" style:font-weight-complex="bold"/>
    </style:style>
    <style:style style:name="T17" style:family="text">
      <style:text-properties fo:font-weight="bold" officeooo:rsid="00d7aa99" style:font-weight-asian="bold" style:font-weight-complex="bold"/>
    </style:style>
    <style:style style:name="T18" style:family="text">
      <style:text-properties fo:color="#008000" loext:opacity="100%" fo:font-weight="bold" style:font-weight-asian="bold" style:font-weight-complex="bold"/>
    </style:style>
    <style:style style:name="T19" style:family="text">
      <style:text-properties fo:color="#008000" loext:opacity="100%" fo:language="en" fo:country="GB"/>
    </style:style>
    <style:style style:name="T20" style:family="text">
      <style:text-properties fo:color="#008000" loext:opacity="100%" fo:language="en" fo:country="GB"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7244b" style:font-weight-asian="normal" style:font-weight-complex="normal"/>
    </style:style>
    <style:style style:name="T23" style:family="text">
      <style:text-properties fo:font-weight="normal" officeooo:rsid="0045ecab" style:font-weight-asian="normal" style:font-weight-complex="normal"/>
    </style:style>
    <style:style style:name="T24" style:family="text">
      <style:text-properties fo:font-weight="normal" officeooo:rsid="0045f7a4" style:font-weight-asian="normal" style:font-weight-complex="normal"/>
    </style:style>
    <style:style style:name="T25" style:family="text">
      <style:text-properties fo:font-weight="normal" officeooo:rsid="005c1c5a" style:font-weight-asian="normal" style:font-weight-complex="normal"/>
    </style:style>
    <style:style style:name="T26" style:family="text">
      <style:text-properties fo:font-weight="normal" officeooo:rsid="004caa76" style:font-weight-asian="normal" style:font-weight-complex="normal"/>
    </style:style>
    <style:style style:name="T27" style:family="text">
      <style:text-properties fo:font-weight="normal" officeooo:rsid="006c39a4" style:font-weight-asian="normal" style:font-weight-complex="normal"/>
    </style:style>
    <style:style style:name="T28" style:family="text">
      <style:text-properties fo:font-weight="normal" officeooo:rsid="00947ffa" style:font-weight-asian="normal" style:font-weight-complex="normal"/>
    </style:style>
    <style:style style:name="T29" style:family="text">
      <style:text-properties fo:font-weight="normal" officeooo:rsid="0094cf90" style:font-weight-asian="normal" style:font-weight-complex="normal"/>
    </style:style>
    <style:style style:name="T30" style:family="text">
      <style:text-properties fo:color="#ff0000" loext:opacity="100%"/>
    </style:style>
    <style:style style:name="T31" style:family="text">
      <style:text-properties fo:color="#ff0000" loext:opacity="100%" fo:font-weight="bold" officeooo:rsid="007f41d3" style:font-weight-asian="bold" style:font-weight-complex="bold"/>
    </style:style>
    <style:style style:name="T32" style:family="text">
      <style:text-properties style:use-window-font-color="true" loext:opacity="0%"/>
    </style:style>
    <style:style style:name="T33" style:family="text">
      <style:text-properties style:use-window-font-color="true" loext:opacity="0%" fo:font-weight="normal" style:font-weight-asian="normal" style:font-weight-complex="normal"/>
    </style:style>
    <style:style style:name="T34" style:family="text">
      <style:text-properties style:use-window-font-color="true" loext:opacity="0%" fo:font-weight="bold" style:font-weight-asian="bold" style:font-weight-complex="bold"/>
    </style:style>
    <style:style style:name="T35" style:family="text">
      <style:text-properties style:use-window-font-color="true" loext:opacity="0%" officeooo:rsid="0071db4d"/>
    </style:style>
    <style:style style:name="T36" style:family="text">
      <style:text-properties fo:color="#0000cc" loext:opacity="100%" officeooo:rsid="0070d0e3"/>
    </style:style>
    <style:style style:name="T37" style:family="text">
      <style:text-properties style:font-name="DejaVu Sans Mono1" fo:font-size="9pt" style:font-size-asian="9pt" style:font-size-complex="9pt"/>
    </style:style>
    <style:style style:name="T38" style:family="text">
      <style:text-properties fo:font-style="italic" style:font-style-asian="italic" style:font-style-complex="italic"/>
    </style:style>
    <style:style style:name="T39" style:family="text">
      <style:text-properties officeooo:rsid="0001330b"/>
    </style:style>
    <style:style style:name="T40" style:family="text">
      <style:text-properties officeooo:rsid="00046b23"/>
    </style:style>
    <style:style style:name="T41" style:family="text">
      <style:text-properties officeooo:rsid="0004b3e3"/>
    </style:style>
    <style:style style:name="T42" style:family="text">
      <style:text-properties officeooo:rsid="00059036"/>
    </style:style>
    <style:style style:name="T43" style:family="text">
      <style:text-properties officeooo:rsid="00095767"/>
    </style:style>
    <style:style style:name="T44" style:family="text">
      <style:text-properties officeooo:rsid="000f1c2e"/>
    </style:style>
    <style:style style:name="T45" style:family="text">
      <style:text-properties officeooo:rsid="0010150f"/>
    </style:style>
    <style:style style:name="T46" style:family="text">
      <style:text-properties officeooo:rsid="0010a592"/>
    </style:style>
    <style:style style:name="T47" style:family="text">
      <style:text-properties officeooo:rsid="0011a527"/>
    </style:style>
    <style:style style:name="T48" style:family="text">
      <style:text-properties officeooo:rsid="00120f67"/>
    </style:style>
    <style:style style:name="T49" style:family="text">
      <style:text-properties officeooo:rsid="0013ae17"/>
    </style:style>
    <style:style style:name="T50" style:family="text">
      <style:text-properties fo:language="en" fo:country="GB"/>
    </style:style>
    <style:style style:name="T51" style:family="text">
      <style:text-properties fo:language="en" fo:country="GB" fo:font-weight="bold" style:font-weight-asian="bold" style:font-weight-complex="bold"/>
    </style:style>
    <style:style style:name="T52" style:family="text">
      <style:text-properties fo:language="en" fo:country="GB" officeooo:rsid="0032c418"/>
    </style:style>
    <style:style style:name="T53" style:family="text">
      <style:text-properties fo:language="en" fo:country="GB" officeooo:rsid="0042c3ce"/>
    </style:style>
    <style:style style:name="T54" style:family="text">
      <style:text-properties fo:language="en" fo:country="GB" officeooo:rsid="0042ad89"/>
    </style:style>
    <style:style style:name="T55" style:family="text">
      <style:text-properties fo:language="en" fo:country="GB" officeooo:rsid="0040102e"/>
    </style:style>
    <style:style style:name="T56" style:family="text">
      <style:text-properties fo:language="en" fo:country="GB" officeooo:rsid="00418cea"/>
    </style:style>
    <style:style style:name="T57" style:family="text">
      <style:text-properties fo:language="en" fo:country="GB" officeooo:rsid="00479d85"/>
    </style:style>
    <style:style style:name="T58" style:family="text">
      <style:text-properties fo:language="en" fo:country="GB" officeooo:rsid="004cef20"/>
    </style:style>
    <style:style style:name="T59" style:family="text">
      <style:text-properties fo:language="en" fo:country="GB" officeooo:rsid="005e4cf9"/>
    </style:style>
    <style:style style:name="T60" style:family="text">
      <style:text-properties fo:language="en" fo:country="GB" officeooo:rsid="005eea12"/>
    </style:style>
    <style:style style:name="T61" style:family="text">
      <style:text-properties fo:language="en" fo:country="GB" officeooo:rsid="006a440d"/>
    </style:style>
    <style:style style:name="T62" style:family="text">
      <style:text-properties fo:language="en" fo:country="GB" officeooo:rsid="0093a0a8"/>
    </style:style>
    <style:style style:name="T63" style:family="text">
      <style:text-properties fo:language="en" fo:country="GB" officeooo:rsid="0096ba5f"/>
    </style:style>
    <style:style style:name="T64" style:family="text">
      <style:text-properties fo:language="en" fo:country="GB" officeooo:rsid="0098425b"/>
    </style:style>
    <style:style style:name="T65" style:family="text">
      <style:text-properties fo:language="en" fo:country="GB" officeooo:rsid="00993092"/>
    </style:style>
    <style:style style:name="T66" style:family="text">
      <style:text-properties fo:language="en" fo:country="GB" officeooo:rsid="009a14fb"/>
    </style:style>
    <style:style style:name="T67" style:family="text">
      <style:text-properties fo:language="en" fo:country="GB" officeooo:rsid="00a972f3"/>
    </style:style>
    <style:style style:name="T68" style:family="text">
      <style:text-properties fo:language="en" fo:country="GB" officeooo:rsid="00a9fdc1"/>
    </style:style>
    <style:style style:name="T69" style:family="text">
      <style:text-properties fo:language="en" fo:country="GB" officeooo:rsid="00adf2ce"/>
    </style:style>
    <style:style style:name="T70" style:family="text">
      <style:text-properties fo:language="en" fo:country="GB" officeooo:rsid="00afe671"/>
    </style:style>
    <style:style style:name="T71" style:family="text">
      <style:text-properties fo:language="en" fo:country="GB" officeooo:rsid="00b329ca"/>
    </style:style>
    <style:style style:name="T72" style:family="text">
      <style:text-properties fo:language="en" fo:country="GB" fo:font-weight="normal" style:font-weight-asian="normal" style:font-weight-complex="normal"/>
    </style:style>
    <style:style style:name="T73" style:family="text">
      <style:text-properties fo:language="en" fo:country="GB" officeooo:rsid="00bb1233"/>
    </style:style>
    <style:style style:name="T74" style:family="text">
      <style:text-properties fo:language="en" fo:country="GB" officeooo:rsid="00bc63d0"/>
    </style:style>
    <style:style style:name="T75" style:family="text">
      <style:text-properties fo:language="en" fo:country="GB" officeooo:rsid="0030d87b"/>
    </style:style>
    <style:style style:name="T76" style:family="text">
      <style:text-properties fo:language="en" fo:country="GB" officeooo:rsid="00f13663"/>
    </style:style>
    <style:style style:name="T77" style:family="text">
      <style:text-properties fo:language="en" fo:country="GB" officeooo:rsid="004ae21b"/>
    </style:style>
    <style:style style:name="T78" style:family="text">
      <style:text-properties officeooo:rsid="0019bb5c"/>
    </style:style>
    <style:style style:name="T79" style:family="text">
      <style:text-properties officeooo:rsid="00206f12"/>
    </style:style>
    <style:style style:name="T80" style:family="text">
      <style:text-properties officeooo:rsid="0020e248"/>
    </style:style>
    <style:style style:name="T81" style:family="text">
      <style:text-properties officeooo:rsid="00275288"/>
    </style:style>
    <style:style style:name="T82" style:family="text">
      <style:text-properties officeooo:rsid="0033e7d0"/>
    </style:style>
    <style:style style:name="T83" style:family="text">
      <style:text-properties officeooo:rsid="00349546"/>
    </style:style>
    <style:style style:name="T84" style:family="text">
      <style:text-properties officeooo:rsid="003575c7"/>
    </style:style>
    <style:style style:name="T85" style:family="text">
      <style:text-properties officeooo:rsid="003696c0"/>
    </style:style>
    <style:style style:name="T86" style:family="text">
      <style:text-properties officeooo:rsid="00392eb2"/>
    </style:style>
    <style:style style:name="T87" style:family="text">
      <style:text-properties officeooo:rsid="003a69ea"/>
    </style:style>
    <style:style style:name="T88" style:family="text">
      <style:text-properties officeooo:rsid="003c90c9"/>
    </style:style>
    <style:style style:name="T89" style:family="text">
      <style:text-properties officeooo:rsid="003ddb17"/>
    </style:style>
    <style:style style:name="T90" style:family="text">
      <style:text-properties officeooo:rsid="00415941"/>
    </style:style>
    <style:style style:name="T91" style:family="text">
      <style:text-properties officeooo:rsid="00430492"/>
    </style:style>
    <style:style style:name="T92" style:family="text">
      <style:text-properties officeooo:rsid="004467a0"/>
    </style:style>
    <style:style style:name="T93" style:family="text">
      <style:text-properties officeooo:rsid="0045f7a4"/>
    </style:style>
    <style:style style:name="T94" style:family="text">
      <style:text-properties officeooo:rsid="00479d85"/>
    </style:style>
    <style:style style:name="T95" style:family="text">
      <style:text-properties officeooo:rsid="0047c488"/>
    </style:style>
    <style:style style:name="T96" style:family="text">
      <style:text-properties officeooo:rsid="00498edf"/>
    </style:style>
    <style:style style:name="T97" style:family="text">
      <style:text-properties officeooo:rsid="004ae21b"/>
    </style:style>
    <style:style style:name="T98" style:family="text">
      <style:text-properties officeooo:rsid="004cf40d"/>
    </style:style>
    <style:style style:name="T99" style:family="text">
      <style:text-properties officeooo:rsid="004cfb88"/>
    </style:style>
    <style:style style:name="T100" style:family="text">
      <style:text-properties officeooo:rsid="00500249"/>
    </style:style>
    <style:style style:name="T101" style:family="text">
      <style:text-properties officeooo:rsid="005143b2"/>
    </style:style>
    <style:style style:name="T102" style:family="text">
      <style:text-properties officeooo:rsid="004f29db"/>
    </style:style>
    <style:style style:name="T103" style:family="text">
      <style:text-properties officeooo:rsid="004fca22"/>
    </style:style>
    <style:style style:name="T104" style:family="text">
      <style:text-properties officeooo:rsid="00515f2b"/>
    </style:style>
    <style:style style:name="T105" style:family="text">
      <style:text-properties officeooo:rsid="00555cdb"/>
    </style:style>
    <style:style style:name="T106" style:family="text">
      <style:text-properties officeooo:rsid="0056d45d"/>
    </style:style>
    <style:style style:name="T107" style:family="text">
      <style:text-properties officeooo:rsid="005ac0fb"/>
    </style:style>
    <style:style style:name="T108" style:family="text">
      <style:text-properties officeooo:rsid="005c7576"/>
    </style:style>
    <style:style style:name="T109" style:family="text">
      <style:text-properties officeooo:rsid="0061432c"/>
    </style:style>
    <style:style style:name="T110" style:family="text">
      <style:text-properties officeooo:rsid="0062eb1a"/>
    </style:style>
    <style:style style:name="T111" style:family="text">
      <style:text-properties officeooo:rsid="0065f1e5"/>
    </style:style>
    <style:style style:name="T112" style:family="text">
      <style:text-properties officeooo:rsid="00829a80"/>
    </style:style>
    <style:style style:name="T113" style:family="text">
      <style:text-properties officeooo:rsid="00840900"/>
    </style:style>
    <style:style style:name="T114" style:family="text">
      <style:text-properties officeooo:rsid="006c39a4"/>
    </style:style>
    <style:style style:name="T115" style:family="text">
      <style:text-properties officeooo:rsid="0070d0e3"/>
    </style:style>
    <style:style style:name="T116" style:family="text">
      <style:text-properties officeooo:rsid="00727fc8"/>
    </style:style>
    <style:style style:name="T117" style:family="text">
      <style:text-properties officeooo:rsid="0074095f"/>
    </style:style>
    <style:style style:name="T118" style:family="text">
      <style:text-properties officeooo:rsid="0075be43"/>
    </style:style>
    <style:style style:name="T119" style:family="text">
      <style:text-properties officeooo:rsid="0076dc96"/>
    </style:style>
    <style:style style:name="T120" style:family="text">
      <style:text-properties officeooo:rsid="007779ec"/>
    </style:style>
    <style:style style:name="T121" style:family="text">
      <style:text-properties officeooo:rsid="00786816"/>
    </style:style>
    <style:style style:name="T122" style:family="text">
      <style:text-properties officeooo:rsid="007dfadd"/>
    </style:style>
    <style:style style:name="T123" style:family="text">
      <style:text-properties officeooo:rsid="007f41d3"/>
    </style:style>
    <style:style style:name="T124" style:family="text">
      <style:text-properties officeooo:rsid="0083c886"/>
    </style:style>
    <style:style style:name="T125" style:family="text">
      <style:text-properties officeooo:rsid="008bb761"/>
    </style:style>
    <style:style style:name="T126" style:family="text">
      <style:text-properties officeooo:rsid="008c90cd"/>
    </style:style>
    <style:style style:name="T127" style:family="text">
      <style:text-properties officeooo:rsid="008e620d"/>
    </style:style>
    <style:style style:name="T128" style:family="text">
      <style:text-properties officeooo:rsid="008f6202"/>
    </style:style>
    <style:style style:name="T129" style:family="text">
      <style:text-properties officeooo:rsid="00947ffa"/>
    </style:style>
    <style:style style:name="T130" style:family="text">
      <style:text-properties officeooo:rsid="0094cf90"/>
    </style:style>
    <style:style style:name="T131" style:family="text">
      <style:text-properties officeooo:rsid="0096ba5f"/>
    </style:style>
    <style:style style:name="T132" style:family="text">
      <style:text-properties fo:color="#009900" loext:opacity="100%"/>
    </style:style>
    <style:style style:name="T133" style:family="text">
      <style:text-properties officeooo:rsid="00993092"/>
    </style:style>
    <style:style style:name="T134" style:family="text">
      <style:text-properties officeooo:rsid="009a14fb"/>
    </style:style>
    <style:style style:name="T135" style:family="text">
      <style:text-properties officeooo:rsid="009aa054"/>
    </style:style>
    <style:style style:name="T136" style:family="text">
      <style:text-properties officeooo:rsid="009eee22"/>
    </style:style>
    <style:style style:name="T137" style:family="text">
      <style:text-properties officeooo:rsid="009fcf96"/>
    </style:style>
    <style:style style:name="T138" style:family="text">
      <style:text-properties officeooo:rsid="00a01779"/>
    </style:style>
    <style:style style:name="T139" style:family="text">
      <style:text-properties officeooo:rsid="00a0dbd2"/>
    </style:style>
    <style:style style:name="T140" style:family="text">
      <style:text-properties officeooo:rsid="00a5edc7"/>
    </style:style>
    <style:style style:name="T141" style:family="text">
      <style:text-properties officeooo:rsid="00a6c72b"/>
    </style:style>
    <style:style style:name="T142" style:family="text">
      <style:text-properties officeooo:rsid="00a8ab6a"/>
    </style:style>
    <style:style style:name="T143" style:family="text">
      <style:text-properties officeooo:rsid="00abe05d"/>
    </style:style>
    <style:style style:name="T144" style:family="text">
      <style:text-properties officeooo:rsid="00adc803"/>
    </style:style>
    <style:style style:name="T145" style:family="text">
      <style:text-properties officeooo:rsid="00aeec76"/>
    </style:style>
    <style:style style:name="T146" style:family="text">
      <style:text-properties officeooo:rsid="00afe671"/>
    </style:style>
    <style:style style:name="T147" style:family="text">
      <style:text-properties officeooo:rsid="00aff311"/>
    </style:style>
    <style:style style:name="T148" style:family="text">
      <style:text-properties officeooo:rsid="00b1bc8f"/>
    </style:style>
    <style:style style:name="T149" style:family="text">
      <style:text-properties officeooo:rsid="00b4ef6d"/>
    </style:style>
    <style:style style:name="T150" style:family="text">
      <style:text-properties officeooo:rsid="00b6765e"/>
    </style:style>
    <style:style style:name="T151" style:family="text">
      <style:text-properties officeooo:rsid="00b80d5f"/>
    </style:style>
    <style:style style:name="T152" style:family="text">
      <style:text-properties officeooo:rsid="00b91800"/>
    </style:style>
    <style:style style:name="T153" style:family="text">
      <style:text-properties officeooo:rsid="00b9899c"/>
    </style:style>
    <style:style style:name="T154" style:family="text">
      <style:text-properties officeooo:rsid="00bb959b"/>
    </style:style>
    <style:style style:name="T155" style:family="text">
      <style:text-properties officeooo:rsid="00bc63d0"/>
    </style:style>
    <style:style style:name="T156" style:family="text">
      <style:text-properties officeooo:rsid="00be0621"/>
    </style:style>
    <style:style style:name="T157" style:family="text">
      <style:text-properties officeooo:rsid="00bfc217"/>
    </style:style>
    <style:style style:name="T158" style:family="text">
      <style:text-properties officeooo:rsid="00c0153c"/>
    </style:style>
    <style:style style:name="T159" style:family="text">
      <style:text-properties officeooo:rsid="00c26996"/>
    </style:style>
    <style:style style:name="T160" style:family="text">
      <style:text-properties officeooo:rsid="00c36860"/>
    </style:style>
    <style:style style:name="T161" style:family="text">
      <style:text-properties officeooo:rsid="00c5ea87"/>
    </style:style>
    <style:style style:name="T162" style:family="text">
      <style:text-properties officeooo:rsid="00c7d5bf"/>
    </style:style>
    <style:style style:name="T163" style:family="text">
      <style:text-properties officeooo:rsid="00c91d03"/>
    </style:style>
    <style:style style:name="T164" style:family="text">
      <style:text-properties officeooo:rsid="00cac23f"/>
    </style:style>
    <style:style style:name="T165" style:family="text">
      <style:text-properties officeooo:rsid="00cc022f"/>
    </style:style>
    <style:style style:name="T166" style:family="text">
      <style:text-properties officeooo:rsid="00cde243"/>
    </style:style>
    <style:style style:name="T167" style:family="text">
      <style:text-properties officeooo:rsid="00ce8789"/>
    </style:style>
    <style:style style:name="T168" style:family="text">
      <style:text-properties officeooo:rsid="00d3be29"/>
    </style:style>
    <style:style style:name="T169" style:family="text">
      <style:text-properties officeooo:rsid="00d7aa99"/>
    </style:style>
    <style:style style:name="T170" style:family="text">
      <style:text-properties officeooo:rsid="00d980ce"/>
    </style:style>
    <style:style style:name="T171" style:family="text">
      <style:text-properties officeooo:rsid="00dbaf7b"/>
    </style:style>
    <style:style style:name="T172" style:family="text">
      <style:text-properties officeooo:rsid="00dc81bd"/>
    </style:style>
    <style:style style:name="T173" style:family="text">
      <style:text-properties officeooo:rsid="00e01f7a"/>
    </style:style>
    <style:style style:name="T174" style:family="text">
      <style:text-properties officeooo:rsid="00e148b6"/>
    </style:style>
    <style:style style:name="T175" style:family="text">
      <style:text-properties officeooo:rsid="00e56ce2"/>
    </style:style>
    <style:style style:name="T176" style:family="text">
      <style:text-properties officeooo:rsid="00e8546f"/>
    </style:style>
    <style:style style:name="T177" style:family="text">
      <style:text-properties officeooo:rsid="00edcc8f"/>
    </style:style>
    <style:style style:name="T178" style:family="text">
      <style:text-properties officeooo:rsid="00ee4d99"/>
    </style:style>
    <style:style style:name="T179" style:family="text">
      <style:text-properties officeooo:rsid="00f13663"/>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text:user-defined style:data-style-name="N0" text:name="Client">Auroville</text:user-defined><text:tab/><text:title>Backup scripts next generation 3.2.x User Guide</text:titl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17"><text:title>Backup scripts next generation 3.2.x User Guide</text:title></text:p>
      <text:p text:style-name="P118"/>
      <text:p text:style-name="P44"/>
      <text:p text:style-name="P1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7">Table of Contents</text:p>
          </text:index-title>
          <text:p text:style-name="P203"><text:a xlink:type="simple" xlink:href="#__RefHeading__186_1334205824" text:style-name="Internet_20_link" text:visited-style-name="Internet_20_link"><text:s/>1 <text:s/>Introduction<text:tab/>1</text:a></text:p>
          <text:p text:style-name="P204"><text:a xlink:type="simple" xlink:href="#__RefHeading__681_1271462161" text:style-name="Internet_20_link" text:visited-style-name="Internet_20_link"><text:s/>1.1 <text:s/>Overview<text:tab/>1</text:a></text:p>
          <text:p text:style-name="P205"><text:a xlink:type="simple" xlink:href="#__RefHeading__6859_35368556" text:style-name="Internet_20_link" text:visited-style-name="Internet_20_link"><text:s/>1.1.1 <text:s/>Configuration files<text:tab/>1</text:a></text:p>
          <text:p text:style-name="P205"><text:a xlink:type="simple" xlink:href="#__RefHeading__6861_35368556" text:style-name="Internet_20_link" text:visited-style-name="Internet_20_link"><text:s/>1.1.2 <text:s/>Email<text:tab/>1</text:a></text:p>
          <text:p text:style-name="P205"><text:a xlink:type="simple" xlink:href="#__RefHeading__12284_368320619" text:style-name="Internet_20_link" text:visited-style-name="Internet_20_link"><text:s/>1.1.3 <text:s/>Email filters<text:tab/>1</text:a></text:p>
          <text:p text:style-name="P205"><text:a xlink:type="simple" xlink:href="#__RefHeading__6863_35368556" text:style-name="Internet_20_link" text:visited-style-name="Internet_20_link"><text:s/>1.1.4 <text:s/>Logcheck<text:tab/>1</text:a></text:p>
          <text:p text:style-name="P205"><text:a xlink:type="simple" xlink:href="#__RefHeading__12286_368320619" text:style-name="Internet_20_link" text:visited-style-name="Internet_20_link"><text:s/>1.1.5 <text:s/>Logs<text:tab/>2</text:a></text:p>
          <text:p text:style-name="P205"><text:a xlink:type="simple" xlink:href="#__RefHeading__8259_2135266745" text:style-name="Internet_20_link" text:visited-style-name="Internet_20_link"><text:s/>1.1.6 <text:s/>man pages<text:tab/>2</text:a></text:p>
          <text:p text:style-name="P205"><text:a xlink:type="simple" xlink:href="#__RefHeading__6865_35368556" text:style-name="Internet_20_link" text:visited-style-name="Internet_20_link"><text:s/>1.1.7 <text:s/>On screen notifications<text:tab/>2</text:a></text:p>
          <text:p text:style-name="P205"><text:a xlink:type="simple" xlink:href="#__RefHeading__3894_1603389797" text:style-name="Internet_20_link" text:visited-style-name="Internet_20_link"><text:s/>1.1.8 <text:s/>Scheduled jobs<text:tab/>2</text:a></text:p>
          <text:p text:style-name="P205"><text:a xlink:type="simple" xlink:href="#__RefHeading__6867_35368556" text:style-name="Internet_20_link" text:visited-style-name="Internet_20_link"><text:s/>1.1.9 <text:s/>Scripts<text:tab/>2</text:a></text:p>
          <text:p text:style-name="P204"><text:a xlink:type="simple" xlink:href="#__RefHeading__6869_35368556" text:style-name="Internet_20_link" text:visited-style-name="Internet_20_link"><text:s/>1.2 <text:s/>Related documentation<text:tab/>2</text:a></text:p>
          <text:p text:style-name="P204"><text:a xlink:type="simple" xlink:href="#__RefHeading__4674_139386350" text:style-name="Internet_20_link" text:visited-style-name="Internet_20_link"><text:s/>1.3 <text:s/>git<text:tab/>3</text:a></text:p>
          <text:p text:style-name="P203"><text:a xlink:type="simple" xlink:href="#__RefHeading__13374_478085980" text:style-name="Internet_20_link" text:visited-style-name="Internet_20_link"><text:s/>2 <text:s/>Installation<text:tab/>3</text:a></text:p>
          <text:p text:style-name="P204"><text:a xlink:type="simple" xlink:href="#__RefHeading__4669_139386350" text:style-name="Internet_20_link" text:visited-style-name="Internet_20_link"><text:s/>2.1 <text:s/>Supported environments<text:tab/>3</text:a></text:p>
          <text:p text:style-name="P204"><text:a xlink:type="simple" xlink:href="#__RefHeading___Toc6385_87612775" text:style-name="Internet_20_link" text:visited-style-name="Internet_20_link"><text:s/>2.2 <text:s/>Pre-requisites<text:tab/>3</text:a></text:p>
          <text:p text:style-name="P205"><text:a xlink:type="simple" xlink:href="#__RefHeading__4579_904911522" text:style-name="Internet_20_link" text:visited-style-name="Internet_20_link"><text:s/>2.2.1 <text:s/>Required<text:tab/>3</text:a></text:p>
          <text:p text:style-name="P205"><text:a xlink:type="simple" xlink:href="#__RefHeading__4532_1531726931" text:style-name="Internet_20_link" text:visited-style-name="Internet_20_link"><text:s/>2.2.2 <text:s/>Required when bung is configured to mount file system(s)<text:tab/>3</text:a></text:p>
          <text:p text:style-name="P205"><text:a xlink:type="simple" xlink:href="#__RefHeading__21770_184567877" text:style-name="Internet_20_link" text:visited-style-name="Internet_20_link"><text:s/>2.2.3 <text:s/>Optional backup utilities<text:tab/>3</text:a></text:p>
          <text:p text:style-name="P205"><text:a xlink:type="simple" xlink:href="#__RefHeading__4110_1531726931" text:style-name="Internet_20_link" text:visited-style-name="Internet_20_link"><text:s/>2.2.4 <text:s/>Mail utilities<text:tab/>3</text:a></text:p>
          <text:p text:style-name="P205"><text:a xlink:type="simple" xlink:href="#__RefHeading__4534_1531726931" text:style-name="Internet_20_link" text:visited-style-name="Internet_20_link"><text:s/>2.2.5 <text:s/>mysql_bu (mysqldump) requirements<text:tab/>3</text:a></text:p>
          <text:p text:style-name="P205"><text:a xlink:type="simple" xlink:href="#__RefHeading__4536_1531726931" text:style-name="Internet_20_link" text:visited-style-name="Internet_20_link"><text:s/>2.2.6 <text:s/>Hotplug backup storage devices' requirements<text:tab/>3</text:a></text:p>
          <text:p text:style-name="P204"><text:a xlink:type="simple" xlink:href="#__RefHeading__4538_1531726931" text:style-name="Internet_20_link" text:visited-style-name="Internet_20_link"><text:s/>2.3 <text:s/>Installation itself<text:tab/>4</text:a></text:p>
          <text:p text:style-name="P205"><text:a xlink:type="simple" xlink:href="#__RefHeading__4822_1975154828" text:style-name="Internet_20_link" text:visited-style-name="Internet_20_link"><text:s/>2.3.1 <text:s/>From tarball<text:tab/>4</text:a></text:p>
          <text:p text:style-name="P205"><text:a xlink:type="simple" xlink:href="#__RefHeading__4680_139386350" text:style-name="Internet_20_link" text:visited-style-name="Internet_20_link"><text:s/>2.3.2 <text:s/>From .deb<text:tab/>4</text:a></text:p>
          <text:p text:style-name="P203"><text:a xlink:type="simple" xlink:href="#__RefHeading__4824_1975154828" text:style-name="Internet_20_link" text:visited-style-name="Internet_20_link"><text:s/>3 <text:s/>Configuration<text:tab/>4</text:a></text:p>
          <text:p text:style-name="P204"><text:a xlink:type="simple" xlink:href="#__RefHeading__1547_1814956071" text:style-name="Internet_20_link" text:visited-style-name="Internet_20_link"><text:s/>3.1 <text:s/>Overview<text:tab/>4</text:a></text:p>
          <text:p text:style-name="P205"><text:a xlink:type="simple" xlink:href="#__RefHeading__15389_388507932" text:style-name="Internet_20_link" text:visited-style-name="Internet_20_link"><text:s/>3.1.1 <text:s/>Jobs started by a scheduler<text:tab/>4</text:a></text:p>
          <text:p text:style-name="P205"><text:a xlink:type="simple" xlink:href="#__RefHeading__15391_388507932" text:style-name="Internet_20_link" text:visited-style-name="Internet_20_link"><text:s/>3.1.2 <text:s/>Jobs started by udev<text:tab/>4</text:a></text:p>
          <text:p text:style-name="P204"><text:a xlink:type="simple" xlink:href="#__RefHeading__17308_924462342" text:style-name="Internet_20_link" text:visited-style-name="Internet_20_link"><text:s/>3.2 <text:s/>Snapshots and mountpoints<text:tab/>5</text:a></text:p>
          <text:p text:style-name="P205"><text:a xlink:type="simple" xlink:href="#__RefHeading__4981_1558455082" text:style-name="Internet_20_link" text:visited-style-name="Internet_20_link"><text:s/>3.2.1 <text:s/>mlocate's updatedb configuration<text:tab/>5</text:a></text:p>
          <text:p text:style-name="P204"><text:a xlink:type="simple" xlink:href="#__RefHeading___Toc6387_87612775" text:style-name="Internet_20_link" text:visited-style-name="Internet_20_link"><text:s/>3.3 <text:s/>Creating configuration files<text:tab/>5</text:a></text:p>
          <text:p text:style-name="P205"><text:a xlink:type="simple" xlink:href="#__RefHeading__4186_1976446409" text:style-name="Internet_20_link" text:visited-style-name="Internet_20_link"><text:s/>3.3.1 <text:s/>Do not panic<text:tab/>5</text:a></text:p>
          <text:p text:style-name="P205"><text:a xlink:type="simple" xlink:href="#__RefHeading__13376_478085980" text:style-name="Internet_20_link" text:visited-style-name="Internet_20_link"><text:s/>3.3.2 <text:s/>Choosing the name<text:tab/>5</text:a></text:p>
          <text:p text:style-name="P205"><text:a xlink:type="simple" xlink:href="#__RefHeading__4188_1976446409" text:style-name="Internet_20_link" text:visited-style-name="Internet_20_link"><text:s/>3.3.3 <text:s/>Examples and man pages<text:tab/>5</text:a></text:p>
          <text:p text:style-name="P204"><text:a xlink:type="simple" xlink:href="#__RefHeading__2818_1376211236" text:style-name="Internet_20_link" text:visited-style-name="Internet_20_link"><text:s/>3.4 <text:s/>Testing configurations<text:tab/>5</text:a></text:p>
          <text:p text:style-name="P204"><text:a xlink:type="simple" xlink:href="#__RefHeading__45138_834850703" text:style-name="Internet_20_link" text:visited-style-name="Internet_20_link"><text:s/>3.5 <text:s/>Hooks<text:tab/>5</text:a></text:p>
          <text:p text:style-name="P204"><text:a xlink:type="simple" xlink:href="#__RefHeading___Toc9291_2054544585" text:style-name="Internet_20_link" text:visited-style-name="Internet_20_link"><text:s/>3.6 <text:s/>super_bu configuration<text:tab/>6</text:a></text:p>
          <text:p text:style-name="P204"><text:a xlink:type="simple" xlink:href="#__RefHeading__67585_449155261" text:style-name="Internet_20_link" text:visited-style-name="Internet_20_link"><text:s/>3.7 <text:s/>hotplug_bu configuration<text:tab/>6</text:a></text:p>
          <text:p text:style-name="P205"><text:a xlink:type="simple" xlink:href="#__RefHeading__19497_1540631042" text:style-name="Internet_20_link" text:visited-style-name="Internet_20_link"><text:s/>3.7.1 <text:s/>hotplug_bu typical usage<text:tab/>6</text:a></text:p>
          <text:p text:style-name="P205"><text:a xlink:type="simple" xlink:href="#__RefHeading___Toc7948_2117543910" text:style-name="Internet_20_link" text:visited-style-name="Internet_20_link"><text:s/>3.7.2 <text:s/>Configuration itself<text:tab/>6</text:a></text:p>
          <text:p text:style-name="P204"><text:a xlink:type="simple" xlink:href="#__RefHeading__2957_1376211236" text:style-name="Internet_20_link" text:visited-style-name="Internet_20_link"><text:s/>3.8 <text:s/>check_hotplug_usage configuration<text:tab/>7</text:a></text:p>
          <text:p text:style-name="P204"><text:a xlink:type="simple" xlink:href="#__RefHeading__5065_773744442" text:style-name="Internet_20_link" text:visited-style-name="Internet_20_link"><text:s/>3.9 <text:s/>MySQL (MariaDB) configuration<text:tab/>7</text:a></text:p>
          <text:p text:style-name="P205"><text:a xlink:type="simple" xlink:href="#__RefHeading__3933_1242112206" text:style-name="Internet_20_link" text:visited-style-name="Internet_20_link"><text:s/>3.9.1 <text:s/>MySQL user backup_user<text:tab/>7</text:a></text:p>
          <text:p text:style-name="P205"><text:a xlink:type="simple" xlink:href="#__RefHeading__4751_1580705661" text:style-name="Internet_20_link" text:visited-style-name="Internet_20_link"><text:s/>3.9.2 <text:s/>mysql_bu configuration<text:tab/>7</text:a></text:p>
          <text:p text:style-name="P204"><text:a xlink:type="simple" xlink:href="#__RefHeading__6662_1074194630" text:style-name="Internet_20_link" text:visited-style-name="Internet_20_link"><text:s/>3.10 <text:s/>postgres_bu configuration<text:tab/>8</text:a></text:p>
          <text:p text:style-name="P204"><text:a xlink:type="simple" xlink:href="#__RefHeading__42484_1519009222" text:style-name="Internet_20_link" text:visited-style-name="Internet_20_link"><text:s/>3.11 <text:s/>rsync_bu configuration<text:tab/>9</text:a></text:p>
          <text:p text:style-name="P205"><text:a xlink:type="simple" xlink:href="#__RefHeading__4589_643584405" text:style-name="Internet_20_link" text:visited-style-name="Internet_20_link"><text:s/>3.11.1 <text:s/>Exclude files<text:tab/>9</text:a></text:p>
          <text:p text:style-name="P206"><text:a xlink:type="simple" xlink:href="#__RefHeading__9087_608007432" text:style-name="Index_20_Link" text:visited-style-name="Index_20_Link"><text:s/>3.11.1.1 <text:s/>/etc/mtab<text:tab/>9</text:a></text:p>
          <text:p text:style-name="P205"><text:a xlink:type="simple" xlink:href="#__RefHeading__2959_1376211236" text:style-name="Internet_20_link" text:visited-style-name="Internet_20_link"><text:s/>3.11.2 <text:s/>rsync_bu configuration for remote source or destination<text:tab/>9</text:a></text:p>
          <text:p text:style-name="P206"><text:a xlink:type="simple" xlink:href="#__RefHeading__21424_724519571" text:style-name="Index_20_Link" text:visited-style-name="Index_20_Link"><text:s/>3.11.2.1 <text:s/>Restricting the commands run on the remote host<text:tab/>9</text:a></text:p>
          <text:p text:style-name="P206"><text:a xlink:type="simple" xlink:href="#__RefHeading__4185_1171254092" text:style-name="Index_20_Link" text:visited-style-name="Index_20_Link"><text:s/>3.11.2.2 <text:s/>Compression<text:tab/>9</text:a></text:p>
          <text:p text:style-name="P206"><text:a xlink:type="simple" xlink:href="#__RefHeading__9091_608007432" text:style-name="Index_20_Link" text:visited-style-name="Index_20_Link"><text:s/>3.11.2.3 <text:s/>Example configuration files<text:tab/>9</text:a></text:p>
          <text:p text:style-name="P204"><text:a xlink:type="simple" xlink:href="#__RefHeading__2961_1376211236" text:style-name="Internet_20_link" text:visited-style-name="Internet_20_link"><text:s/>3.12 <text:s/>sysinfo_bu configuration<text:tab/>10</text:a></text:p>
          <text:p text:style-name="P204"><text:a xlink:type="simple" xlink:href="#__RefHeading__9068_614569968" text:style-name="Internet_20_link" text:visited-style-name="Internet_20_link"><text:s/>3.13 <text:s/>templated_bu configuration<text:tab/>10</text:a></text:p>
          <text:p text:style-name="P204"><text:a xlink:type="simple" xlink:href="#__RefHeading__29903_439293657" text:style-name="Internet_20_link" text:visited-style-name="Internet_20_link"><text:s/>3.14 <text:s/>Creating scheduled jobs<text:tab/>10</text:a></text:p>
          <text:p text:style-name="P205"><text:a xlink:type="simple" xlink:href="#__RefHeading__4187_1171254092" text:style-name="Internet_20_link" text:visited-style-name="Internet_20_link"><text:s/>3.14.1 <text:s/>Choosing the scheduling mechanism<text:tab/>10</text:a></text:p>
          <text:p text:style-name="P205"><text:a xlink:type="simple" xlink:href="#__RefHeading__10592_35368556" text:style-name="Internet_20_link" text:visited-style-name="Internet_20_link"><text:s/>3.14.2 <text:s/>Using /etc/cron.{daily,weekly,monthy}/* scripts<text:tab/>11</text:a></text:p>
          <text:p text:style-name="P204"><text:a xlink:type="simple" xlink:href="#__RefHeading__6004_1171254092" text:style-name="Internet_20_link" text:visited-style-name="Internet_20_link"><text:s/>3.15 <text:s/>Creating udev-initiated jobs<text:tab/>11</text:a></text:p>
          <text:p text:style-name="P205"><text:a xlink:type="simple" xlink:href="#__RefHeading__19618_1514991000" text:style-name="Internet_20_link" text:visited-style-name="Internet_20_link"><text:s/>3.15.1 <text:s/>Creating the udev rule<text:tab/>12</text:a></text:p>
          <text:p text:style-name="P205"><text:a xlink:type="simple" xlink:href="#__RefHeading__6096_1171254092" text:style-name="Internet_20_link" text:visited-style-name="Internet_20_link"><text:s/>3.15.2 <text:s/>Testing<text:tab/>14</text:a></text:p>
          <text:p text:style-name="P204"><text:soft-page-break/><text:a xlink:type="simple" xlink:href="#__RefHeading__31686_2002789919" text:style-name="Internet_20_link" text:visited-style-name="Internet_20_link"><text:s/>3.16 <text:s/>Old log removal<text:tab/>14</text:a></text:p>
          <text:p text:style-name="P203"><text:a xlink:type="simple" xlink:href="#__RefHeading__4189_1171254092" text:style-name="Internet_20_link" text:visited-style-name="Internet_20_link"><text:s/>4 <text:s/>Running and killing<text:tab/>15</text:a></text:p>
          <text:p text:style-name="P203"><text:a xlink:type="simple" xlink:href="#__RefHeading___Toc8509_2610649274" text:style-name="Internet_20_link" text:visited-style-name="Internet_20_link"><text:s/>5 <text:s/>Routine operations<text:tab/>15</text:a></text:p>
          <text:p text:style-name="P204"><text:a xlink:type="simple" xlink:href="#__RefHeading__2246_511075320" text:style-name="Internet_20_link" text:visited-style-name="Internet_20_link"><text:s/>5.1 <text:s/>Monitoring<text:tab/>15</text:a></text:p>
          <text:p text:style-name="P205"><text:a xlink:type="simple" xlink:href="#__RefHeading__4190_1976446409" text:style-name="Internet_20_link" text:visited-style-name="Internet_20_link"><text:s/>5.1.1 <text:s/>Report emails<text:tab/>15</text:a></text:p>
          <text:p text:style-name="P205"><text:a xlink:type="simple" xlink:href="#__RefHeading__4192_1976446409" text:style-name="Internet_20_link" text:visited-style-name="Internet_20_link"><text:s/>5.1.2 <text:s/>Logs<text:tab/>15</text:a></text:p>
          <text:p text:style-name="P204"><text:a xlink:type="simple" xlink:href="#__RefHeading__2248_511075320" text:style-name="Internet_20_link" text:visited-style-name="Internet_20_link"><text:s/>5.2 <text:s/>Audit<text:tab/>16</text:a></text:p>
          <text:p text:style-name="P203"><text:a xlink:type="simple" xlink:href="#__RefHeading__2250_511075320" text:style-name="Internet_20_link" text:visited-style-name="Internet_20_link"><text:s/>6 <text:s/>Problem investigation<text:tab/>16</text:a></text:p>
          <text:p text:style-name="P204"><text:a xlink:type="simple" xlink:href="#__RefHeading__12288_368320619" text:style-name="Internet_20_link" text:visited-style-name="Internet_20_link"><text:s/>6.1 <text:s/>Report email not received<text:tab/>16</text:a></text:p>
          <text:p text:style-name="P204"><text:a xlink:type="simple" xlink:href="#__RefHeading__2981_205586009" text:style-name="Internet_20_link" text:visited-style-name="Internet_20_link"><text:s/>6.2 <text:s/>bung's logs<text:tab/>16</text:a></text:p>
          <text:p text:style-name="P205"><text:a xlink:type="simple" xlink:href="#__RefHeading__3073_1928899858" text:style-name="Internet_20_link" text:visited-style-name="Internet_20_link"><text:s/>6.2.1 <text:s/>General (applicable to all bung scripts)<text:tab/>16</text:a></text:p>
          <text:p text:style-name="P206"><text:a xlink:type="simple" xlink:href="#__RefHeading___Toc9293_2054544585" text:style-name="Index_20_Link" text:visited-style-name="Index_20_Link"><text:s/>6.2.1.1 <text:s/>Cannot allocate memory<text:tab/>16</text:a></text:p>
          <text:p text:style-name="P206"><text:a xlink:type="simple" xlink:href="#__RefHeading__4732_2093345297" text:style-name="Index_20_Link" text:visited-style-name="Index_20_Link"><text:s/>6.2.1.2 <text:s/>Too many open files<text:tab/>16</text:a></text:p>
          <text:p text:style-name="P205"><text:a xlink:type="simple" xlink:href="#__RefHeading__4734_2093345297" text:style-name="Internet_20_link" text:visited-style-name="Internet_20_link"><text:s/>6.2.2 <text:s/>rsync<text:tab/>16</text:a></text:p>
          <text:p text:style-name="P206"><text:a xlink:type="simple" xlink:href="#__RefHeading__9093_608007432" text:style-name="Index_20_Link" text:visited-style-name="Index_20_Link"><text:s/>6.2.2.1 <text:s/>protocol version mismatch -- is your shell clean?<text:tab/>17</text:a></text:p>
          <text:p text:style-name="P205"><text:a xlink:type="simple" xlink:href="#__RefHeading__2985_205586009" text:style-name="Internet_20_link" text:visited-style-name="Internet_20_link"><text:s/>6.2.3 <text:s/>Snapshots<text:tab/>17</text:a></text:p>
          <text:p text:style-name="P206"><text:a xlink:type="simple" xlink:href="#__RefHeading__9070_614569968" text:style-name="Index_20_Link" text:visited-style-name="Index_20_Link"><text:s/>6.2.3.1 <text:s/>I/O errors on snapshots<text:tab/>17</text:a></text:p>
          <text:p text:style-name="P204"><text:a xlink:type="simple" xlink:href="#__RefHeading__4736_2093345297" text:style-name="Internet_20_link" text:visited-style-name="Internet_20_link"><text:s/>6.3 <text:s/>/var/log/syslog<text:tab/>17</text:a></text:p>
          <text:p text:style-name="P204"><text:a xlink:type="simple" xlink:href="#__RefHeading__2987_205586009" text:style-name="Internet_20_link" text:visited-style-name="Internet_20_link"><text:s/>6.4 <text:s/>bung debugging<text:tab/>17</text:a></text:p>
          <text:p text:style-name="P205"><text:a xlink:type="simple" xlink:href="#__RefHeading__2989_205586009" text:style-name="Internet_20_link" text:visited-style-name="Internet_20_link"><text:s/>6.4.1 <text:s/>The -d option<text:tab/>17</text:a></text:p>
          <text:p text:style-name="P205"><text:a xlink:type="simple" xlink:href="#__RefHeading__11675_1974498652" text:style-name="Internet_20_link" text:visited-style-name="Internet_20_link"><text:s/>6.4.2 <text:s/>No output?<text:tab/>17</text:a></text:p>
          <text:p text:style-name="P204"><text:a xlink:type="simple" xlink:href="#__RefHeading__2792_539328602" text:style-name="Internet_20_link" text:visited-style-name="Internet_20_link"><text:s/>6.5 <text:s/>ssh (remote destination or source)<text:tab/>18</text:a></text:p>
          <text:p text:style-name="P203"><text:a xlink:type="simple" xlink:href="#__RefHeading__9466_2050587300" text:style-name="Internet_20_link" text:visited-style-name="Internet_20_link"><text:s/>7 <text:s/>Restores<text:tab/>18</text:a></text:p>
          <text:p text:style-name="P204"><text:a xlink:type="simple" xlink:href="#__RefHeading__4975_1054655772" text:style-name="Internet_20_link" text:visited-style-name="Internet_20_link"><text:s/>7.1 <text:s/>mysql_bu<text:tab/>18</text:a></text:p>
          <text:p text:style-name="P204"><text:a xlink:type="simple" xlink:href="#__RefHeading__4977_1054655772" text:style-name="Internet_20_link" text:visited-style-name="Internet_20_link"><text:s/>7.2 <text:s/>postgres_bu<text:tab/>18</text:a></text:p>
          <text:p text:style-name="P204"><text:a xlink:type="simple" xlink:href="#__RefHeading__4979_1054655772" text:style-name="Internet_20_link" text:visited-style-name="Internet_20_link"><text:s/>7.3 <text:s/>rsync_bu<text:tab/>18</text:a></text:p>
          <text:p text:style-name="P203"><text:a xlink:type="simple" xlink:href="#__RefHeading__4763_1135087624" text:style-name="Internet_20_link" text:visited-style-name="Internet_20_link"><text:s/>8 <text:s/>Worked examples<text:tab/>19</text:a></text:p>
          <text:p text:style-name="P204"><text:a xlink:type="simple" xlink:href="#__RefHeading__3941_188841467" text:style-name="Internet_20_link" text:visited-style-name="Internet_20_link"><text:s/>8.1 <text:s/>rsync_bu - backup to local file system, whole tree<text:tab/>19</text:a></text:p>
          <text:p text:style-name="P205"><text:a xlink:type="simple" xlink:href="#__RefHeading__44113_13915939321" text:style-name="Internet_20_link" text:visited-style-name="Internet_20_link"><text:s/>8.1.1 <text:s/>Space calculation<text:tab/>19</text:a></text:p>
          <text:p text:style-name="P205"><text:a xlink:type="simple" xlink:href="#__RefHeading__3943_188841467" text:style-name="Internet_20_link" text:visited-style-name="Internet_20_link"><text:s/>8.1.2 <text:s/>Create the backup file system<text:tab/>19</text:a></text:p>
          <text:p text:style-name="P205"><text:a xlink:type="simple" xlink:href="#__RefHeading__2796_53932860211" text:style-name="Internet_20_link" text:visited-style-name="Internet_20_link"><text:s/>8.1.3 <text:s/>Create destination directory<text:tab/>19</text:a></text:p>
          <text:p text:style-name="P205"><text:a xlink:type="simple" xlink:href="#__RefHeading__2798_53932860211" text:style-name="Internet_20_link" text:visited-style-name="Internet_20_link"><text:s/>8.1.4 <text:s/>Create snapshot mountpoint<text:tab/>19</text:a></text:p>
          <text:p text:style-name="P205"><text:a xlink:type="simple" xlink:href="#__RefHeading__2802_53932860211" text:style-name="Internet_20_link" text:visited-style-name="Internet_20_link"><text:s/>8.1.5 <text:s/>bung configuration<text:tab/>19</text:a></text:p>
          <text:p text:style-name="P205"><text:a xlink:type="simple" xlink:href="#__RefHeading__2804_53932860211" text:style-name="Internet_20_link" text:visited-style-name="Internet_20_link"><text:s/>8.1.6 <text:s/>Testing<text:tab/>20</text:a></text:p>
          <text:p text:style-name="P205"><text:a xlink:type="simple" xlink:href="#__RefHeading__2806_53932860211" text:style-name="Internet_20_link" text:visited-style-name="Internet_20_link"><text:s/>8.1.7 <text:s/>Create scheduled job<text:tab/>20</text:a></text:p>
          <text:p text:style-name="P204"><text:a xlink:type="simple" xlink:href="#__RefHeading__44111_1391593932" text:style-name="Internet_20_link" text:visited-style-name="Internet_20_link"><text:s/>8.2 <text:s/>rsync_bu - backup to local file system, separate /var and /home<text:tab/>20</text:a></text:p>
          <text:p text:style-name="P205"><text:a xlink:type="simple" xlink:href="#__RefHeading__44113_1391593932" text:style-name="Internet_20_link" text:visited-style-name="Internet_20_link"><text:s/>8.2.1 <text:s/>Space calculation<text:tab/>20</text:a></text:p>
          <text:p text:style-name="P205"><text:a xlink:type="simple" xlink:href="#__RefHeading__2796_5393286021" text:style-name="Internet_20_link" text:visited-style-name="Internet_20_link"><text:s/>8.2.2 <text:s/>Create destination directory<text:tab/>21</text:a></text:p>
          <text:p text:style-name="P205"><text:a xlink:type="simple" xlink:href="#__RefHeading__2798_5393286021" text:style-name="Internet_20_link" text:visited-style-name="Internet_20_link"><text:s/>8.2.3 <text:s/>Create snapshot mountpoints<text:tab/>21</text:a></text:p>
          <text:p text:style-name="P205"><text:a xlink:type="simple" xlink:href="#__RefHeading__2802_5393286021" text:style-name="Internet_20_link" text:visited-style-name="Internet_20_link"><text:s/>8.2.4 <text:s/>bung configuration<text:tab/>21</text:a></text:p>
          <text:p text:style-name="P205"><text:a xlink:type="simple" xlink:href="#__RefHeading__2804_5393286021" text:style-name="Internet_20_link" text:visited-style-name="Internet_20_link"><text:s/>8.2.5 <text:s/>Testing<text:tab/>22</text:a></text:p>
          <text:p text:style-name="P205"><text:a xlink:type="simple" xlink:href="#__RefHeading__2806_5393286021" text:style-name="Internet_20_link" text:visited-style-name="Internet_20_link"><text:s/>8.2.6 <text:s/>Create scheduled job<text:tab/>22</text:a></text:p>
          <text:p text:style-name="P204"><text:a xlink:type="simple" xlink:href="#__RefHeading__4192_269778443" text:style-name="Internet_20_link" text:visited-style-name="Internet_20_link"><text:s/>8.3 <text:s/>rsync_bu - backup to hotplug disk<text:tab/>23</text:a></text:p>
          <text:p text:style-name="P204"><text:a xlink:type="simple" xlink:href="#__RefHeading__4194_269778443" text:style-name="Internet_20_link" text:visited-style-name="Internet_20_link"><text:s/>8.4 <text:s/>rsync_bu - backup to remote system (/etc, /home, /root and /var)<text:tab/>24</text:a></text:p>
          <text:p text:style-name="P205"><text:a xlink:type="simple" xlink:href="#__RefHeading__2796_539328602" text:style-name="Internet_20_link" text:visited-style-name="Internet_20_link"><text:s/>8.4.1 <text:s/>Create destination directory<text:tab/>24</text:a></text:p>
          <text:p text:style-name="P205"><text:a xlink:type="simple" xlink:href="#__RefHeading__25178_1180784333" text:style-name="Internet_20_link" text:visited-style-name="Internet_20_link"><text:s/>8.4.2 <text:s/>Create the constant access path<text:tab/>24</text:a></text:p>
          <text:p text:style-name="P205"><text:a xlink:type="simple" xlink:href="#__RefHeading__25180_1180784333" text:style-name="Internet_20_link" text:visited-style-name="Internet_20_link"><text:s/>8.4.3 <text:s/>Create snapshot mountpoints<text:tab/>25</text:a></text:p>
          <text:p text:style-name="P205"><text:a xlink:type="simple" xlink:href="#__RefHeading__2800_539328602" text:style-name="Internet_20_link" text:visited-style-name="Internet_20_link"><text:s/>8.4.4 <text:s/>Set up ssh<text:tab/>25</text:a></text:p>
          <text:p text:style-name="P205"><text:a xlink:type="simple" xlink:href="#__RefHeading__2802_539328602" text:style-name="Internet_20_link" text:visited-style-name="Internet_20_link"><text:s/>8.4.5 <text:s/>Configure bung<text:tab/>25</text:a></text:p>
          <text:p text:style-name="P205"><text:a xlink:type="simple" xlink:href="#__RefHeading__2804_539328602" text:style-name="Internet_20_link" text:visited-style-name="Internet_20_link"><text:s/>8.4.6 <text:s/>Testing<text:tab/>27</text:a></text:p>
          <text:p text:style-name="P205"><text:a xlink:type="simple" xlink:href="#__RefHeading__2806_539328602" text:style-name="Internet_20_link" text:visited-style-name="Internet_20_link"><text:s/>8.4.7 <text:s/>Create scheduled job<text:tab/>27</text:a></text:p>
          <text:p text:style-name="P204"><text:a xlink:type="simple" xlink:href="#__RefHeading__4372_1899272133" text:style-name="Internet_20_link" text:visited-style-name="Internet_20_link"><text:s/>8.5 <text:s/>rsync_bu - backup to remote system (whole tree, no LVM)<text:tab/>27</text:a></text:p>
          <text:p text:style-name="P205"><text:a xlink:type="simple" xlink:href="#__RefHeading__2796_5393286023" text:style-name="Internet_20_link" text:visited-style-name="Internet_20_link"><text:s/>8.5.1 <text:s/>Space calculation<text:tab/>27</text:a></text:p>
          <text:p text:style-name="P205"><text:a xlink:type="simple" xlink:href="#__RefHeading__4374_1899272133" text:style-name="Internet_20_link" text:visited-style-name="Internet_20_link"><text:s/>8.5.2 <text:s/>Create destination directory<text:tab/>27</text:a></text:p>
          <text:p text:style-name="P205"><text:a xlink:type="simple" xlink:href="#__RefHeading__25178_11807843331" text:style-name="Internet_20_link" text:visited-style-name="Internet_20_link"><text:s/>8.5.3 <text:s/>Create the constant access path<text:tab/>27</text:a></text:p>
          <text:p text:style-name="P205"><text:a xlink:type="simple" xlink:href="#__RefHeading__25180_11807843331" text:style-name="Internet_20_link" text:visited-style-name="Internet_20_link"><text:s/>8.5.4 <text:s/>Create snapshot mountpoints<text:tab/>27</text:a></text:p>
          <text:p text:style-name="P205"><text:a xlink:type="simple" xlink:href="#__RefHeading__2800_5393286022" text:style-name="Internet_20_link" text:visited-style-name="Internet_20_link"><text:s/>8.5.5 <text:s/>Set up ssh<text:tab/>27</text:a></text:p>
          <text:p text:style-name="P205"><text:a xlink:type="simple" xlink:href="#__RefHeading__2802_5393286023" text:style-name="Internet_20_link" text:visited-style-name="Internet_20_link"><text:s/>8.5.6 <text:s/>Configure bung<text:tab/>28</text:a></text:p>
          <text:p text:style-name="P205"><text:a xlink:type="simple" xlink:href="#__RefHeading__2804_5393286023" text:style-name="Internet_20_link" text:visited-style-name="Internet_20_link"><text:s/>8.5.7 <text:s/>Testing<text:tab/>30</text:a></text:p>
          <text:p text:style-name="P205"><text:a xlink:type="simple" xlink:href="#__RefHeading__2806_5393286023" text:style-name="Internet_20_link" text:visited-style-name="Internet_20_link"><text:s/>8.5.8 <text:s/>Create scheduled job<text:tab/>30</text:a></text:p>
          <text:p text:style-name="P204"><text:a xlink:type="simple" xlink:href="#__RefHeading__52867_1664535005" text:style-name="Internet_20_link" text:visited-style-name="Internet_20_link"><text:s/>8.6 <text:s/>rsync_bu - backup from remote system<text:tab/>30</text:a></text:p>
          <text:p text:style-name="P205"><text:a xlink:type="simple" xlink:href="#__RefHeading__2796_5393286022" text:style-name="Internet_20_link" text:visited-style-name="Internet_20_link"><text:s/>8.6.1 <text:s/>Calculate the backup data volume<text:tab/>30</text:a></text:p>
          <text:p text:style-name="P205"><text:a xlink:type="simple" xlink:href="#__RefHeading__52869_1664535005" text:style-name="Internet_20_link" text:visited-style-name="Internet_20_link"><text:s/>8.6.2 <text:s/>Finding space on the destination system<text:tab/>30</text:a></text:p>
          <text:p text:style-name="P205"><text:soft-page-break/><text:a xlink:type="simple" xlink:href="#__RefHeading__52871_1664535005" text:style-name="Internet_20_link" text:visited-style-name="Internet_20_link"><text:s/>8.6.3 <text:s/>Create destination directory<text:tab/>30</text:a></text:p>
          <text:p text:style-name="P205"><text:a xlink:type="simple" xlink:href="#__RefHeading__2800_5393286021" text:style-name="Internet_20_link" text:visited-style-name="Internet_20_link"><text:s/>8.6.4 <text:s/>Set up ssh<text:tab/>30</text:a></text:p>
          <text:p text:style-name="P205"><text:a xlink:type="simple" xlink:href="#__RefHeading__2802_5393286022" text:style-name="Internet_20_link" text:visited-style-name="Internet_20_link"><text:s/>8.6.5 <text:s/>Configure bung<text:tab/>31</text:a></text:p>
          <text:p text:style-name="P205"><text:a xlink:type="simple" xlink:href="#__RefHeading__2804_5393286022" text:style-name="Internet_20_link" text:visited-style-name="Internet_20_link"><text:s/>8.6.6 <text:s/>Testing<text:tab/>32</text:a></text:p>
          <text:p text:style-name="P205"><text:a xlink:type="simple" xlink:href="#__RefHeading__2806_5393286022" text:style-name="Internet_20_link" text:visited-style-name="Internet_20_link"><text:s/>8.6.7 <text:s/>Create scheduled job<text:tab/>32</text:a></text:p>
          <text:p text:style-name="P204"><text:a xlink:type="simple" xlink:href="#__RefHeading___Toc5127_1959459296" text:style-name="Internet_20_link" text:visited-style-name="Internet_20_link"><text:s/>8.7 <text:s/>Xen Dom0 backing up itself and its DomUs<text:tab/>32</text:a></text:p>
          <text:p text:style-name="P204"><text:a xlink:type="simple" xlink:href="#__RefHeading___Toc5627_3538222714" text:style-name="Internet_20_link" text:visited-style-name="Internet_20_link"><text:s/>8.8 <text:s/>Android backup<text:tab/>33</text:a></text:p>
          <text:p text:style-name="P205"><text:a xlink:type="simple" xlink:href="#__RefHeading___Toc5629_3538222714" text:style-name="Internet_20_link" text:visited-style-name="Internet_20_link"><text:s/>8.8.1 <text:s/>Phone IP address<text:tab/>33</text:a></text:p>
          <text:p text:style-name="P205"><text:a xlink:type="simple" xlink:href="#__RefHeading___Toc5631_3538222714" text:style-name="Internet_20_link" text:visited-style-name="Internet_20_link"><text:s/>8.8.2 <text:s/>Computer ssh<text:tab/>33</text:a></text:p>
          <text:p text:style-name="P205"><text:a xlink:type="simple" xlink:href="#__RefHeading___Toc5633_3538222714" text:style-name="Internet_20_link" text:visited-style-name="Internet_20_link"><text:s/>8.8.3 <text:s/>Name resolution<text:tab/>34</text:a></text:p>
          <text:p text:style-name="P205"><text:a xlink:type="simple" xlink:href="#__RefHeading___Toc5635_3538222714" text:style-name="Internet_20_link" text:visited-style-name="Internet_20_link"><text:s/>8.8.4 <text:s/>Phone ssh<text:tab/>34</text:a></text:p>
          <text:p text:style-name="P205"><text:a xlink:type="simple" xlink:href="#__RefHeading___Toc5637_3538222714" text:style-name="Internet_20_link" text:visited-style-name="Internet_20_link"><text:s/>8.8.5 <text:s/>Computer directories<text:tab/>34</text:a></text:p>
          <text:p text:style-name="P205"><text:a xlink:type="simple" xlink:href="#__RefHeading___Toc5639_3538222714" text:style-name="Internet_20_link" text:visited-style-name="Internet_20_link"><text:s/>8.8.6 <text:s/>Configure bung<text:tab/>34</text:a></text:p>
          <text:p text:style-name="P205"><text:a xlink:type="simple" xlink:href="#__RefHeading___Toc5641_3538222714" text:style-name="Internet_20_link" text:visited-style-name="Internet_20_link"><text:s/>8.8.7 <text:s/>Test<text:tab/>34</text:a></text:p>
          <text:p text:style-name="P205"><text:a xlink:type="simple" xlink:href="#__RefHeading___Toc5643_3538222714" text:style-name="Internet_20_link" text:visited-style-name="Internet_20_link"><text:s/>8.8.8 <text:s/>Add backup to a remote computer<text:tab/>35</text:a></text:p>
          <text:p text:style-name="P205"><text:a xlink:type="simple" xlink:href="#__RefHeading___Toc5645_3538222714" text:style-name="Internet_20_link" text:visited-style-name="Internet_20_link"><text:s/>8.8.9 <text:s/>Group both backups<text:tab/>35</text:a></text:p>
          <text:p text:style-name="P205"><text:a xlink:type="simple" xlink:href="#__RefHeading___Toc5647_3538222714" text:style-name="Internet_20_link" text:visited-style-name="Internet_20_link"><text:s/>8.8.10 <text:s/>Backup initiation by udev<text:tab/>35</text:a></text:p>
        </text:index-body>
      </text:table-of-content>
      <text:p text:style-name="P43"/>
      <text:h text:style-name="P214" text:outline-level="1"><text:bookmark-start text:name="__RefHeading__186_1334205824"/>Introduction<text:bookmark-end text:name="__RefHeading__186_1334205824"/></text:h>
      <text:p text:style-name="P93">This is the User Guide for Auroville's backup scripts ne<text:span text:style-name="T127">xt</text:span> generation (bung).</text:p>
      <text:p text:style-name="P93">The .odt version is better formatted than the .html and .pdf derivatives.</text:p>
      <text:h text:style-name="P215" text:outline-level="2"><text:bookmark-start text:name="__RefHeading__681_1271462161"/>Overview<text:bookmark-end text:name="__RefHeading__681_1271462161"/></text:h>
      <text:p text:style-name="P130">bung (Back<text:span text:style-name="T140">U</text:span>p Next Generation) was created in 2013 and is now known to be in regular use for backing up hundreds of laptops, PCs, <text:span text:style-name="T140">phones, </text:span>servers, routers and switches. It backs up files, MariaDB, OpenLDAP, postgres and -- via an extensible templates system <text:span text:style-name="T127">with git support </text:span>-- Cisco switches, MikroTik routers <text:span text:style-name="T140">and Tejas optical line terminals.</text:span></text:p>
      <text:p text:style-name="P130">Backups are written to local or remote file systems. <text:span text:style-name="T126">Local file systems can be mounted when the backup starts and unmounted when it ends. <text:s/>This minimises the danger of accidentally removing backup files.</text:span></text:p>
      <text:p text:style-name="Text_20_body">The rsync-based files backup creates a "rolling full" backup which is easy to browse and restore from using everyday tools. Changed and deleted files are kept for a configurable number of days. When the source is on an LVM volume, snapshots can be used.</text:p>
      <text:p text:style-name="Text_20_body">Backup jobs are scheduled or initiated by plugging in hotplug storage such as USB disks. When hotplug storage starts a backup, on-screen notifications (terminal or GUI) tell of the start and end of the backup.</text:p>
      <text:p text:style-name="Text_20_body">When backing up to a remote file system, commands are run via ssh. For security, <text:span text:style-name="T176">when run as root, </text:span>bung on the remote server validates <text:span text:style-name="T126">the </text:span>commands before they are run.</text:p>
      <text:p text:style-name="Text_20_body">Developed in a production environment, bung's log messages <text:span text:style-name="T127">are designed to give</text:span> <text:span text:style-name="T127">the </text:span>information needed to <text:span text:style-name="T127">investigate</text:span> problems.</text:p>
      <text:p text:style-name="P131">Backup reports are sent by email.</text:p>
      <text:p text:style-name="Text_20_body">bung is written in bash and <text:span text:style-name="T128">uses the </text:span>GPL-2.0+ license.</text:p>
      <text:h text:style-name="P227" text:outline-level="3"><text:bookmark-start text:name="__RefHeading__6859_35368556"/>Configuration files<text:bookmark-end text:name="__RefHeading__6859_35368556"/></text:h>
      <text:p text:style-name="P104">Default location /etc/bung <text:span text:style-name="T141">for root and ~/etc/bung for others.</text:span></text:p>
      <text:h text:style-name="P227" text:outline-level="3"><text:bookmark-start text:name="__RefHeading__6861_35368556"/>Email<text:bookmark-end text:name="__RefHeading__6861_35368556"/></text:h>
      <text:p text:style-name="P43">By default a <text:span text:style-name="T126">backup </text:span>report is emailed to root.</text:p>
      <text:p text:style-name="P99"><text:span text:style-name="T126">Additionally email can be sent to address(es) </text:span>when <text:span text:style-name="T125">a </text:span>hotplug storage <text:span text:style-name="T125">file system </text:span>is mounted <text:span text:style-name="T125">or</text:span> unmounted.</text:p>
      <text:h text:style-name="P227" text:outline-level="3"><text:bookmark-start text:name="__RefHeading__12284_368320619"/>Email filters<text:bookmark-end text:name="__RefHeading__12284_368320619"/></text:h>
      <text:p text:style-name="P43">Not part of bung but a useful adjunct.</text:p>
      <text:p text:style-name="P43">For example, for googlemail:</text:p>
      <text:list xml:id="list3506626138" text:style-name="L1">
        <text:list-item>
          <text:p text:style-name="P278">Create folders "Backup successful", "Backup warning" and "Backup error"</text:p>
        </text:list-item>
        <text:list-item>
          <text:p text:style-name="P278">Create corresponding filters:</text:p>
        </text:list-item>
      </text:list>
      <text:list xml:id="list934975871" text:style-name="L2">
        <text:list-item>
          <text:p text:style-name="P317">Matches: subject:(SUCCESS (bung)) <text:line-break/>Do this: Skip Inbox, Apply label "Backup successful", Never send it to Spam</text:p>
        </text:list-item>
        <text:list-item>
          <text:p text:style-name="P317">Matches: subject:(WARN (bung)) <text:line-break/>Do this: Skip Inbox, Apply label "Backup warning", Never send it to Spam</text:p>
        </text:list-item>
        <text:list-item>
          <text:p text:style-name="P317">Matches: subject:(ERROR (bung)) <text:line-break/>Do this: Skip Inbox, Apply label "Backup problems", Never send it to Spam</text:p>
        </text:list-item>
      </text:list>
      <text:h text:style-name="P227" text:outline-level="3"><text:bookmark-start text:name="__RefHeading__6863_35368556"/>Logcheck<text:bookmark-end text:name="__RefHeading__6863_35368556"/></text:h>
      <text:p text:style-name="P43">A logcheck filter file filters out routine (not warning and error) messages that bung scripts write to /var/log/syslog. <text:s/>It is /etc/logcheck/ignore.d.server/bung.</text:p>
      <text:h text:style-name="P227" text:outline-level="3"><text:bookmark-start text:name="__RefHeading__12286_368320619"/><text:soft-page-break/>Logs<text:bookmark-end text:name="__RefHeading__12286_368320619"/></text:h>
      <text:p text:style-name="P43">Logs are designed to speed problem diagnosis.</text:p>
      <text:p text:style-name="P104">Default location /var/log/bung <text:span text:style-name="T141">for root and ~/var/log/bung for others.</text:span></text:p>
      <text:p text:style-name="P104"><text:span text:style-name="T141">L</text:span>ogs are created <text:span text:style-name="T141">w</text:span>ith names reflecting the script that created them, the configuration file used and the time the job started: &lt;script name&gt;.&lt;conf file name&gt;.&lt;timestamp&gt;.log</text:p>
      <text:p text:style-name="P43">By default old logs are removed after 28 days.</text:p>
      <text:p text:style-name="P43">When backup is to a hotplug <text:span text:style-name="T142">storage</text:span>, a further log is created:</text:p>
      <text:p text:style-name="P163">/var/log/bung/hotplug/&lt;organisation name&gt;</text:p>
      <text:p text:style-name="P43">This contains the day of the backup and the serial number of the device. <text:s/>It is used by the scripts to detect when it is too long since a backup was written to the device or the device was changed.</text:p>
      <text:p text:style-name="P43">A weekly cron job removes any /var/log/bung/*.log files more than 122 days (~4 months) old.</text:p>
      <text:h text:style-name="P227" text:outline-level="3"><text:bookmark-start text:name="__RefHeading__8259_2135266745"/>man pages<text:bookmark-end text:name="__RefHeading__8259_2135266745"/></text:h>
      <text:p text:style-name="P80">bung includes man pages for its scripts and their configuration. <text:s/><text:span text:style-name="T122">They can be listed by running </text:span><text:span text:style-name="Screen_20_font"><text:span text:style-name="T122">man -k bung</text:span></text:span></text:p>
      <text:h text:style-name="P227" text:outline-level="3"><text:bookmark-start text:name="__RefHeading__6865_35368556"/>On screen notifications<text:bookmark-end text:name="__RefHeading__6865_35368556"/></text:h>
      <text:p text:style-name="P43">Optionally for hotplug storage, the scripts can be configured to display on-screen notifications when a hotplug device is being used and when it is safe to unplug.</text:p>
      <text:p text:style-name="P43">If the screen is in graphical mode and not locked, these notifications are pop-up windows, otherwise these notifications are plain text.</text:p>
      <text:h text:style-name="P227" text:outline-level="3"><text:bookmark-start text:name="__RefHeading__3894_1603389797"/>Scheduled jobs<text:bookmark-end text:name="__RefHeading__3894_1603389797"/></text:h>
      <text:p text:style-name="P43">Typically <text:span text:style-name="T135">by cron or anacron (</text:span>/etc/cron.daily, root <text:span text:style-name="T135">or other user</text:span>'s crontab or /etc/cron.d<text:span text:style-name="T135">) or by systemd timer.</text:span></text:p>
      <text:h text:style-name="P227" text:outline-level="3"><text:bookmark-start text:name="__RefHeading__6867_35368556"/>Scripts<text:bookmark-end text:name="__RefHeading__6867_35368556"/></text:h>
      <text:p text:style-name="P43">In /usr/bin:</text:p>
      <text:list xml:id="list411297340" text:style-name="L3">
        <text:list-item>
          <text:p text:style-name="P304"><text:span text:style-name="T51">check_hotplug_usage</text:span><text:span text:style-name="T50"> <text:s/>Checks in case it is too long since a backup was written to the device or the device was changed.</text:span></text:p>
        </text:list-item>
        <text:list-item>
          <text:p text:style-name="P279"><text:span text:style-name="T1">hotplug_bu</text:span> <text:s/>Runs subsidiary jobs if a specific hotplug storage device is plugged in.</text:p>
        </text:list-item>
        <text:list-item>
          <text:p text:style-name="P279"><text:span text:style-name="T1">hotplug_bu_launcher</text:span> <text:s/>Run by udev, it runs hotplug_bu <text:span text:style-name="T93">as an "at" job</text:span>.</text:p>
        </text:list-item>
        <text:list-item>
          <text:p text:style-name="P279"><text:span text:style-name="T1">mysql_bu</text:span> <text:s/>Backs up MySQL database.</text:p>
        </text:list-item>
        <text:list-item>
          <text:p text:style-name="P280"><text:span text:style-name="T10">open</text:span><text:span text:style-name="T1">dap_bu</text:span> <text:s/>Backs up <text:span text:style-name="T79">Open</text:span>LDAP</text:p>
        </text:list-item>
        <text:list-item>
          <text:p text:style-name="P281"><text:span text:style-name="T9">postgres_bu <text:s/></text:span><text:span text:style-name="T23">Backs up Postgres database.</text:span></text:p>
        </text:list-item>
        <text:list-item>
          <text:p text:style-name="P280"><text:span text:style-name="T10">remote_agent <text:s/></text:span><text:span text:style-name="T24">Runs bung commands from remote computers securely.</text:span></text:p>
        </text:list-item>
        <text:list-item>
          <text:p text:style-name="P280"><text:span text:style-name="T1">rsync_bu</text:span> <text:s/>Runs an rsync backup.</text:p>
        </text:list-item>
        <text:list-item>
          <text:p text:style-name="P280"><text:span text:style-name="T1">rsync_</text:span><text:span text:style-name="T10">restore</text:span> <text:s/><text:span text:style-name="T94">Restores from backups made by </text:span>rsync_<text:span text:style-name="T93">bu</text:span>. <text:s/><text:span text:style-name="T94">Intended for interactive use.</text:span></text:p>
        </text:list-item>
        <text:list-item>
          <text:p text:style-name="P279"><text:span text:style-name="T1">super_bu</text:span> <text:s/>A supervisor script. <text:s/>Runs subsidiary scripts which may include hotplug_bu.</text:p>
        </text:list-item>
        <text:list-item>
          <text:p text:style-name="P282"><text:span text:style-name="T1">sysinfo_bu</text:span> <text:s/>Generates reports on BIOS, groups, hardware, networking, packages, storage <text:span text:style-name="T142">and</text:span> users.</text:p>
        </text:list-item>
        <text:list-item>
          <text:p text:style-name="P283"><text:span text:style-name="T12">templated_bu <text:s/></text:span><text:span text:style-name="T26">Runs commands defined in a template file</text:span><text:span text:style-name="T25">, optionally populating a git repo</text:span><text:span text:style-name="T13">. <text:s/></text:span><text:span text:style-name="T27">Commonly used</text:span><text:span text:style-name="T25"> for backing up </text:span><text:span text:style-name="T27">switches and </text:span><text:span text:style-name="T25">routers.</text:span></text:p>
        </text:list-item>
        <text:list-item>
          <text:p text:style-name="P284"><text:span text:style-name="T11">validate_ssh_cmd</text:span> <text:s/><text:span text:style-name="T94">Validates bung commands run by remote computers via ssh</text:span>.</text:p>
        </text:list-item>
      </text:list>
      <text:h text:style-name="P215" text:outline-level="2"><text:bookmark-start text:name="__RefHeading__6869_35368556"/>Related documentation<text:bookmark-end text:name="__RefHeading__6869_35368556"/></text:h>
      <text:list xml:id="list1458268569" text:style-name="L4">
        <text:list-item>
          <text:p text:style-name="P285">"<text:span text:style-name="T114">Backup scripts next generation &lt;version&gt; Programmer's Guide.odt</text:span>"</text:p>
        </text:list-item>
        <text:list-item>
          <text:p text:style-name="P286"><text:span text:style-name="T108">BUGS, INSTALL, </text:span>NEWS, <text:span text:style-name="T108">README</text:span></text:p>
        </text:list-item>
      </text:list>
      <text:h text:style-name="P215" text:outline-level="2"><text:bookmark-start text:name="__RefHeading__4674_139386350"/><text:soft-page-break/>git<text:bookmark-end text:name="__RefHeading__4674_139386350"/></text:h>
      <text:p text:style-name="P139"><text:span text:style-name="T67">The bung git repository is at </text:span><text:a xlink:type="simple" xlink:href="https://redmine.auroville.org.in/projects/bung/repository" text:style-name="Internet_20_link" text:visited-style-name="Visited_20_Internet_20_Link"><text:span text:style-name="T57">https://redmine.auroville.org.in/projects/bung/repository</text:span></text:a><text:span text:style-name="T50">. <text:s/></text:span><text:span text:style-name="T67">Authentication is required. <text:s/>If you </text:span><text:span text:style-name="T68">would like</text:span><text:span text:style-name="T67"> a logon, please write to </text:span><text:a xlink:type="simple" xlink:href="mailto:bung@charlesmatkinson.org?subject=bung%20git%20logon%20request" text:style-name="Internet_20_link" text:visited-style-name="Visited_20_Internet_20_Link"><text:span text:style-name="T67">bung@charlesmatkinson.org</text:span></text:a><text:span text:style-name="T67">. </text:span></text:p>
      <text:h text:style-name="P208" text:outline-level="1"><text:bookmark-start text:name="__RefHeading__13374_478085980"/>Installation<text:bookmark-end text:name="__RefHeading__13374_478085980"/></text:h>
      <text:h text:style-name="P216" text:outline-level="2"><text:bookmark-start text:name="__RefHeading__4669_139386350"/>Supported environments<text:bookmark-end text:name="__RefHeading__4669_139386350"/></text:h>
      <text:p text:style-name="P83">Debian <text:span text:style-name="T121">10 Buster and 11 Bullseye.</text:span></text:p>
      <text:p text:style-name="P114">bung does not work on Debian 8 Jessie.</text:p>
      <text:p text:style-name="P113">Known to work on same generation Ubuntu systems.</text:p>
      <text:p text:style-name="P84">Probably works in <text:span text:style-name="T123">earlier </text:span>environments <text:span text:style-name="T123">and other </text:span>Debia<text:span text:style-name="T114">n</text:span> derivatives.</text:p>
      <text:h text:style-name="P217" text:outline-level="2"><text:bookmark-start text:name="__RefHeading___Toc6385_87612775"/>Pre-requisites<text:bookmark-end text:name="__RefHeading___Toc6385_87612775"/></text:h>
      <text:h text:style-name="P227" text:outline-level="3"><text:bookmark-start text:name="__RefHeading__4579_904911522"/>Required<text:bookmark-end text:name="__RefHeading__4579_904911522"/></text:h>
      <text:p text:style-name="P83"><text:span text:style-name="T177">Packages </text:span>bash and logger</text:p>
      <text:p text:style-name="P116">An English UTF8 locale. <text:s/>The <text:span text:style-name="Screen_20_font">locale --all-locales</text:span> command can be used to list available locales. <text:s/>The <text:span text:style-name="Screen_20_font">dpkg-reconfigure locales</text:span> command can be used to install locales</text:p>
      <text:h text:style-name="P228" text:outline-level="3"><text:bookmark-start text:name="__RefHeading__4532_1531726931"/>Required when bung is configured to mount file system(s)<text:bookmark-end text:name="__RefHeading__4532_1531726931"/></text:h>
      <text:p text:style-name="P64"><text:span text:style-name="T95">lsof. <text:s/>Used only </text:span>when logging a umount failure.</text:p>
      <text:h text:style-name="P229" text:outline-level="3"><text:bookmark-start text:name="__RefHeading__21770_184567877"/>Optional backup utilities<text:bookmark-end text:name="__RefHeading__21770_184567877"/></text:h>
      <text:p text:style-name="P43">Depending on which bung scripts are run, <text:span text:style-name="T178">packages are required for their backup utilities</text:span></text:p>
      <table:table table:name="Optionalbackuputilities" table:style-name="Optionalbackuputilities">
        <table:table-column table:style-name="Optionalbackuputilities.A"/>
        <table:table-column table:style-name="Optionalbackuputilities.B"/>
        <table:table-row table:style-name="TableLine94247280928656">
          <table:table-cell table:style-name="Optionalbackuputilities.A1" office:value-type="string">
            <text:p text:style-name="P198">bung script</text:p>
          </table:table-cell>
          <table:table-cell table:style-name="Optionalbackuputilities.B1" office:value-type="string">
            <text:p text:style-name="P198">Package</text:p>
          </table:table-cell>
        </table:table-row>
        <table:table-row table:style-name="TableLine94247282023392">
          <table:table-cell table:style-name="Optionalbackuputilities.A2" office:value-type="string">
            <text:p text:style-name="P305">mysql_bu</text:p>
          </table:table-cell>
          <table:table-cell table:style-name="Optionalbackuputilities.B2" office:value-type="string">
            <text:p text:style-name="P162">mariadb-client</text:p>
          </table:table-cell>
        </table:table-row>
        <table:table-row table:style-name="TableLine94247281875552">
          <table:table-cell table:style-name="Optionalbackuputilities.A2" office:value-type="string">
            <text:p text:style-name="P305">postgres_bu</text:p>
          </table:table-cell>
          <table:table-cell table:style-name="Optionalbackuputilities.B2" office:value-type="string">
            <text:p text:style-name="P162">postgresql-client-common</text:p>
          </table:table-cell>
        </table:table-row>
        <table:table-row table:style-name="TableLine94247281877584">
          <table:table-cell table:style-name="Optionalbackuputilities.A2" office:value-type="string">
            <text:p text:style-name="P306">rsync_bu</text:p>
          </table:table-cell>
          <table:table-cell table:style-name="Optionalbackuputilities.B2" office:value-type="string">
            <text:p text:style-name="P162">rsync</text:p>
          </table:table-cell>
        </table:table-row>
        <table:table-row table:style-name="TableLine94247281882688">
          <table:table-cell table:style-name="Optionalbackuputilities.A2" office:value-type="string">
            <text:p text:style-name="P307">openldap_bu</text:p>
          </table:table-cell>
          <table:table-cell table:style-name="Optionalbackuputilities.B2" office:value-type="string">
            <text:p text:style-name="P197">slapd</text:p>
          </table:table-cell>
        </table:table-row>
      </table:table>
      <text:p text:style-name="P115"/>
      <text:h text:style-name="P227" text:outline-level="3"><text:bookmark-start text:name="__RefHeading__4110_1531726931"/>Mail utilities<text:bookmark-end text:name="__RefHeading__4110_1531726931"/></text:h>
      <text:p text:style-name="Text_20_body"><text:span text:style-name="T50">bung uses the </text:span><text:span text:style-name="Screen_20_font"><text:span text:style-name="T50">mailx</text:span></text:span><text:span text:style-name="T50"> command to send report mails; several packages provide that.</text:span></text:p>
      <text:p text:style-name="P43">When report mails are to be sent from the local computer, an MTA is required; popular choices are exim, postfix and smtp.</text:p>
      <text:h text:style-name="P227" text:outline-level="3"><text:bookmark-start text:name="__RefHeading__4534_1531726931"/>mysql_bu (mysqldump) requirements<text:bookmark-end text:name="__RefHeading__4534_1531726931"/></text:h>
      <text:p text:style-name="P43">If bung's mysql_bu is to be used, a compression utility is normally used. <text:s/>The default utility is gzip which is <text:span text:style-name="T80">a core package</text:span>.</text:p>
      <text:p text:style-name="P81">Optionally any other compression program that works in a pipeline can be used, for example commands from <text:span text:style-name="T95">these packages</text:span>: bzip2, pbzip2, lbzip2, p7zip, p7zip-full</text:p>
      <text:h text:style-name="P227" text:outline-level="3"><text:bookmark-start text:name="__RefHeading__4536_1531726931"/>Hotplug backup storage devices' requirements<text:bookmark-end text:name="__RefHeading__4536_1531726931"/></text:h>
      <text:p text:style-name="P43">When hotplug backup storage <text:span text:style-name="T143">is</text:span> to be used, the lsscsi and sdparm utilities are required.</text:p>
      <text:p text:style-name="P43">When hotplug backup storage <text:span text:style-name="T143">is</text:span> to be used and messages are to be displayed on a graphical desktop, yad or zenity is required.</text:p>
      <text:p text:style-name="P34"><text:soft-page-break/>Yad is recommended in preference to zenity for its "always on top" and buttonless functionality. <text:s/>These avoid messages being accidentally closed or hidden behind other windows. <text:s/>Its messages look better too.</text:p>
      <text:h text:style-name="P215" text:outline-level="2"><text:bookmark-start text:name="__RefHeading__4538_1531726931"/>Installation itsel<text:span text:style-name="T116">f</text:span><text:bookmark-end text:name="__RefHeading__4538_1531726931"/></text:h>
      <text:p text:style-name="P95">Requires root privileges.</text:p>
      <text:h text:style-name="P238" text:outline-level="3"><text:bookmark-start text:name="__RefHeading__4822_1975154828"/>From tarball<text:bookmark-end text:name="__RefHeading__4822_1975154828"/></text:h>
      <text:p text:style-name="P94"><text:span text:style-name="T32">The commands below assume the tarball is in the current directory and logcheck is in</text:span><text:span text:style-name="T35">stalled</text:span><text:span text:style-name="T32">. <text:s/></text:span><text:span text:style-name="T35">If logcheck is not installed, any error message from the </text:span><text:span text:style-name="T32">command in blue can safely be ignored.</text:span></text:p>
      <text:p text:style-name="P5"><text:span text:style-name="T1">version=</text:span><text:span text:style-name="T31">&lt;version&gt;</text:span></text:p>
      <text:p text:style-name="P23"/>
      <text:p text:style-name="P25">tarball=bung-$version.tar.gz</text:p>
      <text:p text:style-name="P25">if [[ -r $tarball ]]; then</text:p>
      <text:p text:style-name="P25"><text:s text:c="4"/>tar -xvf $tarball --directory / --group=root \</text:p>
      <text:p text:style-name="P25"><text:s text:c="8"/>--no-same-owner --owner=root \</text:p>
      <text:p text:style-name="P25"><text:s text:c="4"/><text:span text:style-name="T124">&amp;&amp; mkdir -p /etc/bung /var/log/bung</text:span></text:p>
      <text:p text:style-name="P24"><text:span text:style-name="T115"><text:s text:c="4"/>&amp;&amp; </text:span><text:span text:style-name="T36">chown root:logcheck /etc/logcheck/ignore.d.server/bung</text:span></text:p>
      <text:p text:style-name="P25"><text:s text:c="4"/>(cd /tmp &amp;&amp; mandb &gt;/dev/null 2&gt;&amp;1) &amp;</text:p>
      <text:p text:style-name="P25">else</text:p>
      <text:p text:style-name="P25"><text:s text:c="4"/>echo ERROR: $tarball does not exist</text:p>
      <text:p text:style-name="P25">fi</text:p>
      <text:h text:style-name="P239" text:outline-level="3"><text:bookmark-start text:name="__RefHeading__4680_139386350"/>From .deb<text:bookmark-end text:name="__RefHeading__4680_139386350"/></text:h>
      <text:p text:style-name="Screen"><text:span text:style-name="T16">apt</text:span><text:span text:style-name="T14"> install bung_</text:span><text:span text:style-name="T16">&lt;version&gt;</text:span><text:span text:style-name="T14">.deb</text:span></text:p>
      <text:h text:style-name="P209" text:outline-level="1"><text:bookmark-start text:name="__RefHeading__4824_1975154828"/>Configuration<text:bookmark-end text:name="__RefHeading__4824_1975154828"/></text:h>
      <text:h text:style-name="P215" text:outline-level="2"><text:bookmark-start text:name="__RefHeading__1547_1814956071"/>Overview<text:bookmark-end text:name="__RefHeading__1547_1814956071"/></text:h>
      <text:p text:style-name="P43">Backup scripts are started by a scheduler (anacron, cron <text:span text:style-name="T131">or systemd timer</text:span>) or, when a hotplug storage device is plugged in, by the udev daemon. <text:s/>They can also be run manually from the command prompt, most usefully <text:span text:style-name="T143">when</text:span> testing new configurations.</text:p>
      <text:p text:style-name="P43">Every backup script needs a configuration file, named on the command line with the -c option.</text:p>
      <text:h text:style-name="P230" text:outline-level="3"><text:bookmark-start text:name="__RefHeading__15389_388507932"/>Jobs started by a scheduler<text:bookmark-end text:name="__RefHeading__15389_388507932"/></text:h>
      <text:p text:style-name="P43">The simplest way is to schedule one of the scripts that runs a backup utility:</text:p>
      <text:list xml:id="list1284494867" text:style-name="L5">
        <text:list-item>
          <text:p text:style-name="P249">ldap_bu</text:p>
        </text:list-item>
        <text:list-item>
          <text:p text:style-name="P249">mysql_bu</text:p>
        </text:list-item>
        <text:list-item>
          <text:p text:style-name="P252">postgres_bu</text:p>
        </text:list-item>
        <text:list-item>
          <text:p text:style-name="P250">rsync_bu</text:p>
        </text:list-item>
        <text:list-item>
          <text:p text:style-name="P251">sysinfo_bu</text:p>
        </text:list-item>
        <text:list-item>
          <text:p text:style-name="P251"><text:span text:style-name="T108">templated_bu</text:span><text:line-break/></text:p>
        </text:list-item>
      </text:list>
      <text:p text:style-name="P100">A more sophisticated way is to schedule the supervisor script, super_bu <text:span text:style-name="T130">with a configuration file that names </text:span><text:span text:style-name="T29">a sequence of scripts to run</text:span><text:span text:style-name="T21"> </text:span><text:span text:style-name="T28">as subsidiary scripts.</text:span></text:p>
      <text:p text:style-name="P46">super_bu can run itself as a subsidiary script.</text:p>
      <text:h text:style-name="P230" text:outline-level="3"><text:bookmark-start text:name="__RefHeading__15391_388507932"/>Jobs started by udev<text:bookmark-end text:name="__RefHeading__15391_388507932"/></text:h>
      <text:p text:style-name="P45">The configuration comprises:</text:p>
      <text:list xml:id="list2768118814" text:style-name="L6">
        <text:list-item>
          <text:p text:style-name="P287">A udev rule to run hotplug_bu_launcher</text:p>
        </text:list-item>
        <text:list-item>
          <text:p text:style-name="P288">A configuration file for hotplug_bu. <text:s/>hotplug_bu is a supervisor script, like super_bu. <text:s/>Its configuration file <text:span text:style-name="T130">names a sequence of scripts to run</text:span> <text:span text:style-name="T129">as subsidiary scripts.</text:span></text:p>
        </text:list-item>
        <text:list-item>
          <text:p text:style-name="P288">A configuration file for each <text:span text:style-name="T129">subsidiary </text:span>script hotplug_bu is configured to run.</text:p>
        </text:list-item>
      </text:list>
      <text:h text:style-name="P215" text:outline-level="2"><text:bookmark-start text:name="__RefHeading__17308_924462342"/><text:soft-page-break/>Snapshots and mountpoints<text:bookmark-end text:name="__RefHeading__17308_924462342"/></text:h>
      <text:p text:style-name="P43">File systems are best backed up using snap<text:span text:style-name="T103">s</text:span>hots so their files do not change during the backup. <text:s/><text:span text:style-name="T144">When run by root, b</text:span>ung supports LVM snapshots. <text:s/><text:span text:style-name="T96">Conventionally</text:span> snapshots are mounted on /mnt/snap-* directories.</text:p>
      <text:p text:style-name="P82">Backup file systems are best not normally mounted to minimise the risk of accidental deletion. <text:s/><text:span text:style-name="T96">Conventionally</text:span> the backup file system is mounted on /mnt/backup.</text:p>
      <text:h text:style-name="P227" text:outline-level="3"><text:bookmark-start text:name="__RefHeading__4981_1558455082"/>mlocate's updatedb configuration<text:bookmark-end text:name="__RefHeading__4981_1558455082"/></text:h>
      <text:p text:style-name="P82">If the computer has mlocate installed, by default it will index files in the /mnt tree. <text:s/>This is useless for snapshots and backup file systems because the files are copies. <text:s/>This can be prevented by adding /mnt to <text:s/>PRUNEPATHS in /etc/updatedb.conf.</text:p>
      <text:h text:style-name="Heading_20_2" text:outline-level="2"><text:bookmark-start text:name="__RefHeading___Toc6387_87612775"/>Creating configuration files<text:bookmark-end text:name="__RefHeading___Toc6387_87612775"/></text:h>
      <text:h text:style-name="P227" text:outline-level="3"><text:bookmark-start text:name="__RefHeading__4186_1976446409"/>Do not panic<text:bookmark-end text:name="__RefHeading__4186_1976446409"/></text:h>
      <text:p text:style-name="P43">At first sight the number of configuration options may confuse. <text:s/>Do not panic. <text:s/>Bung's defaults are designed to cover normal usage so typical configuration files have few keywords, some of them with no options.</text:p>
      <text:h text:style-name="P227" text:outline-level="3"><text:bookmark-start text:name="__RefHeading__13376_478085980"/>Choosing the name<text:bookmark-end text:name="__RefHeading__13376_478085980"/></text:h>
      <text:p text:style-name="P43">Configuration file names appear in the subject of report emails. <text:s/>It helps if they are both short and meaningful.</text:p>
      <text:h text:style-name="P227" text:outline-level="3"><text:bookmark-start text:name="__RefHeading__4188_1976446409"/>Examples and man pages<text:bookmark-end text:name="__RefHeading__4188_1976446409"/></text:h>
      <text:p text:style-name="P43"><text:span text:style-name="T102">E</text:span>xamples are available in /usr/share/doc/bung/examples.</text:p>
      <text:p text:style-name="P43">Bung man pages can be listed by running <text:span text:style-name="T37">man -k bung </text:span></text:p>
      <text:h text:style-name="P215" text:outline-level="2"><text:bookmark-start text:name="__RefHeading__2818_1376211236"/>Testing configurations<text:bookmark-end text:name="__RefHeading__2818_1376211236"/></text:h>
      <text:p text:style-name="P43">Configuration files can be tested by running the script at a command line. <text:s/>When doing so:</text:p>
      <text:list xml:id="list970841243" text:style-name="L7">
        <text:list-item>
          <text:p text:style-name="P259"><text:span text:style-name="T50">For logging on screen, use </text:span><text:span text:style-name="Screen_20_font"><text:span text:style-name="T50">-l /dev/tty</text:span></text:span><text:span text:style-name="T50"> </text:span></text:p>
        </text:list-item>
        <text:list-item>
          <text:p text:style-name="P259"><text:span text:style-name="T50">To test the configuration file and exit, use </text:span><text:span text:style-name="Screen_20_font"><text:span text:style-name="T50">-C</text:span></text:span><text:span text:style-name="T50"> </text:span></text:p>
        </text:list-item>
        <text:list-item>
          <text:p text:style-name="P253">When testing an rsync_bu configuration</text:p>
        </text:list-item>
      </text:list>
      <text:list xml:id="list3134802502" text:style-name="List_20_1">
        <text:list-item>
          <text:list>
            <text:list-item>
              <text:list>
                <text:list-item>
                  <text:list>
                    <text:list-item>
                      <text:p text:style-name="P260"><text:span text:style-name="T73">F</text:span><text:span text:style-name="T50">or an rsync dry</text:span><text:span text:style-name="T51">-</text:span><text:span text:style-name="T72">r</text:span><text:span text:style-name="T50">un, use </text:span><text:span text:style-name="Screen_20_font"><text:span text:style-name="T50">-r</text:span></text:span><text:span text:style-name="T50"> </text:span></text:p>
                    </text:list-item>
                    <text:list-item>
                      <text:p text:style-name="P261"><text:span text:style-name="T50">When backing up to a remote computer to which you have ssh access, ensure ssh-agent forwarding is not effective. <text:s/>More at </text:span><text:span text:style-name="T50"><text:bookmark-ref text:reference-format="number" text:ref-name="__RefHeading__2792_539328602">6.5</text:bookmark-ref></text:span><text:span text:style-name="T50"><text:s/></text:span><text:span text:style-name="T50"><text:bookmark-ref text:reference-format="text" text:ref-name="__RefHeading__2792_539328602">ssh (remote destination or source)</text:bookmark-ref></text:span><text:span text:style-name="T50"><text:s/></text:span><text:span text:style-name="T50"><text:bookmark-ref text:reference-format="direction" text:ref-name="__RefHeading__2792_539328602">below</text:bookmark-ref></text:span><text:span text:style-name="T50">.</text:span></text:p>
                    </text:list-item>
                  </text:list>
                </text:list-item>
              </text:list>
            </text:list-item>
          </text:list>
        </text:list-item>
      </text:list>
      <text:list xml:id="list135456659631013" text:continue-list="list970841243" text:style-name="L7">
        <text:list-item>
          <text:p text:style-name="P259"><text:span text:style-name="T50">In case the script starts working as intended and may run for a long, it is convenient to start it using </text:span><text:span text:style-name="Screen_20_font"><text:span text:style-name="T50">screen</text:span></text:span><text:span text:style-name="T50">, </text:span><text:span text:style-name="Screen_20_font"><text:span text:style-name="T50">nohup ... &amp;</text:span></text:span><text:span text:style-name="T50"> or similar.</text:span></text:p>
        </text:list-item>
        <text:list-item>
          <text:p text:style-name="P259"><text:span text:style-name="T50">It is safe to interrupt with </text:span><text:span text:style-name="Screen_20_font"><text:span text:style-name="T50">Ctrl+c</text:span></text:span><text:span text:style-name="T50"> </text:span><text:span text:style-name="T69">but more reliable to kill from another terminal as described in </text:span><text:span text:style-name="T69"><text:bookmark-ref text:reference-format="number" text:ref-name="__RefHeading__4189_1171254092">4</text:bookmark-ref></text:span><text:span text:style-name="T69"><text:s/></text:span><text:span text:style-name="T69"><text:bookmark-ref text:reference-format="text" text:ref-name="__RefHeading__4189_1171254092">Running and killing</text:bookmark-ref></text:span><text:span text:style-name="T69"><text:s/></text:span><text:span text:style-name="T69"><text:bookmark-ref text:reference-format="direction" text:ref-name="__RefHeading__4189_1171254092">below</text:bookmark-ref></text:span><text:span text:style-name="T69">.</text:span></text:p>
        </text:list-item>
        <text:list-item>
          <text:p text:style-name="P259"><text:span text:style-name="T50">In case you want more information (mostly for developers), use the </text:span><text:span text:style-name="Screen_20_font"><text:span text:style-name="T50">-d</text:span></text:span><text:span text:style-name="T50"> option.<text:line-break/></text:span></text:p>
        </text:list-item>
      </text:list>
      <text:p text:style-name="P43">For example (would normally be followed by viewing/tailing the log file):</text:p>
      <text:p text:style-name="P164">/usr/bin/rsync_bu -c all &amp; <text:span text:style-name="T154">disown</text:span> </text:p>
      <text:h text:style-name="P218" text:outline-level="2"><text:bookmark-start text:name="__RefHeading__45138_834850703"/>Hooks<text:bookmark-end text:name="__RefHeading__45138_834850703"/></text:h>
      <text:p text:style-name="P128"><text:span text:style-name="T50">All scripts' configuration files can include pre-hook and post-hook </text:span><text:span text:style-name="T61">to run commands such as local scripts</text:span><text:span text:style-name="T50">.</text:span></text:p>
      <text:p text:style-name="P128"><text:span text:style-name="T59">The</text:span><text:span text:style-name="T50"> pre-hook command is run at the end of initialisation, </text:span><text:span text:style-name="T61">after any snapshots and mounts</text:span><text:span text:style-name="T50">. <text:s/></text:span><text:span text:style-name="T59">The</text:span><text:span text:style-name="T50"> post-hook command is run </text:span><text:span text:style-name="T61">at the beginning </text:span><text:span text:style-name="T50">of finalisation, </text:span><text:span text:style-name="T61">before any unmounts and snapshot removals.</text:span></text:p>
      <text:p text:style-name="P126"><text:span text:style-name="T50">pre-hook command return code</text:span><text:span text:style-name="T60">s</text:span><text:span text:style-name="T50"> </text:span><text:span text:style-name="T60">and their </text:span><text:span text:style-name="T59">effect </text:span><text:span text:style-name="T60">on bung:</text:span></text:p>
      <text:p text:style-name="P90"><text:s text:c="4"/>0 bung generates an information message and continues</text:p>
      <text:p text:style-name="P90"><text:s text:c="4"/>1 bung generates an information message and finalises</text:p>
      <text:p text:style-name="P90"><text:s text:c="4"/>2 bung generates a warning and continues</text:p>
      <text:p text:style-name="P90"><text:soft-page-break/><text:s text:c="4"/>3 bung generates an error (implies does not continue)</text:p>
      <text:p text:style-name="P127"><text:span text:style-name="T50">p</text:span><text:span text:style-name="T60">ost</text:span><text:span text:style-name="T50">-hook command return code</text:span><text:span text:style-name="T60">s are ignored by </text:span><text:span text:style-name="T59">bung. <text:s/></text:span><text:span text:style-name="T60">bung</text:span><text:span text:style-name="T59"> </text:span><text:span text:style-name="T60">always </text:span><text:span text:style-name="T50">generates an information message and continues.</text:span></text:p>
      <text:p text:style-name="P91">The post-hook command is not run when:</text:p>
      <text:list xml:id="list3612135632" text:style-name="L8">
        <text:list-item>
          <text:p text:style-name="P308"><text:span text:style-name="T60">T</text:span><text:span text:style-name="T59">he script is finalising because it received a signal</text:span></text:p>
        </text:list-item>
        <text:list-item>
          <text:p text:style-name="P309"><text:span text:style-name="T59">T</text:span><text:span text:style-name="T50">he script is finalising because an error message was generated. <text:s/>This behaviour can be changed by the setting the post-hook sub-keyword "run" to "always".</text:span></text:p>
        </text:list-item>
      </text:list>
      <text:h text:style-name="P219" text:outline-level="2"><text:bookmark-start text:name="__RefHeading___Toc9291_2054544585"/>super_bu configuration<text:bookmark-end text:name="__RefHeading___Toc9291_2054544585"/></text:h>
      <text:p text:style-name="P102">super_bu <text:span text:style-name="T137">(supervisor backup) is for running multiple</text:span> bung <text:span text:style-name="T137">scripts</text:span> <text:span text:style-name="T137">as a unit </text:span>or for running bung script<text:span text:style-name="T137">(</text:span>s<text:span text:style-name="T137">)</text:span> with <text:span text:style-name="T103">lower than</text:span> standard priorit<text:span text:style-name="T137">y.</text:span></text:p>
      <text:p text:style-name="P103">Each bung script run by super_bu is known as a subsidiary script. <text:s/>super_bu can run super_bu as a subsidiary script.</text:p>
      <text:p text:style-name="P101">super_bu <text:span text:style-name="T136">runs all its subsidiary scripts in sequence, regardless of any warnings and errors reported by the subsidiary scripts.</text:span></text:p>
      <text:p text:style-name="P101">super_bu is especially useful for running scheduled jobs <text:span text:style-name="T137">and for grouping many backups into manageable units (modularity).</text:span></text:p>
      <text:p text:style-name="P69">Man pages:</text:p>
      <text:list xml:id="list1665731948" text:style-name="L9">
        <text:list-item>
          <text:p text:style-name="P263"><text:span text:style-name="T84">super</text:span>_bu (5)</text:p>
        </text:list-item>
        <text:list-item>
          <text:p text:style-name="P263">common (5)</text:p>
        </text:list-item>
      </text:list>
      <text:p text:style-name="P38"/>
      <text:p text:style-name="P92"><text:span text:style-name="T120">Example super</text:span>_bu configuration file: <text:span text:style-name="T99">/usr/share/doc/bung/examples/script.conf/super_bu.sample.conf </text:span></text:p>
      <text:p text:style-name="P43">A typical example super_bu configuration:</text:p>
      <text:p text:style-name="P178">Organisation name = "Al \"Scarface\" Capone"</text:p>
      <text:p text:style-name="P178">Subsidiary script = mysql_bu mysql</text:p>
      <text:p text:style-name="P178">Subsidiary script = rsync_bu server.whole_tree nice=19</text:p>
      <text:p text:style-name="P178">Subsidiary script = rsync_bu to_remote nice=19</text:p>
      <text:p text:style-name="P178">Subsidiary script = hotplug_bu hotplug.super nice=19</text:p>
      <text:h text:style-name="P215" text:outline-level="2"><text:bookmark-start text:name="__RefHeading__67585_449155261"/>hotplug_bu configuration<text:bookmark-end text:name="__RefHeading__67585_449155261"/></text:h>
      <text:h text:style-name="Heading_20_3" text:outline-level="3"><text:bookmark-start text:name="__RefHeading__19497_1540631042"/>hotplug_bu <text:span text:style-name="T111">typical usage</text:span><text:bookmark-end text:name="__RefHeading__19497_1540631042"/></text:h>
      <text:p text:style-name="P129">When a computer is configured for bung to use a hotplug device, its plug-in event normally runs <text:span text:style-name="T112">hotplug_bu_launcher and thence </text:span>hotplug_bu <text:span text:style-name="T113">which typically:</text:span></text:p>
      <text:list xml:id="list3940304701" text:style-name="L10">
        <text:list-item>
          <text:p text:style-name="P310"><text:span text:style-name="T113">Notifies (by GUI pop-up, email or text on character screen)</text:span> ask<text:span text:style-name="T113">ing</text:span> that the device is not unplugged until further notice.</text:p>
        </text:list-item>
        <text:list-item>
          <text:p text:style-name="P311">Mounts the hotplug device's file system</text:p>
        </text:list-item>
        <text:list-item>
          <text:p text:style-name="P311">Optionally creates snapshots and mounts file systems</text:p>
        </text:list-item>
        <text:list-item>
          <text:p text:style-name="P311">Runs one or more subsidiary scripts</text:p>
        </text:list-item>
        <text:list-item>
          <text:p text:style-name="P311">Un-mounts any file systems it mounted earlier</text:p>
        </text:list-item>
        <text:list-item>
          <text:p text:style-name="P310"><text:span text:style-name="T113">Optionally notifies (by GUI pop-up, email or text on character screen) </text:span>say<text:span text:style-name="T113">ing</text:span> that the device can be unplugged.</text:p>
        </text:list-item>
      </text:list>
      <text:h text:style-name="Heading_20_3" text:outline-level="3"><text:bookmark-start text:name="__RefHeading___Toc7948_2117543910"/>Configuration <text:span text:style-name="T111">itself</text:span><text:bookmark-end text:name="__RefHeading___Toc7948_2117543910"/></text:h>
      <text:p text:style-name="P43">Notifications can be configured as on-screen and/or by email to a configurable address.</text:p>
      <text:p text:style-name="P69">Man pages:</text:p>
      <text:list xml:id="list135454951562229" text:continue-list="list1665731948" text:style-name="L9">
        <text:list-item>
          <text:p text:style-name="P263"><text:span text:style-name="T84">hotplug</text:span>_bu (5)</text:p>
        </text:list-item>
        <text:list-item>
          <text:p text:style-name="P263"><text:soft-page-break/>common (5)</text:p>
        </text:list-item>
      </text:list>
      <text:p text:style-name="P38"/>
      <text:p text:style-name="P86"><text:span text:style-name="T120">Example hotplug_bu configuration file: <text:s/>/usr/share/doc/bung/examples/script.conf/hotplug</text:span>_bu.sample.conf.</text:p>
      <text:h text:style-name="P215" text:outline-level="2"><text:bookmark-start text:name="__RefHeading__2957_1376211236"/>check_hotplug_usage configuration<text:bookmark-end text:name="__RefHeading__2957_1376211236"/></text:h>
      <text:p text:style-name="P43">This is used to warn when there has not been a backup to a hotplug device for more than a configurable period. <text:s/>In case more than one hotplug device is used, it also warns when the hotplug device has not changed for more than a configurable period.</text:p>
      <text:p text:style-name="P43">The warning is sent by mail to a configurable email address.</text:p>
      <text:p text:style-name="P86"><text:span text:style-name="T120">Example check_hotplug_usage configuration file: /usr/share/doc/bung/examples/script.conf/</text:span>check_hotplug_usage.sample.conf.</text:p>
      <text:p text:style-name="P68"><text:span text:style-name="T85">The recommended way to run check_hotplug_usage is via "Subsidiary script" in a hotplug_bu and/or super_bu configuration</text:span>.</text:p>
      <text:h text:style-name="P215" text:outline-level="2"><text:bookmark-start text:name="__RefHeading__5065_773744442"/>MySQL <text:span text:style-name="T145">(MariaDB) </text:span>configuration<text:bookmark-end text:name="__RefHeading__5065_773744442"/></text:h>
      <text:h text:style-name="P227" text:outline-level="3"><text:bookmark-start text:name="__RefHeading__3933_1242112206"/>MySQL user backup_user<text:bookmark-end text:name="__RefHeading__3933_1242112206"/></text:h>
      <text:p text:style-name="P43">mysql_bu and mysql_binlog_bu need a MySQL user to enumerate the databases and to run mysqldump on each database that is backed up.</text:p>
      <text:p text:style-name="Text_20_body"><text:span text:style-name="T50">This shell command will create a suitable MySQL user. <text:s/>Replace &lt;password&gt; with the password you want to assign to backup_user (twice). <text:s/>In case a password has been set for the MySQL user root (good practice) and a /root/.my.cnf file has not been created with the password, the </text:span><text:span text:style-name="Source_20_Text"><text:span text:style-name="T50">--password</text:span></text:span><text:span text:style-name="T50"> option is also required.</text:span></text:p>
      <text:p text:style-name="P193">mysql --user=root --skip-column-names --execute="</text:p>
      <text:p text:style-name="P193"><text:s text:c="4"/>CREATE USER 'backup_user'@'localhost'</text:p>
      <text:p text:style-name="P193"><text:s text:c="6"/>IDENTIFIED BY '<text:span text:style-name="T30">&lt;password&gt;</text:span>';</text:p>
      <text:p text:style-name="P193"><text:s text:c="4"/>GRANT </text:p>
      <text:p text:style-name="P193"><text:s text:c="8"/>EVENT,</text:p>
      <text:p text:style-name="P193"><text:s text:c="8"/>LOCK TABLES,</text:p>
      <text:p text:style-name="P193"><text:s text:c="8"/>PROCESS,</text:p>
      <text:p text:style-name="P193"><text:s text:c="8"/>RELOAD,</text:p>
      <text:p text:style-name="P193"><text:s text:c="8"/>SELECT,</text:p>
      <text:p text:style-name="P193"><text:s text:c="8"/>SHOW DATABASES,</text:p>
      <text:p text:style-name="P193"><text:s text:c="8"/>SHOW VIEW,</text:p>
      <text:p text:style-name="P193"><text:s text:c="8"/>TRIGGER</text:p>
      <text:p text:style-name="P193"><text:s text:c="6"/>ON *.*</text:p>
      <text:p text:style-name="P193"><text:s text:c="6"/>TO 'backup_user'@'localhost'</text:p>
      <text:p text:style-name="P193"><text:s text:c="6"/>IDENTIFIED BY '<text:span text:style-name="T30">&lt;password&gt;</text:span>'</text:p>
      <text:p text:style-name="P193"><text:s text:c="6"/>WITH </text:p>
      <text:p text:style-name="P193"><text:s text:c="8"/>MAX_QUERIES_PER_HOUR 0</text:p>
      <text:p text:style-name="P193"><text:s text:c="8"/>MAX_CONNECTIONS_PER_HOUR 0</text:p>
      <text:p text:style-name="P193"><text:s text:c="8"/>MAX_UPDATES_PER_HOUR 0</text:p>
      <text:p text:style-name="P193"><text:s text:c="8"/>MAX_USER_CONNECTIONS 0</text:p>
      <text:p text:style-name="P193"><text:s text:c="4"/>;</text:p>
      <text:p text:style-name="P193"><text:s text:c="4"/>FLUSH PRIVILEGES;</text:p>
      <text:p text:style-name="P193"><text:s text:c="4"/>SHOW GRANTS FOR 'backup_user'@'localhost';</text:p>
      <text:p text:style-name="P196"><text:s text:c="2"/>"</text:p>
      <text:p text:style-name="P43">To remove backup_user:</text:p>
      <text:p text:style-name="P193">mysql --user=root --execute="</text:p>
      <text:p text:style-name="P193"><text:s text:c="4"/>REVOKE ALL PRIVILEGES, GRANT OPTION FROM 'backup_user'@'localhost';</text:p>
      <text:p text:style-name="P193"><text:s text:c="4"/>DROP USER 'backup_user'@'localhost';</text:p>
      <text:p text:style-name="P196"><text:s text:c="2"/>"</text:p>
      <text:h text:style-name="P227" text:outline-level="3"><text:bookmark-start text:name="__RefHeading__4751_1580705661"/>mysql_bu configuration<text:bookmark-end text:name="__RefHeading__4751_1580705661"/></text:h>
      <text:p text:style-name="P70">Man pages:</text:p>
      <text:list xml:id="list135455113312620" text:continue-numbering="true" text:style-name="L9">
        <text:list-item>
          <text:p text:style-name="P264"><text:soft-page-break/><text:span text:style-name="T82">mysql</text:span>_bu (5)</text:p>
        </text:list-item>
        <text:list-item>
          <text:p text:style-name="P264">common (5)</text:p>
        </text:list-item>
      </text:list>
      <text:p text:style-name="P36"/>
      <text:p text:style-name="P89"><text:span text:style-name="T86">Ex</text:span>ample <text:span text:style-name="T82">mysql</text:span>_bu configuration file<text:span text:style-name="T83">s: </text:span>/usr/share/doc/bung/examples/script.conf</text:p>
      <text:p text:style-name="P75">Production configuration file<text:span text:style-name="T83">s</text:span> with the explanatory comments removed could look like these:</text:p>
      <text:list xml:id="list2306581865" text:style-name="L11">
        <text:list-item>
          <text:p text:style-name="P289">mysql_bu.sample.conf, typically modified and saved as /etc/bung/mysql, for example:</text:p>
        </text:list-item>
      </text:list>
      <text:p text:style-name="P168"># Configuration file for mysql_bu</text:p>
      <text:p text:style-name="P168"/>
      <text:p text:style-name="P168"># Format references: man pages common (5) and mysql_bu (5)</text:p>
      <text:p text:style-name="P168"/>
      <text:p text:style-name="P168">Organisation name = <text:span text:style-name="T86">MyOrganisation</text:span></text:p>
      <text:p text:style-name="P168">MySQL = <text:line-break/></text:p>
      <text:list xml:id="list135454897250749" text:continue-numbering="true" text:style-name="L11">
        <text:list-item>
          <text:p text:style-name="P290">mysql.sample.cnf</text:p>
        </text:list-item>
      </text:list>
      <text:p text:style-name="P166"><text:span text:style-name="T145">Default </text:span>/etc/bung/mysql.cnf <text:span text:style-name="T145">for root and ~/etc/bung/mysql.cnf for others</text:span></text:p>
      <text:p text:style-name="P166"><text:span text:style-name="T145">Read only (</text:span>600/<text:span text:style-name="T145">r--)</text:span> permissions</text:p>
      <text:p text:style-name="P166"><text:span text:style-name="T145">E</text:span>xample:</text:p>
      <text:p text:style-name="P168"># MySQL defaults-file for use with mysql_bu </text:p>
      <text:p text:style-name="P168"># </text:p>
      <text:p text:style-name="P168"># Format reference: http://dev.mysql.com/doc/refman/5.5/en/option-files.html </text:p>
      <text:p text:style-name="P168"/>
      <text:p text:style-name="P168">[client] </text:p>
      <text:p text:style-name="P168">user=backup_user </text:p>
      <text:p text:style-name="P168">password=super-secret<text:line-break/></text:p>
      <text:list xml:id="list135456756930279" text:continue-numbering="true" text:style-name="L11">
        <text:list-item>
          <text:p text:style-name="P291">mysql-<text:span text:style-name="T44">multi</text:span>.sample.cnf, typically modified and saved as /etc/bung/mysql<text:span text:style-name="T44">d&lt;n&gt;</text:span>.cnf with 600 permissions, for example:</text:p>
        </text:list-item>
      </text:list>
      <text:p text:style-name="P169"># mysql-multi.sample.cnf</text:p>
      <text:p text:style-name="P169">#</text:p>
      <text:p text:style-name="P169"># Sample MySQL defaults-file for use with mysql_bu when backing up mysqld</text:p>
      <text:p text:style-name="P169"># using non standard socket and port (as used by mysqld-multi)</text:p>
      <text:p text:style-name="P169">#</text:p>
      <text:p text:style-name="P169"># Format reference: http://dev.mysql.com/doc/refman/5.5/en/option-files.html</text:p>
      <text:p text:style-name="P170"/>
      <text:p text:style-name="P169">[client]</text:p>
      <text:p text:style-name="P169">user=backup_user</text:p>
      <text:p text:style-name="P169">password=super-secret</text:p>
      <text:p text:style-name="P169">port=3308</text:p>
      <text:p text:style-name="P169">socket=/var/run/mysqld/mysqld2.sock<text:line-break/></text:p>
      <text:p text:style-name="P165">In case mysqld-multi is being used to provide multiple replication slaves, the user and password values are taken from the master and the port and socket values from the slave.</text:p>
      <text:h text:style-name="P220" text:outline-level="2"><text:bookmark-start text:name="__RefHeading__6662_1074194630"/>postgres_bu configuration<text:bookmark-end text:name="__RefHeading__6662_1074194630"/></text:h>
      <text:p text:style-name="P72">Man pages:</text:p>
      <text:list xml:id="list135455362400129" text:continue-list="list135455113312620" text:style-name="L9">
        <text:list-item>
          <text:p text:style-name="P265"><text:span text:style-name="T88">postgres_bu</text:span> (5)</text:p>
        </text:list-item>
        <text:list-item>
          <text:p text:style-name="P265">common (5)</text:p>
        </text:list-item>
      </text:list>
      <text:p text:style-name="P39"/>
      <text:p text:style-name="P89"><text:span text:style-name="T86">Ex</text:span>ample <text:span text:style-name="T88">postgres_bu</text:span> configuration file<text:span text:style-name="T83">s</text:span> with explanatory comments <text:span text:style-name="T87">are in</text:span> /usr/share/doc/bung/examples/<text:span text:style-name="T119">script.conf</text:span>.</text:p>
      <text:p text:style-name="P76">Production configuration file<text:span text:style-name="T83">s</text:span> with the explanatory comments removed could look like these:</text:p>
      <text:list xml:id="list3528710119" text:style-name="L12">
        <text:list-item>
          <text:p text:style-name="P292"><text:span text:style-name="T88">postgres_bu</text:span>.sample.conf, typically modified and saved as /etc/bung/<text:span text:style-name="T88">pg</text:span>, for example:</text:p>
        </text:list-item>
      </text:list>
      <text:p text:style-name="P171"># Configuration file for <text:span text:style-name="T88">postgres_bu</text:span></text:p>
      <text:p text:style-name="P171"/>
      <text:p text:style-name="P171"># Format references: man pages common (5) and <text:span text:style-name="T88">postgres_bu</text:span> (5)</text:p>
      <text:p text:style-name="P171"/>
      <text:p text:style-name="P171"><text:soft-page-break/>Organisation name = <text:span text:style-name="T86">MyOrganisation</text:span></text:p>
      <text:p text:style-name="P171"><text:span text:style-name="T88">Postgre</text:span>SQL = </text:p>
      <text:h text:style-name="P220" text:outline-level="2"><text:bookmark-start text:name="__RefHeading__42484_1519009222"/>rsync_bu configuration<text:bookmark-end text:name="__RefHeading__42484_1519009222"/></text:h>
      <text:p text:style-name="P70">Man pages:</text:p>
      <text:list xml:id="list135455249020817" text:continue-list="list135455362400129" text:style-name="L9">
        <text:list-item>
          <text:p text:style-name="P262">rsync_bu (5)</text:p>
        </text:list-item>
        <text:list-item>
          <text:p text:style-name="P262">common (5)</text:p>
        </text:list-item>
      </text:list>
      <text:p text:style-name="Standard"/>
      <text:p text:style-name="P89"><text:span text:style-name="T104">An ex</text:span>ample rsync_bu configuration file with explanatory comments <text:span text:style-name="T104">is in</text:span> /usr/share/doc/bung/examples/script.conf</text:p>
      <text:h text:style-name="P231" text:outline-level="3"><text:bookmark-start text:name="__RefHeading__4589_643584405"/>Exclude files<text:bookmark-end text:name="__RefHeading__4589_643584405"/></text:h>
      <text:p text:style-name="P74">Example exclude files are in /usr/share/doc/bung/examples/rsync.excludes</text:p>
      <text:h text:style-name="P245" text:outline-level="4"><text:bookmark-start text:name="__RefHeading__9087_608007432"/>/etc/mtab<text:bookmark-end text:name="__RefHeading__9087_608007432"/></text:h>
      <text:p text:style-name="P147"><text:span text:style-name="T75">When /etc/mtab </text:span><text:span text:style-name="T52">is a file it should be excluded; when it is a symlink it should not be excluded.</text:span></text:p>
      <text:h text:style-name="P231" text:outline-level="3"><text:bookmark-start text:name="__RefHeading__2959_1376211236"/>rsync_bu configuration for remote source or destination<text:bookmark-end text:name="__RefHeading__2959_1376211236"/></text:h>
      <text:p text:style-name="Text_20_body"><text:span text:style-name="T50">When the source or destination directory is of the form name:/* then "name" will be resolved according to ssh procedure which commonly means it is an entry in </text:span><text:span text:style-name="T70">~</text:span><text:span text:style-name="T50">/.ssh/config and supplies several other configuration parameters including the private key to be used. <text:s/>The corresponding public key must be in the remote host's <text:s/></text:span><text:span text:style-name="T70">~/</text:span><text:span text:style-name="T50">.ssh/authorized_keys or authorized_keys2 file. <text:s/>Keys can be created using the </text:span><text:span text:style-name="Screen_20_font"><text:span text:style-name="T50">ssh-keygen</text:span></text:span><text:span text:style-name="T50"> command.</text:span></text:p>
      <text:h text:style-name="P244" text:outline-level="4"><text:bookmark-start text:name="__RefHeading__21424_724519571"/>Restricting the commands run on the remote host<text:bookmark-end text:name="__RefHeading__21424_724519571"/></text:h>
      <text:p text:style-name="P43">On the remote host:</text:p>
      <text:list xml:id="list4232133735" text:style-name="L13">
        <text:list-item>
          <text:p text:style-name="P293">Install /usr/bin/validate_ssh_cmd. <text:s/>It can be done by installing bung.</text:p>
        </text:list-item>
        <text:list-item>
          <text:p text:style-name="P294">In the /root/.ssh/authorized_keys <text:span text:style-name="T89">or authorized_keys2 </text:span>file, prefix the entry for the key bung is configured to use with</text:p>
        </text:list-item>
      </text:list>
      <text:p text:style-name="P168">command="/usr/bin/validate_ssh_cmd",no-port-forwarding,no-X11-forwarding,no-agent-forwarding,no-pty </text:p>
      <text:h text:style-name="P244" text:outline-level="4"><text:bookmark-start text:name="__RefHeading__4185_1171254092"/>Compression<text:bookmark-end text:name="__RefHeading__4185_1171254092"/></text:h>
      <text:p text:style-name="P43">Compression reduces network traffic at the cost of CPU cycles. <text:s/>It may or may not <text:span text:style-name="T146">make</text:span> rsync <text:span text:style-name="T146">run faster</text:span>, depending on circumstances:</text:p>
      <text:list xml:id="list3008664368" text:style-name="L14">
        <text:list-item>
          <text:p text:style-name="P254">Unless the network is slow or congested, weak CPUs such as Atoms and ARMs cannot compress fast enough to speed rsync. <text:s/>If there is a weak CPU locally or remotely, use the rsync_bu keyword "nocompress".</text:p>
        </text:list-item>
        <text:list-item>
          <text:p text:style-name="P254">Powerful CPUs compress fast enough to speed rsync even on high capacity networks.</text:p>
        </text:list-item>
        <text:list-item>
          <text:p text:style-name="P254">When the CPU(s) are heavily loaded, compression will slow rsync. <text:s/>If the local or remote CPU(s) are normally heavily loaded, use the rsync_bu keyword "nocompress".<text:line-break/></text:p>
        </text:list-item>
      </text:list>
      <text:p text:style-name="P43">Always ensure ssh compression is not used; in the local /root/.ssh/config file, in the Host stanza used for the backup, include "Compression no".</text:p>
      <text:p text:style-name="P43"><text:span text:style-name="T38">Rationale: rsync man page, section on --compression</text:span>.</text:p>
      <text:h text:style-name="P244" text:outline-level="4"><text:bookmark-start text:name="__RefHeading__9091_608007432"/>Example configuration files<text:bookmark-end text:name="__RefHeading__9091_608007432"/></text:h>
      <text:p text:style-name="P43">Local to remote:</text:p>
      <text:p text:style-name="P178">Organisation name = "Al \"Scarface\" Capone"</text:p>
      <text:p text:style-name="P178">rsync = /var/backup/ downtown:/var/backup/mob/al/rsync</text:p>
      <text:p text:style-name="P178"/>
      <text:p text:style-name="P43">Remote to local with compression disabled:</text:p>
      <text:p text:style-name="P178"><text:soft-page-break/>Organisation name = "Al \"Scarface\" Capone"</text:p>
      <text:p text:style-name="P178">rsync = uptown:/var/backup/ /var/backup/uptown/rsync nocompress</text:p>
      <text:h text:style-name="P215" text:outline-level="2"><text:bookmark-start text:name="__RefHeading__2961_1376211236"/>sysinfo_bu configuration<text:bookmark-end text:name="__RefHeading__2961_1376211236"/></text:h>
      <text:p text:style-name="P71">Man pages:</text:p>
      <text:list xml:id="list135456168322927" text:continue-list="list135455249020817" text:style-name="L9">
        <text:list-item>
          <text:p text:style-name="P266"><text:span text:style-name="T83">sysinfo</text:span>_bu (5)</text:p>
        </text:list-item>
        <text:list-item>
          <text:p text:style-name="P266">common (5)</text:p>
        </text:list-item>
      </text:list>
      <text:p text:style-name="P37"/>
      <text:p text:style-name="P86"><text:span text:style-name="T99">An example sysinfo_bu configuration file with explanatory comments is installed in /usr/share/doc/bung/examples/script.conf/sysinfo</text:span>_bu<text:span text:style-name="T83">.sample.conf</text:span></text:p>
      <text:p text:style-name="P67">When using the defaults:</text:p>
      <text:list xml:id="list3212851663" text:style-name="L15">
        <text:list-item>
          <text:p text:style-name="P295">Create directory /var/backup/sysinfo</text:p>
        </text:list-item>
        <text:list-item>
          <text:p text:style-name="P295">Create /etc/bung/sysinfo containing, for example:</text:p>
        </text:list-item>
      </text:list>
      <text:p text:style-name="P168">Organisation name = HOUSING</text:p>
      <text:p text:style-name="P168">sysinfo =</text:p>
      <text:h text:style-name="P221" text:outline-level="2"><text:bookmark-start text:name="__RefHeading__9068_614569968"/>templated_bu configuration<text:bookmark-end text:name="__RefHeading__9068_614569968"/></text:h>
      <text:p text:style-name="P73">Man pages:</text:p>
      <text:list xml:id="list2425293298" text:style-name="L16">
        <text:list-item>
          <text:p text:style-name="P267"><text:span text:style-name="T83">templated</text:span>_bu (5 <text:span text:style-name="T100">and 8</text:span>)</text:p>
        </text:list-item>
        <text:list-item>
          <text:p text:style-name="P267"><text:span text:style-name="T83">template_file</text:span> (5)</text:p>
        </text:list-item>
        <text:list-item>
          <text:p text:style-name="P267">common (5 <text:span text:style-name="T100">and 8</text:span>)</text:p>
        </text:list-item>
      </text:list>
      <text:p text:style-name="P40"/>
      <text:p text:style-name="P88"><text:span text:style-name="T118">Ex</text:span>ample <text:span text:style-name="T83">templated</text:span>_bu configuration file: /usr/share/doc/bung/examples/script.conf<text:span text:style-name="T84">/templated_bu.sample.conf.</text:span></text:p>
      <text:p text:style-name="P87">If the <text:span text:style-name="T101">configuration</text:span> file includes <text:span text:style-name="T101">dest_dir, that directory must exist</text:span>.</text:p>
      <text:p text:style-name="P87">If the template file includes git_root, that directory must be the root of a git repository.</text:p>
      <text:p text:style-name="P98">Example template and helper script in /usr/share/doc/bung/examples/templated_bu</text:p>
      <text:h text:style-name="P221" text:outline-level="2"><text:bookmark-start text:name="__RefHeading__29903_439293657"/>Creating scheduled jobs<text:bookmark-end text:name="__RefHeading__29903_439293657"/></text:h>
      <text:p text:style-name="P43">It can be advantageous to test the backup before scheduling, as described in <text:bookmark-ref text:reference-format="number" text:ref-name="__RefHeading__2818_1376211236">3.4</text:bookmark-ref><text:s/><text:bookmark-ref text:reference-format="text" text:ref-name="__RefHeading__2818_1376211236">Testing configurations</text:bookmark-ref><text:s/><text:bookmark-ref text:reference-format="direction" text:ref-name="__RefHeading__2818_1376211236">above</text:bookmark-ref>.</text:p>
      <text:h text:style-name="P227" text:outline-level="3"><text:bookmark-start text:name="__RefHeading__4187_1171254092"/>Choosing the scheduling mechanism<text:bookmark-end text:name="__RefHeading__4187_1171254092"/></text:h>
      <text:p text:style-name="P108">The standard scheduling mechanisms are systemd timers, anacron and cron.</text:p>
      <text:p text:style-name="Standard">Choose between them by considering</text:p>
      <text:list xml:id="list2158739119" text:style-name="L17">
        <text:list-item>
          <text:p text:style-name="P268">The user: root or other?</text:p>
        </text:list-item>
        <text:list-item>
          <text:p text:style-name="P268">The computer: running at fixed times?</text:p>
        </text:list-item>
      </text:list>
      <text:p text:style-name="Standard"/>
      <text:p text:style-name="P110">For root on a computer running at fixed times including 24x7, root's crontab is a good choice.</text:p>
      <text:p text:style-name="Standard">For another user on a <text:span text:style-name="T148">computer </text:span>not <text:span text:style-name="T148">running at fixed times</text:span></text:p>
      <text:list xml:id="list1413185128" text:style-name="L18">
        <text:list-item>
          <text:p text:style-name="P269">If you have root access, anacron with a <text:span text:style-name="T50">/etc/cron.daily/* </text:span><text:span text:style-name="T71">file containing something</text:span><text:span text:style-name="T50"> like</text:span></text:p>
        </text:list-item>
      </text:list>
      <text:p text:style-name="P191">#!/bin/bash</text:p>
      <text:p text:style-name="P191"/>
      <text:p text:style-name="P191">buf=$(</text:p>
      <text:p text:style-name="P191"><text:s text:c="4"/>echo /usr/bin/super_bu -c all \</text:p>
      <text:p text:style-name="P191"><text:s text:c="8"/>| at now +10 minutes 2&gt;&amp;1 \</text:p>
      <text:p text:style-name="P191"><text:s text:c="8"/>| grep -v '^warning: commands will be executed using /bin/sh' \</text:p>
      <text:p text:style-name="P191"><text:s text:c="8"/>| grep -Ev '^job [[:digit:]]+ at '</text:p>
      <text:p text:style-name="P191">)</text:p>
      <text:p text:style-name="P191">[[ $buf != '' ]] &amp;&amp; echo "$buf" </text:p>
      <text:p text:style-name="P191">exit 0</text:p>
      <text:list xml:id="list135456411778941" text:continue-numbering="true" text:style-name="L18">
        <text:list-item>
          <text:p text:style-name="P270"><text:soft-page-break/><text:span text:style-name="T50">Otherwise </text:span><text:span text:style-name="T71">use one of the non-root anacron workarounds (search for How do I run anacron as a user?)</text:span></text:p>
        </text:list-item>
      </text:list>
      <text:p text:style-name="Standard"/>
      <text:p text:style-name="P111">For most bung users, the recommendations above will be enough and there will be no need to continue reading. </text:p>
      <text:p text:style-name="P109">systemd timers are useful when the power of systemd slices is needed to, for example, cap maximum CPU usage. <text:s/>root access is required to create .timer, .service and any .slice files. <text:s/>The .service file can be created to run bung as a non-root user.</text:p>
      <text:p text:style-name="P106"><text:span text:style-name="T147">cron</text:span> jobs can be configured using:</text:p>
      <text:list xml:id="list1430176316" text:style-name="L19">
        <text:list-item>
          <text:p text:style-name="P255"><text:span text:style-name="T149">User's</text:span> crontab. <text:s/><text:span text:style-name="T149">The only file a non-root user can change</text:span></text:p>
        </text:list-item>
        <text:list-item>
          <text:p text:style-name="P255">/etc/cron.d/* files</text:p>
        </text:list-item>
        <text:list-item>
          <text:p text:style-name="P255">/etc/cron.daily/* files</text:p>
        </text:list-item>
        <text:list-item>
          <text:p text:style-name="P255">/etc/cron.hourly/* files</text:p>
        </text:list-item>
        <text:list-item>
          <text:p text:style-name="P255">/etc/cron.monthly/* files</text:p>
        </text:list-item>
        <text:list-item>
          <text:p text:style-name="P255">/etc/cron.weekly/* files</text:p>
        </text:list-item>
        <text:list-item>
          <text:p text:style-name="P255">/etc/crontab. <text:s/><text:span text:style-name="T149">Installed by package so should not be modified </text:span><text:line-break/></text:p>
        </text:list-item>
      </text:list>
      <text:p text:style-name="P112">If anacron is installed, it will run the /etc/cron.daily, hourly, monthly and weekly jobs shortly after the first boot of the day.</text:p>
      <text:p text:style-name="P105">A disadvantage of /etc/cron.{daily,weekly,monthy}/* jobs is a heavy load shortly after booting. <text:s/><text:span text:style-name="T110">The </text:span>impact can be reduced by <text:span text:style-name="T110">sleeping for while and using super_bu to run the backup with nice=19 in its configuration file's "Subsidiary script" lines</text:span>.</text:p>
      <text:p text:style-name="P43">For computers that do not run at fixed times and are not up for long there is no choice. <text:s/>Backups must be started at boot.</text:p>
      <text:p text:style-name="P105">For other computers, there are two further scheduling choices: <text:span text:style-name="T150">user</text:span>'s crontab and /etc/cron.d/* jobs. <text:s text:c="2"/><text:span text:style-name="T151">Without root access, the user's crontab is the only option. <text:s/>With root access,</text:span> /etc/cron.d/* jobs have the advantage of modularity <text:span text:style-name="T151">(one job per file and meaningful name) and can be run for any user.</text:span></text:p>
      <text:h text:style-name="P227" text:outline-level="3"><text:bookmark-start text:name="__RefHeading__10592_35368556"/>Using /etc/cron.{daily,weekly,monthy}/* <text:span text:style-name="T109">scripts</text:span><text:bookmark-end text:name="__RefHeading__10592_35368556"/></text:h>
      <text:p text:style-name="P43">When scheduling bung using files in /etc/cron.{daily,weekly,monthy}/:</text:p>
      <text:list xml:id="list3121518726" text:style-name="L20">
        <text:list-item>
          <text:p text:style-name="P296">The <text:span text:style-name="T109">cron scripts</text:span> must have execute permission for root.</text:p>
        </text:list-item>
        <text:list-item>
          <text:p text:style-name="P297"><text:span text:style-name="T91">I</text:span>n case <text:span text:style-name="T109">cron and anacron scripts</text:span> tak<text:span text:style-name="T110">ing</text:span> long<text:span text:style-name="T109">er than a few seconds to run, the scripts should initiate an at job as shown in the example above. <text:s/>Otherwise:</text:span></text:p>
          <text:list>
            <text:list-item>
              <text:p text:style-name="P298">systemd: the script and any child processes must exit after a few seconds to avoid being silently killed by systemd.</text:p>
            </text:list-item>
            <text:list-item>
              <text:p text:style-name="P298">Other init systems: the cron script should exit quickly to avoid delaying subsequent cron scripts. <text:span text:style-name="T110">The cron script can launch bung scripts in the background</text:span>.</text:p>
            </text:list-item>
            <text:list-item>
              <text:p text:style-name="P299">anacron scheduler: as systemd init system.</text:p>
            </text:list-item>
          </text:list>
        </text:list-item>
      </text:list>
      <text:h text:style-name="P215" text:outline-level="2"><text:bookmark-start text:name="__RefHeading__6004_1171254092"/>Creating udev-initiated jobs<text:bookmark-end text:name="__RefHeading__6004_1171254092"/></text:h>
      <text:list xml:id="list3634756823" text:style-name="L21">
        <text:list-item>
          <text:p text:style-name="P322">Decide the name of a /dev/ symlink for the device, for example /dev/hotplug</text:p>
        </text:list-item>
        <text:list-item>
          <text:p text:style-name="P323">Create a mount point for the device, for example /mnt/hotplug</text:p>
        </text:list-item>
        <text:list-item>
          <text:p text:style-name="P322">Create a rsync_bu configuration file.</text:p>
        </text:list-item>
        <text:list-item>
          <text:p text:style-name="P322">Create a configuration file for hotplug_bu. <text:s/>It needs to include:</text:p>
        </text:list-item>
      </text:list>
      <text:list xml:id="list3246366054" text:style-name="L22">
        <text:list-item>
          <text:p text:style-name="P318">A "Hotplug device" line for the /dev/ symlink that was decided in step 1.</text:p>
        </text:list-item>
        <text:list-item>
          <text:p text:style-name="P318">A "Subsidiary script" line to run rsync_bu with the configuration file created in step 2.</text:p>
        </text:list-item>
      </text:list>
      <text:list xml:id="list135456705757023" text:continue-list="list3634756823" text:style-name="L21">
        <text:list-item>
          <text:p text:style-name="P322">Testing can optionally be done now:</text:p>
        </text:list-item>
      </text:list>
      <text:list xml:id="list96403573" text:style-name="L23">
        <text:list-item>
          <text:p text:style-name="P319"><text:soft-page-break/>Plug in the hotplug device</text:p>
        </text:list-item>
        <text:list-item>
          <text:p text:style-name="P321"><text:span text:style-name="T50">Identify it using </text:span><text:span text:style-name="Screen_20_font"><text:span text:style-name="T50">blkid</text:span></text:span><text:span text:style-name="T50"> </text:span></text:p>
        </text:list-item>
        <text:list-item>
          <text:p text:style-name="P319">Manually create the /dev symlink chosen in step 1.</text:p>
        </text:list-item>
        <text:list-item>
          <text:p text:style-name="P319"><text:bookmark-start text:name="__RefNumPara__6046_1171254092"/>Run<text:bookmark-end text:name="__RefNumPara__6046_1171254092"/></text:p>
        </text:list-item>
      </text:list>
      <text:p text:style-name="P3">/usr/bin/hotplug_bu -c &lt;config file&gt;<text:line-break/></text:p>
      <text:p text:style-name="P2"><text:span text:style-name="T21">Where &lt;config file&gt; is the one created in step 3. <text:s/>There's more information about running scripts at a command prompt in as described in </text:span><text:span text:style-name="T21"><text:bookmark-ref text:reference-format="number" text:ref-name="__RefHeading__2818_1376211236">3.4</text:bookmark-ref></text:span><text:span text:style-name="T21"><text:s/></text:span><text:span text:style-name="T21"><text:bookmark-ref text:reference-format="text" text:ref-name="__RefHeading__2818_1376211236">Testing configurations</text:bookmark-ref></text:span><text:span text:style-name="T21"><text:s/></text:span><text:span text:style-name="T21"><text:bookmark-ref text:reference-format="direction" text:ref-name="__RefHeading__2818_1376211236">above</text:bookmark-ref></text:span><text:span text:style-name="T21">.</text:span></text:p>
      <text:list xml:id="list135455105768751" text:continue-numbering="true" text:style-name="L23">
        <text:list-item>
          <text:p text:style-name="P319">When testing is completed, remove the symlink created in step c).</text:p>
        </text:list-item>
      </text:list>
      <text:list xml:id="list135455275374150" text:continue-list="list135456705757023" text:style-name="L21">
        <text:list-item>
          <text:p text:style-name="P322">Create a udev rule (details in <text:bookmark-ref text:reference-format="number" text:ref-name="__RefHeading__19618_1514991000">3.15.1</text:bookmark-ref><text:s/><text:bookmark-ref text:reference-format="text" text:ref-name="__RefHeading__19618_1514991000">Creating the udev rule</text:bookmark-ref><text:s/><text:bookmark-ref text:reference-format="direction" text:ref-name="__RefHeading__19618_1514991000">below</text:bookmark-ref>) that:</text:p>
        </text:list-item>
      </text:list>
      <text:list xml:id="list3204133539" text:style-name="L24">
        <text:list-item text:start-value="1">
          <text:p text:style-name="P320">Creates the /dev/ symlink decided in step 1.</text:p>
        </text:list-item>
        <text:list-item>
          <text:p text:style-name="P320">Runs /usr/bin/hotplug_bu_launcher with these arguments:</text:p>
        </text:list-item>
      </text:list>
      <text:p text:style-name="P173">hotplug_bu</text:p>
      <text:p text:style-name="P173">-c &lt;config file&gt; <text:s text:c="3"/>(where &lt;config file&gt; is the configuration file created in step 3 above)</text:p>
      <text:p text:style-name="P173">-u</text:p>
      <text:p text:style-name="P173">&lt;further arguments for hotplug_bu&gt; <text:s text:c="2"/>(normally none)</text:p>
      <text:list xml:id="list135455652543039" text:continue-list="list135455275374150" text:style-name="L21">
        <text:list-item>
          <text:p text:style-name="P322">Load the new udev rule. <text:s/>This is automatically done on reboot; it can also be done by </text:p>
        </text:list-item>
      </text:list>
      <text:p text:style-name="P176">udevadm control --reload<text:line-break/></text:p>
      <text:h text:style-name="P227" text:outline-level="3"><text:bookmark-start text:name="__RefHeading__19618_1514991000"/>Creating the udev rule<text:bookmark-end text:name="__RefHeading__19618_1514991000"/></text:h>
      <text:p text:style-name="P43">Following partitioning and file system creation on the hotplug storage device, plug it in and identify which /dev/sd* it has been assigned. <text:s/>For example:</text:p>
      <text:p text:style-name="P5">root@CW8:~# <text:span text:style-name="T1">blkid</text:span> </text:p>
      <text:p text:style-name="P5">[snip]</text:p>
      <text:p text:style-name="P5">/dev/<text:span text:style-name="T18">sdc1</text:span>: LABEL="bung" UUID="757ffdff-3ac6-4191-8a0a-5c7c6b07966b" TYPE="<text:span text:style-name="T92">ext4</text:span>"</text:p>
      <text:p text:style-name="P5">[snip]<text:line-break/></text:p>
      <text:p text:style-name="P43">The next step is to find attributes that uniquely identify the device. <text:s/>For example:</text:p>
      <text:p text:style-name="P5">root@CW8:~# <text:span text:style-name="T1">udevadm info -a -p /sys/block/sdc/</text:span><text:span text:style-name="T18">sdc1</text:span></text:p>
      <text:p text:style-name="P5">[snip]</text:p>
      <text:p text:style-name="P5"><text:s text:c="2"/>looking at device '/block/sdc/sdc1':</text:p>
      <text:p text:style-name="P5"><text:s text:c="4"/>KERNEL=="<text:span text:style-name="T33">sdc1</text:span>"</text:p>
      <text:p text:style-name="P5"><text:s text:c="4"/>SUBSYSTEM=="block"</text:p>
      <text:p text:style-name="P5"><text:s text:c="4"/>DRIVER==""</text:p>
      <text:p text:style-name="P5"><text:s text:c="4"/>ATTR{partition}=="1"</text:p>
      <text:p text:style-name="P5"><text:s text:c="4"/>ATTR{start}=="245"</text:p>
      <text:p text:style-name="P5"><text:s text:c="4"/>ATTR{size}=="<text:span text:style-name="T18">3999499</text:span>"</text:p>
      <text:p text:style-name="P5"><text:s text:c="4"/>ATTR{ro}=="0"</text:p>
      <text:p text:style-name="P5"><text:s text:c="4"/>ATTR{alignment_offset}=="0"</text:p>
      <text:p text:style-name="P5"><text:s text:c="4"/>ATTR{discard_alignment}=="0"</text:p>
      <text:p text:style-name="P5"><text:s text:c="4"/>ATTR{stat}==" <text:s text:c="4"/>229 <text:s text:c="4"/>1124 <text:s text:c="4"/>1822 <text:s text:c="5"/>173 <text:s text:c="7"/>0 <text:s text:c="7"/>0 <text:s text:c="7"/>0 <text:s text:c="7"/>0 <text:s text:c="7"/>0 <text:s text:c="5"/>173 <text:s text:c="5"/>173"</text:p>
      <text:p text:style-name="P5"><text:s text:c="4"/>ATTR{inflight}==" <text:s text:c="6"/>0 <text:s text:c="7"/>0"</text:p>
      <text:p text:style-name="P5"/>
      <text:p text:style-name="P5">[snip some parent device stanzas, looking for a stanza with a serial number]</text:p>
      <text:p text:style-name="P5"><text:s text:c="2"/>looking at parent device '/devices/pci0000:00/0000:00:1a.0/usb1/1-1/1-1.6':</text:p>
      <text:p text:style-name="P5"><text:s text:c="4"/>KERNELS=="1-1.6"</text:p>
      <text:p text:style-name="P5"><text:s text:c="4"/>SUBSYSTEMS=="usb"</text:p>
      <text:p text:style-name="P5"><text:s text:c="4"/>DRIVERS=="usb"</text:p>
      <text:p text:style-name="P5"><text:s text:c="4"/>ATTRS{configuration}==""</text:p>
      <text:p text:style-name="P5"><text:s text:c="4"/>ATTRS{bNumInterfaces}==" 1"</text:p>
      <text:p text:style-name="P5"><text:s text:c="4"/>ATTRS{bConfigurationValue}=="1"</text:p>
      <text:p text:style-name="P5"><text:s text:c="4"/>ATTRS{bmAttributes}=="80"</text:p>
      <text:p text:style-name="P5"><text:s text:c="4"/>ATTRS{bMaxPower}=="200mA"</text:p>
      <text:p text:style-name="P5"><text:s text:c="4"/>ATTRS{urbnum}=="1454"</text:p>
      <text:p text:style-name="P5"><text:soft-page-break/><text:s text:c="4"/>ATTRS{idVendor}=="0781"</text:p>
      <text:p text:style-name="P5"><text:s text:c="4"/>ATTRS{idProduct}=="5151"</text:p>
      <text:p text:style-name="P5"><text:s text:c="4"/>ATTRS{bcdDevice}=="0010"</text:p>
      <text:p text:style-name="P5"><text:s text:c="4"/>ATTRS{bDeviceClass}=="00"</text:p>
      <text:p text:style-name="P5"><text:s text:c="4"/>ATTRS{bDeviceSubClass}=="00"</text:p>
      <text:p text:style-name="P5"><text:s text:c="4"/>ATTRS{bDeviceProtocol}=="00"</text:p>
      <text:p text:style-name="P5"><text:s text:c="4"/>ATTRS{bNumConfigurations}=="1"</text:p>
      <text:p text:style-name="P5"><text:s text:c="4"/>ATTRS{bMaxPacketSize0}=="64"</text:p>
      <text:p text:style-name="P5"><text:s text:c="4"/>ATTRS{speed}=="480"</text:p>
      <text:p text:style-name="P5"><text:s text:c="4"/>ATTRS{busnum}=="1"</text:p>
      <text:p text:style-name="P5"><text:s text:c="4"/>ATTRS{devnum}=="3"</text:p>
      <text:p text:style-name="P5"><text:s text:c="4"/>ATTRS{devpath}=="1.6"</text:p>
      <text:p text:style-name="P5"><text:s text:c="4"/>ATTRS{version}==" 2.00"</text:p>
      <text:p text:style-name="P5"><text:s text:c="4"/>ATTRS{maxchild}=="0"</text:p>
      <text:p text:style-name="P5"><text:s text:c="4"/>ATTRS{quirks}=="0x0"</text:p>
      <text:p text:style-name="P5"><text:s text:c="4"/>ATTRS{avoid_reset_quirk}=="0"</text:p>
      <text:p text:style-name="P5"><text:s text:c="4"/>ATTRS{authorized}=="1"</text:p>
      <text:p text:style-name="P5"><text:s text:c="4"/>ATTRS{manufacturer}=="SanDisk Corporation"</text:p>
      <text:p text:style-name="P5"><text:s text:c="4"/>ATTRS{product}=="Cruzer Micro"</text:p>
      <text:p text:style-name="P5"><text:s text:c="4"/>ATTRS{serial}=="<text:span text:style-name="T18">20042203931424B115DC</text:span></text:p>
      <text:p text:style-name="P5">[snip]<text:line-break/></text:p>
      <text:p text:style-name="P43">For the device itself, the attributes are <text:span text:style-name="T81">labelled</text:span> ATTR{...}. <text:s/>Its parent devices' attributes are <text:span text:style-name="T81">labelled</text:span> ATTR<text:span text:style-name="T1">S</text:span>{...}. <text:s/>In a udev rule attributes can be taken from the device itself and no more than one of its parent devices.</text:p>
      <text:p text:style-name="P43">In the example, the attributes in green uniquely identify the device. <text:s/>The size is required because the ATTRS{serial} alone also matches /dev/sdc.</text:p>
      <text:p text:style-name="P43">The next step is to create a file of udev rules for the device, one rule that is run when the device is plugged in ("add") and one when it is unmounted ("change"). <text:s/>The "add" rule will run script /usr/bin/hotplug_bu_launcher.</text:p>
      <text:p text:style-name="P43">In the examples below the file is 99-bung.rules. <text:s/>You can use any name ending in .rules; the 99- prefix is strongly recommended.</text:p>
      <text:p text:style-name="Text_20_body"><text:span text:style-name="T50">If /etc/udev/rules.d/99-bung.rules does not exist, create it. <text:s/>It should have owner and group root. <text:s/>It needs to be readable by root. <text:s/></text:span><text:span text:style-name="Screen_20_font"><text:span text:style-name="T50">rw-r--r--</text:span></text:span><text:span text:style-name="T50"> permissions are convenient.</text:span></text:p>
      <text:p text:style-name="P43">Add the new rule to 99-bung.rules preceded by an empty line and a comment line. <text:s/>For example:</text:p>
      <text:p text:style-name="P5"># udev rule(s) for bung</text:p>
      <text:p text:style-name="P5"/>
      <text:p text:style-name="P5"># The USB HDD for backup</text:p>
      <text:p text:style-name="P5">KERNEL=="sd*", ACTION=="add", ATTR{size}=="<text:span text:style-name="T18">3999499 </text:span>", ATTRS{serial}=="<text:span text:style-name="T18">20042203931424B115DC</text:span>", SYMLINK+="my_hotplug", RUN+="/usr/bin/hotplug_bu_launcher /usr/bin/hotplug_bu -c hotplug -u"</text:p>
      <text:p text:style-name="P5">KERNEL=="sd*", ACTION=="change", ATTR{size}=="<text:span text:style-name="T18">3999499 </text:span>", ATTRS{serial}=="<text:span text:style-name="T18">20042203931424B115DC</text:span>", SYMLINK+="my_hotplug"<text:line-break/></text:p>
      <text:p text:style-name="P43">Breaking the example into components:</text:p>
      <table:table table:name="Table1" table:style-name="Table1">
        <table:table-column table:style-name="Table1.A"/>
        <table:table-column table:style-name="Table1.B"/>
        <table:table-header-rows>
          <text:soft-page-break/>
          <table:table-row table:style-name="TableLine94247282809760">
            <table:table-cell table:style-name="Table1.A1" office:value-type="string">
              <text:p text:style-name="P35">Component</text:p>
            </table:table-cell>
            <table:table-cell table:style-name="Table1.B1" office:value-type="string">
              <text:p text:style-name="P35">Notes</text:p>
            </table:table-cell>
          </table:table-row>
        </table:table-header-rows>
        <table:table-row table:style-name="TableLine94247281989280">
          <table:table-cell table:style-name="Table1.A2" office:value-type="string">
            <text:p text:style-name="P5">ATTR{size}=="<text:span text:style-name="T18">3999499 </text:span>"</text:p>
          </table:table-cell>
          <table:table-cell table:style-name="Table1.B2" office:value-type="string">
            <text:p text:style-name="P34">The size attribute found earlier.</text:p>
          </table:table-cell>
        </table:table-row>
        <table:table-row table:style-name="TableLine94247282054336">
          <table:table-cell table:style-name="Table1.A2" office:value-type="string">
            <text:p text:style-name="P5">ATTRS{serial}=="<text:span text:style-name="T18">20042203931424B115DC </text:span>"</text:p>
          </table:table-cell>
          <table:table-cell table:style-name="Table1.B2" office:value-type="string">
            <text:p text:style-name="P34">The serial attribute found earlier.</text:p>
          </table:table-cell>
        </table:table-row>
        <table:table-row table:style-name="TableLine94247282056256">
          <table:table-cell table:style-name="Table1.A2" office:value-type="string">
            <text:p text:style-name="P5">ACTION=="add"</text:p>
          </table:table-cell>
          <table:table-cell table:style-name="Table1.B2" office:value-type="string">
            <text:p text:style-name="P34">Required. <text:s/>Signifies the plug in event as opposed to the unplug event.</text:p>
          </table:table-cell>
        </table:table-row>
        <table:table-row table:style-name="TableLine94247282058400">
          <table:table-cell table:style-name="Table1.A2" office:value-type="string">
            <text:p text:style-name="P5">ACTION=="change"</text:p>
          </table:table-cell>
          <table:table-cell table:style-name="Table1.B2" office:value-type="string">
            <text:p text:style-name="P34">Required. <text:s/>Preserves the symlink when the file system is unmounted.</text:p>
          </table:table-cell>
        </table:table-row>
        <table:table-row table:style-name="TableLine94247282067360">
          <table:table-cell table:style-name="Table1.A2" office:value-type="string">
            <text:p text:style-name="P5">SYMLINK+="my_hotplug"</text:p>
          </table:table-cell>
          <table:table-cell table:style-name="Table1.B2" office:value-type="string">
            <text:p text:style-name="P34">Required for bung. <text:s/>Creates a symlink under /dev/ with constant name although the device itself could become /dev/sdc1, sdf1 etc. depending on which other devices have been connected.</text:p>
          </table:table-cell>
        </table:table-row>
        <table:table-row table:style-name="TableLine94247282071904">
          <table:table-cell table:style-name="Table1.A2" office:value-type="string">
            <text:p text:style-name="P5">RUN+="/usr/bin/hotplug_bu_launcher /usr/bin/hotplug_bu -c hotplug -u"</text:p>
          </table:table-cell>
          <table:table-cell table:style-name="Table1.B2" office:value-type="string">
            <text:p text:style-name="P34">Required for bung. <text:s/>Only the name of the configuration file, <text:s/>hotplug_bu.sample.conf, needs to be customised.</text:p>
          </table:table-cell>
        </table:table-row>
      </table:table>
      <text:h text:style-name="P227" text:outline-level="3"><text:bookmark-start text:name="__RefHeading__6096_1171254092"/>Testing<text:bookmark-end text:name="__RefHeading__6096_1171254092"/></text:h>
      <text:list xml:id="list875905075" text:style-name="L25">
        <text:list-item>
          <text:p text:style-name="P300">Load the new rules file:</text:p>
        </text:list-item>
      </text:list>
      <text:p text:style-name="P175"><text:span text:style-name="T1">udevadm control --reload</text:span> <text:line-break/></text:p>
      <text:list xml:id="list135455237342488" text:continue-numbering="true" text:style-name="L25">
        <text:list-item>
          <text:p text:style-name="P300">Plug in the hotplug device. A /var/log/bung/hotplug_bu log file should be created and can be reviewed for warnings and errors.</text:p>
        </text:list-item>
        <text:list-item>
          <text:p text:style-name="P300">If no /var/log/bung/hotplug_bu log file was created, was a /var/log/bung/hotplug_bu_launcher log file created which can be reviewed for warnings and errors?</text:p>
        </text:list-item>
        <text:list-item>
          <text:p text:style-name="P312"><text:span text:style-name="T50">If no /var/log/bung/hotplug_bu_launcher log file was created, was the /dev symlink created? <text:s/>If it has been, the "match" part of the udev rule has worked but the RUN+ part has not. <text:s/>Continue investigation by changing the RUN+ part to </text:span><text:span text:style-name="Screen_20_font"><text:span text:style-name="T50">RUN+="/usr/bin/touch /tmp/udev.rule.ran"</text:span></text:span><text:span text:style-name="T50"> , run </text:span><text:span text:style-name="Screen_20_font"><text:span text:style-name="T50">udevadm control --reload</text:span></text:span><text:span text:style-name="T50">, re-plug the hotplug device and check for the presence of /tmp/udev.rule.ran.</text:span></text:p>
        </text:list-item>
      </text:list>
      <text:p text:style-name="P174">If /tmp/udev.rule.ran was created, try modifying the script as described in <text:bookmark-ref text:reference-format="number" text:ref-name="__RefHeading__11675_1974498652">6.4.2</text:bookmark-ref><text:s/><text:bookmark-ref text:reference-format="text" text:ref-name="__RefHeading__11675_1974498652">No output?</text:bookmark-ref><text:s/><text:bookmark-ref text:reference-format="direction" text:ref-name="__RefHeading__11675_1974498652">below</text:bookmark-ref>.</text:p>
      <text:list xml:id="list135455649415633" text:continue-numbering="true" text:style-name="L25">
        <text:list-item>
          <text:p text:style-name="P312"><text:span text:style-name="T50">If the /dev symlink was not created, check the "match" part of the udev rule – SUBSYSTEM, ATTR and ATTRS. <text:s/>Common mistakes are confusing ATTR/ATTRS and using a single </text:span><text:span text:style-name="Screen_20_font"><text:span text:style-name="T50">=</text:span></text:span><text:span text:style-name="T50"> where </text:span><text:span text:style-name="Screen_20_font"><text:span text:style-name="T50">==</text:span></text:span><text:span text:style-name="T50"> is required. <text:s/>Does the </text:span></text:p>
        </text:list-item>
      </text:list>
      <text:p text:style-name="P174">The udev configurationn for a particular device can be tested with a command like:</text:p>
      <text:p text:style-name="P3"><text:bookmark-start text:name="__DdeLink__2166_1675729704"/>udevadm test /sys/block/sd<text:bookmark-end text:name="__DdeLink__2166_1675729704"/>c/sdc1<text:line-break/></text:p>
      <text:p text:style-name="P174">Output is voluminous but should inlcude lines like:</text:p>
      <text:p text:style-name="P175">parse_file: reading '/etc/udev/rules.d/99-bung.rules ' as rules file</text:p>
      <text:p text:style-name="P175">udev_rules_apply_to_event: RUN '/usr/bin/hotplug_bu_launcher /usr/bin/hotplug_bu -c hotplug -u' /etc/udev/rules.d/99-bung.rules :1</text:p>
      <text:p text:style-name="P175">link_update: creating link '/dev/my-hotplug' to '/dev/sdc1'</text:p>
      <text:p text:style-name="P175">run: '/usr/bin/hotplug_bu_launcher /usr/bin/hotplug_bu -c hotplug -u'</text:p>
      <text:h text:style-name="P215" text:outline-level="2"><text:bookmark-start text:name="__RefHeading__31686_2002789919"/>Old log removal<text:bookmark-end text:name="__RefHeading__31686_2002789919"/></text:h>
      <text:p text:style-name="P43">bung script<text:span text:style-name="T152">s</text:span> remove <text:span text:style-name="T152">logs older than "Log retention" days, default 28</text:span>.</text:p>
      <text:p text:style-name="P316"><text:span text:style-name="T50">/etc/cron.weekly/bung </text:span><text:span text:style-name="T76">or, when systemd is running /usr/</text:span>lib/systemd/system/rm_old_bung_logs.service, <text:span text:style-name="T50">removes /var/log/bung/</text:span><text:span text:style-name="T76">*.log files</text:span><text:span text:style-name="T50"> more than 122 days (~4 months) old.</text:span></text:p>
      <text:h text:style-name="P210" text:outline-level="1"><text:bookmark-start text:name="__RefHeading__4189_1171254092"/><text:soft-page-break/>Running and killing<text:bookmark-end text:name="__RefHeading__4189_1171254092"/></text:h>
      <text:p text:style-name="P132"><text:span text:style-name="T63">A</text:span><text:span text:style-name="T50">s described in </text:span><text:span text:style-name="T50"><text:bookmark-ref text:reference-format="number" text:ref-name="__RefHeading__1547_1814956071">3.1</text:bookmark-ref></text:span><text:span text:style-name="T50"><text:s/></text:span><text:span text:style-name="T50"><text:bookmark-ref text:reference-format="text" text:ref-name="__RefHeading__1547_1814956071">Overview</text:bookmark-ref></text:span><text:span text:style-name="T50"><text:s/></text:span><text:span text:style-name="T50"><text:bookmark-ref text:reference-format="direction" text:ref-name="__RefHeading__1547_1814956071">above</text:bookmark-ref></text:span><text:span text:style-name="T50">, </text:span><text:span text:style-name="T62">b</text:span><text:span text:style-name="T50">ung scripts are normally run by scheduler or udev </text:span><text:span text:style-name="T63">and</text:span><text:span text:style-name="T50"> can also be run manually from </text:span><text:span text:style-name="T63">a</text:span><text:span text:style-name="T50"> command prompt.</text:span></text:p>
      <text:p text:style-name="P133"><text:span text:style-name="T50">When running manually, it may be useful to use option</text:span><text:span text:style-name="Screen_20_font"><text:span text:style-name="T50"> -l /dev/tty </text:span></text:span><text:span text:style-name="T50">to log to screen rather than file.</text:span></text:p>
      <text:p text:style-name="P133"><text:span text:style-name="T50">In all cases, </text:span><text:span text:style-name="T66">a </text:span><text:span text:style-name="T50">bung </text:span><text:span text:style-name="T66">job </text:span><text:span text:style-name="T50">can be killed </text:span><text:span text:style-name="T64">via its process group ID (PGID). <text:s/>The PGID can be found from the log. <text:s/></text:span></text:p>
      <text:p text:style-name="P134"><text:span text:style-name="T64">F</text:span><text:span text:style-name="T50">or jobs initiated by udev the PGID is the PID in the line after "Re-launching in dedicated process group</text:span><text:span text:style-name="T65">"</text:span></text:p>
      <text:p text:style-name="Screen">23:30:18 hotplug_bu+hotplug 3.0.8 started on cw11.iciti.av. PID: 8533, PPID: 8532 </text:p>
      <text:p text:style-name="Screen">23:30:18 Command line: /usr/bin/hotplug_bu -c hotplug -u </text:p>
      <text:p text:style-name="Screen">23:30:18 <text:span text:style-name="T132">Re-launching in dedicated process group</text:span></text:p>
      <text:p text:style-name="Screen">23:30:18 hotplug_bu+hotplug 3.0.8 started on cw11.iciti.av. PID: 8574, PPID: 8533 </text:p>
      <text:p text:style-name="Screen"/>
      <text:p text:style-name="P135"><text:span text:style-name="T64">F</text:span><text:span text:style-name="T50">or all other jobs, the </text:span><text:span text:style-name="T64">PGID is the PID in the </text:span><text:span text:style-name="T50">first l</text:span><text:span text:style-name="T64">ine.</text:span></text:p>
      <text:p text:style-name="P135"><text:span text:style-name="T64">T</text:span><text:span text:style-name="T50">he PGID can be displayed interactively, </text:span><text:span text:style-name="T66">along with the process tree</text:span><text:span text:style-name="T50">. <text:s/>Example with hotplug_bu </text:span><text:span text:style-name="T66">and PGID 22434</text:span><text:span text:style-name="T50">:</text:span></text:p>
      <text:p text:style-name="Screen"><text:span text:style-name="T133"># </text:span><text:span text:style-name="T1">pstree --show-pgids --show-pids $(ps -o pgid= -p $(pgrep --newest hotplug_bu))</text:span></text:p>
      <text:p text:style-name="Screen">hotplug_bu(22434,22434)─┬─hotplug_bu(22627,22434)───fsck(22628,22434)───fsck.ext4(22629,22434)</text:p>
      <text:p text:style-name="Screen"><text:s text:c="24"/>└─su(22601,22434)───yad(22604,22604)─┬─{yad}(22608,22604)</text:p>
      <text:p text:style-name="Screen"><text:s text:c="61"/>└─{yad}(22609,22604)</text:p>
      <text:p text:style-name="Screen"/>
      <text:p text:style-name="P135">To <text:span text:style-name="T134">k</text:span>ill a process group:</text:p>
      <text:p text:style-name="P27"><text:span text:style-name="T133"># </text:span><text:span text:style-name="T15">kill -- -&lt;PGID&gt;</text:span></text:p>
      <text:p text:style-name="P29"/>
      <text:p text:style-name="P136">In case there are long running uninterruptible processes running such as rsync of a big file system tree, the process group can take a long time to die.</text:p>
      <text:h text:style-name="P211" text:outline-level="1"><text:bookmark-start text:name="__RefHeading___Toc8509_2610649274"/>Routine operations<text:bookmark-end text:name="__RefHeading___Toc8509_2610649274"/></text:h>
      <text:h text:style-name="P215" text:outline-level="2"><text:bookmark-start text:name="__RefHeading__2246_511075320"/>Monitoring<text:bookmark-end text:name="__RefHeading__2246_511075320"/></text:h>
      <text:h text:style-name="P227" text:outline-level="3"><text:bookmark-start text:name="__RefHeading__4190_1976446409"/>Report emails<text:bookmark-end text:name="__RefHeading__4190_1976446409"/></text:h>
      <text:p text:style-name="P43">bung sends a report email, by default to root. <text:s/>Typically the local mail configuration would forward it to somewhere more convenient.</text:p>
      <text:p text:style-name="P43">bung's warning and error report emails (with WARN or ERROR in the subject) provide the first routine operational monitoring.</text:p>
      <text:p text:style-name="P43">An ERROR means some data was not backed up.</text:p>
      <text:p text:style-name="P43">A WARNING means data was backed up but an irregular condition requiring investigation was detected.</text:p>
      <text:p text:style-name="P43">When there is a warning or an error, the report emails include a summary and, if it is not too big, the log itself. <text:s/>When the log is too big the report emails include the head and tail of the log and the log's name.</text:p>
      <text:p text:style-name="P43"><text:span text:style-name="T1">Caution</text:span>: logs in report emails have their UTF-8 converted to US-ASCII and their lines wrapped at 999 characters so they may not be identical to the original logs.</text:p>
      <text:h text:style-name="P227" text:outline-level="3"><text:bookmark-start text:name="__RefHeading__4192_1976446409"/>Logs<text:bookmark-end text:name="__RefHeading__4192_1976446409"/></text:h>
      <text:p text:style-name="P43">Logs generated by the supervisory scripts (super_bu and hotplug_bu) can be very long. <text:s/>A useful technique for stepping through these logs is to search for "Running subsidiary script by command". <text:s/>That takes you to the beginning of each job; <text:s/>any error from the previous job is usually shown in the few lines above.</text:p>
      <text:p text:style-name="P43">Key lines from logs can be displayed using this alias and giving it the log file name.</text:p>
      <text:p text:style-name="P5">alias bls='egrep '\''(^(rsync error:|rsync: |IO error encountered))|ERROR:|WARN:|Running rsync command:|Invalid Mount fs_file value .* \(does not exist\)'\'''</text:p>
      <text:h text:style-name="P215" text:outline-level="2"><text:bookmark-start text:name="__RefHeading__2248_511075320"/><text:soft-page-break/>Audit<text:bookmark-end text:name="__RefHeading__2248_511075320"/></text:h>
      <text:p text:style-name="P34">Report emails cannot be relied on to assure that backups are working:</text:p>
      <text:list xml:id="list3999658873" text:style-name="L26">
        <text:list-item>
          <text:p text:style-name="P256">The scheduling mechanism could fail.</text:p>
        </text:list-item>
        <text:list-item>
          <text:p text:style-name="P256">The email generation and delivery system could fail.</text:p>
        </text:list-item>
        <text:list-item>
          <text:p text:style-name="P256">Bung may fail to detect and report problems.</text:p>
        </text:list-item>
        <text:list-item>
          <text:p text:style-name="P256">Bung itself surely has some bugs.</text:p>
        </text:list-item>
        <text:list-item>
          <text:p text:style-name="P256">The underlying backup tools may – less likely – have bugs.</text:p>
        </text:list-item>
        <text:list-item>
          <text:p text:style-name="P256">The file systems being backed up could be damaged or unmounted.<text:line-break/></text:p>
        </text:list-item>
      </text:list>
      <text:p text:style-name="P43">For these reasons it is prudent to audit the backups, including checking restores can be done from the backups and backup jobs are running on every system they should be running on.</text:p>
      <text:h text:style-name="P208" text:outline-level="1"><text:bookmark-start text:name="__RefHeading__2250_511075320"/>Problem investigation<text:bookmark-end text:name="__RefHeading__2250_511075320"/></text:h>
      <text:h text:style-name="P215" text:outline-level="2"><text:bookmark-start text:name="__RefHeading__12288_368320619"/>Report email not received<text:bookmark-end text:name="__RefHeading__12288_368320619"/></text:h>
      <text:p text:style-name="P43">In case the email is not received, check /var/log/syslog to see if bung sent it:</text:p>
      <text:p text:style-name="P178">zgrep '_bu.*\\+.*mailed to ' /var/log/syslog*<text:line-break/></text:p>
      <text:p text:style-name="P43">If bung sent it, further analysis of why it was not received depends on the local mail system so is outside the scope of this document.</text:p>
      <text:h text:style-name="P215" text:outline-level="2"><text:bookmark-start text:name="__RefHeading__2981_205586009"/>bung's logs<text:bookmark-end text:name="__RefHeading__2981_205586009"/></text:h>
      <text:p text:style-name="P43">In /var/log/bung for root and ~/var/log/bung for others <text:span text:style-name="T153">unless a different log directory has been configured</text:span></text:p>
      <text:h text:style-name="P232" text:outline-level="3"><text:bookmark-start text:name="__RefHeading__3073_1928899858"/>General (applicable to all bung scripts)<text:bookmark-end text:name="__RefHeading__3073_1928899858"/></text:h>
      <text:p text:style-name="Text_20_body"><text:bookmark-start text:name="__RefHeading__4730_2093345297"/><text:span text:style-name="T107">Regards limits, f</text:span>or logged on users, including users logged on via ssh if sshd is configured with "UsePAM = yes", the limits in /etc/security/limits.conf apply unless <text:span text:style-name="T107">overridden</text:span> by /etc/systemd/system.conf.d/limits.conf.<text:bookmark-end text:name="__RefHeading__4730_2093345297"/></text:p>
      <text:h text:style-name="P247" text:outline-level="4"><text:bookmark-start text:name="__RefHeading___Toc9293_2054544585"/>Cannot allocate memory<text:bookmark-end text:name="__RefHeading___Toc9293_2054544585"/></text:h>
      <text:p text:style-name="P123">Has been worked around by re-running the failed job.</text:p>
      <text:p text:style-name="P123">If the log's <text:span text:style-name="T105">"</text:span>max memory size limits<text:span text:style-name="T105">"</text:span> are "soft: unlimited, hard: unlimited" then the computer's memory needs to be increased otherwise use the <text:span text:style-name="T106">"</text:span>max memory size<text:span text:style-name="T106">"</text:span> common keyword to increase memory at run time.</text:p>
      <text:h text:style-name="P248" text:outline-level="4"><text:bookmark-start text:name="__RefHeading__4732_2093345297"/>Too many open files<text:bookmark-end text:name="__RefHeading__4732_2093345297"/></text:h>
      <text:p text:style-name="P123">Has been worked around by re-running the failed job.</text:p>
      <text:p text:style-name="P124"><text:span text:style-name="T105">U</text:span>se the <text:span text:style-name="T106">"number of open files"</text:span> common keyword to increase <text:span text:style-name="T105">the maximum number of open files</text:span> at run time. <text:s/><text:span text:style-name="T105">The log's "number of open files limits" shows the soft run time number to be increased.</text:span></text:p>
      <text:p text:style-name="P125">Setting a number greater than /proc/sys/fs/file-max's will fail with "Operation not permitted". <text:s/></text:p>
      <text:h text:style-name="P233" text:outline-level="3"><text:bookmark-start text:name="__RefHeading__4734_2093345297"/>rsync<text:bookmark-end text:name="__RefHeading__4734_2093345297"/></text:h>
      <text:p text:style-name="P43">rsync output can be huge so it is convenient to be able to search for known rsync error messages which begin the line with:</text:p>
      <text:list xml:id="list1076036232" text:style-name="L27">
        <text:list-item>
          <text:p text:style-name="P301">rsync error:</text:p>
        </text:list-item>
        <text:list-item>
          <text:p text:style-name="P301">rsync: connection unexpectedly closed</text:p>
        </text:list-item>
        <text:list-item>
          <text:p text:style-name="P301">rsync: delete_file:</text:p>
        </text:list-item>
        <text:list-item>
          <text:p text:style-name="P301">rsync: rename </text:p>
        </text:list-item>
      </text:list>
      <text:p text:style-name="P43"><text:soft-page-break/>This command can be used to search the log for those errors:</text:p>
      <text:p text:style-name="P178">egrep '^(rsync error:|rsync: |IO error encountered)'<text:line-break/></text:p>
      <text:p text:style-name="P43">In case there are many rsync jobs in the same log file:</text:p>
      <text:p text:style-name="P178">egrep '(^(rsync error:|rsync: |IO error encountered))|Running rsync command:'<text:line-break/></text:p>
      <text:p text:style-name="P43">These messages have been seen when rsync is deleting a very large number of files in a single directory:</text:p>
      <text:p text:style-name="P178">[sender] io timeout after 301 seconds -- exiting</text:p>
      <text:p text:style-name="P178">rsync error: timeout in data send/receive (code 30) at io.c(140) [sender=3.0.9]<text:line-break/></text:p>
      <text:p text:style-name="P43">The solution is to increase the timeout value and/or to run the job several times until the files are moved. <text:s/>Long term and generally it is better to avoid having a very large number of files in a single directory.</text:p>
      <text:h text:style-name="P244" text:outline-level="4"><text:bookmark-start text:name="__RefHeading__9093_608007432"/>protocol version mismatch -- is your shell clean?<text:bookmark-end text:name="__RefHeading__9093_608007432"/></text:h>
      <text:p text:style-name="P43">Can be caused by .bashrc generating output. <text:s/>If the output is wanted during interactive bash initialisation, can be fixed by inserting these lines at the head of .bashrc:</text:p>
      <text:p text:style-name="P5"># If not running interactively, don't do anything</text:p>
      <text:p text:style-name="P5">case $- in</text:p>
      <text:p text:style-name="P5"><text:s text:c="4"/>*i*) ;;</text:p>
      <text:p text:style-name="P5"><text:s text:c="6"/>*) return;;</text:p>
      <text:p text:style-name="P5">esac</text:p>
      <text:h text:style-name="P234" text:outline-level="3"><text:bookmark-start text:name="__RefHeading__2985_205586009"/>Snapshots<text:bookmark-end text:name="__RefHeading__2985_205586009"/></text:h>
      <text:p text:style-name="P47">Snapshots cannot be reliably removed. <text:s/>Sometimes a reboot is required to remove obsolete snapshots. <text:s/>If this is not done the snapshot will eventually fill and no further writes will be possible.</text:p>
      <text:h text:style-name="P246" text:outline-level="4"><text:bookmark-start text:name="__RefHeading__9070_614569968"/>I/O errors on snapshots<text:bookmark-end text:name="__RefHeading__9070_614569968"/></text:h>
      <text:p text:style-name="P85">Input/output error messages about snapshots when there are no corresponding messages about the block devices providing the LVM PVs are normally because the snapshot is too small.</text:p>
      <text:p text:style-name="P122"><text:span text:style-name="T58">M</text:span><text:span text:style-name="T50">essages seen:</text:span></text:p>
      <text:list xml:id="list956966887" text:style-name="L28">
        <text:list-item>
          <text:p text:style-name="P271"><text:bookmark-start text:name="__RefHeading__9095_608007432"/>Buffer I/O error on device dm-*, logical block *<text:bookmark-end text:name="__RefHeading__9095_608007432"/></text:p>
        </text:list-item>
        <text:list-item>
          <text:p text:style-name="P271">lost page write due to I/O error on dm-*</text:p>
        </text:list-item>
        <text:list-item>
          <text:p text:style-name="P271">rsync: readdir("&lt;path on snapshot&gt;"): Input/output error (5)</text:p>
        </text:list-item>
      </text:list>
      <text:p text:style-name="Standard"/>
      <text:p text:style-name="P47"><text:span text:style-name="T98">Fix</text:span> by increasing the snapshot size.</text:p>
      <text:h text:style-name="P222" text:outline-level="2"><text:bookmark-start text:name="__RefHeading__4736_2093345297"/>/var/log/syslog<text:bookmark-end text:name="__RefHeading__4736_2093345297"/></text:h>
      <text:p text:style-name="P43">bung writes start, warning, error and finish messages to syslog.</text:p>
      <text:h text:style-name="P215" text:outline-level="2"><text:bookmark-start text:name="__RefHeading__2987_205586009"/>bung debugging<text:bookmark-end text:name="__RefHeading__2987_205586009"/></text:h>
      <text:h text:style-name="P227" text:outline-level="3"><text:bookmark-start text:name="__RefHeading__2989_205586009"/>The -d option<text:bookmark-end text:name="__RefHeading__2989_205586009"/></text:h>
      <text:p text:style-name="P43">To add debugging to the log (to file or to screen), use the -d option.</text:p>
      <text:h text:style-name="P227" text:outline-level="3"><text:bookmark-start text:name="__RefHeading__11675_1974498652"/>No output?<text:bookmark-end text:name="__RefHeading__11675_1974498652"/></text:h>
      <text:p text:style-name="P43">If running other than at a command prompt (for example started by cron or udev) and there is no output, it may help to test a modified version of the script with the following lines added immediately after the shebang line:</text:p>
      <text:p text:style-name="P164">exec 1&gt;&gt;/tmp/${0##*/}.$$ </text:p>
      <text:p text:style-name="P164">exec 2&gt;&gt;/tmp/${0##*/}.$$ </text:p>
      <text:h text:style-name="P215" text:outline-level="2"><text:bookmark-start text:name="__RefHeading__2792_539328602"/><text:soft-page-break/>ssh (remote destination or source)<text:bookmark-end text:name="__RefHeading__2792_539328602"/></text:h>
      <text:p text:style-name="P107">If a remote destination or source backup does not work when started by scheduled job or udev but does work when tested at the command line, the cause may be that the intended ssh keys are defective and your own ssh-agent forwarded key is being used.</text:p>
      <text:p text:style-name="Standard">Your own ssh-agent forwarded key can be disabled by <text:span text:style-name="T155">one of</text:span></text:p>
      <text:list xml:id="list2468991164" text:style-name="L29">
        <text:list-item>
          <text:p text:style-name="P272">Unload all keys by <text:span text:style-name="Screen_20_font">ssh-add -D</text:span> </text:p>
        </text:list-item>
        <text:list-item>
          <text:p text:style-name="P272">Disable ssh agent by <text:span text:style-name="Screen_20_font">export SSH_AUTH_SOCK= </text:span>(easier to revert than unloading all keys if the old value of $SSH_AUTH_SOCK is noted for restore)</text:p>
        </text:list-item>
      </text:list>
      <text:h text:style-name="P212" text:outline-level="1"><text:bookmark-start text:name="__RefHeading__9466_2050587300"/>Restores<text:bookmark-end text:name="__RefHeading__9466_2050587300"/></text:h>
      <text:h text:style-name="P223" text:outline-level="2"><text:bookmark-start text:name="__RefHeading__4975_1054655772"/>mysql_bu<text:bookmark-end text:name="__RefHeading__4975_1054655772"/></text:h>
      <text:p text:style-name="P120"><text:span text:style-name="T50">The backup files are mysqldump output </text:span><text:span text:style-name="T53">for each database (including mysql) </text:span><text:span text:style-name="T50">pre-pended with SET FOREIGN_KEY_CHECKS=0 and post-pended with SET FOREIGN_KEY_CHECKS=1 to facilitate restore. <text:s/>By default they are compressed </text:span><text:span text:style-name="T54">with gzip.</text:span></text:p>
      <text:p text:style-name="P77">The simplest and most robust way to restore is:</text:p>
      <text:list xml:id="list2782753304" text:style-name="L30">
        <text:list-item>
          <text:p text:style-name="P302">Ensure an empty database</text:p>
        </text:list-item>
        <text:list-item>
          <text:p text:style-name="P302">Decompress</text:p>
        </text:list-item>
        <text:list-item>
          <text:p text:style-name="P302">Restore from within a mysql shell using the SOURCE command</text:p>
        </text:list-item>
      </text:list>
      <text:p text:style-name="P77">Example:</text:p>
      <text:p text:style-name="P188">zcat /var/backup/mysql/mydb/mydb.&lt;timestamp&gt;.sql.gz &gt; /tmp/mydb.&lt;timestamp&gt;.sql</text:p>
      <text:p text:style-name="P189">mysql</text:p>
      <text:p text:style-name="P189">DROP DATABASE mydb;</text:p>
      <text:p text:style-name="P189">CREATE DATABASE mydb;</text:p>
      <text:p text:style-name="P189">USE mydb;</text:p>
      <text:p text:style-name="P189">SOURCE /tmp/mydb.&lt;timestamp&gt;.sql;</text:p>
      <text:h text:style-name="P226" text:outline-level="2"><text:bookmark-start text:name="__RefHeading__4977_1054655772"/><text:span text:style-name="T55">p</text:span><text:span text:style-name="T50">ostgres_bu</text:span><text:bookmark-end text:name="__RefHeading__4977_1054655772"/></text:h>
      <text:p text:style-name="P78">The backup files are:</text:p>
      <text:list xml:id="list1049390091" text:style-name="L31">
        <text:list-item>
          <text:p text:style-name="P303">Global data (includes roles and tablespaces)</text:p>
        </text:list-item>
        <text:list-item>
          <text:p text:style-name="P313"><text:span text:style-name="T53">A</text:span><text:span text:style-name="Screen_20_font"><text:span text:style-name="T53"> pgdump --format=custom </text:span></text:span><text:span text:style-name="T53">output file for each database</text:span></text:p>
        </text:list-item>
      </text:list>
      <text:p text:style-name="P97">Global data restore, example:</text:p>
      <text:p text:style-name="P192">su - postgres</text:p>
      <text:p text:style-name="P192">psql -f /var/backup/postgres/global-2018-04-17@13:30:06.sql </text:p>
      <text:p text:style-name="P177"/>
      <text:p text:style-name="P96">Database restore<text:span text:style-name="T117">s</text:span> <text:span text:style-name="T117">are</text:span> most easily done as a PostgreSQL superuser such as postgres, ensuring an empty database then using the Linux pg_restore command:</text:p>
      <text:p text:style-name="P190">su - postgres</text:p>
      <text:p text:style-name="P190">dropdb mydb</text:p>
      <text:p text:style-name="P190">pg_restore --create --dbname=postgres /var/backup/postgres/mydb-&lt;timestamp&gt;.sql</text:p>
      <text:h text:style-name="P226" text:outline-level="2"><text:bookmark-start text:name="__RefHeading__4979_1054655772"/><text:span text:style-name="T55">rsync</text:span><text:span text:style-name="T50">_bu</text:span><text:bookmark-end text:name="__RefHeading__4979_1054655772"/></text:h>
      <text:p text:style-name="P79">Commonly the backup tree is simply copied to the restore destination excluding any retention subtree such as "Changed and deleted files".</text:p>
      <text:p text:style-name="P121"><text:span text:style-name="T50">For approximate "point in time" restores </text:span><text:span text:style-name="T74">by root</text:span><text:span text:style-name="T50">, </text:span><text:span text:style-name="T56">rsync_restore is provided.</text:span></text:p>
      <text:h text:style-name="P213" text:outline-level="1"><text:bookmark-start text:name="__RefHeading__4763_1135087624"/><text:soft-page-break/>Worked examples<text:bookmark-end text:name="__RefHeading__4763_1135087624"/></text:h>
      <text:h text:style-name="P215" text:outline-level="2"><text:bookmark-start text:name="__RefHeading__3941_188841467"/>rsync_bu - backup to local file system, whole tree<text:bookmark-end text:name="__RefHeading__3941_188841467"/></text:h>
      <text:p text:style-name="P43">The scenario was separate /, /home and /var on LVMs; backed up as a whole tree. <text:s/>Some advantages of whole tree backup are easier to restore and the backup being a more useful forensic resource. <text:s/>A disadvantage is using more space.</text:p>
      <text:p text:style-name="P43">The source directories are on LVM volumes so snapshots are used.</text:p>
      <text:h text:style-name="P227" text:outline-level="3"><text:bookmark-start text:name="__RefHeading__44113_13915939321"/>Space calculation<text:bookmark-end text:name="__RefHeading__44113_13915939321"/></text:h>
      <text:p text:style-name="Text_20_body"><text:span text:style-name="T50">Found by running </text:span><text:span text:style-name="Screen_20_font"><text:span text:style-name="T50">df -hT -x devtmpfs -x nfs -x tmpfs</text:span></text:span><text:span text:style-name="T50"> </text:span></text:p>
      <text:p text:style-name="P43">That gives more than the size of the initial backup because some files are will be excluded but allows no room for retention and dat growth. <text:s/>It can very roughly be doubled to give the required space.</text:p>
      <text:p text:style-name="Screen"><text:span text:style-name="T50"># </text:span><text:span text:style-name="Screen_20_font"><text:span text:style-name="T51">df -hT -x devtmpfs -x nfs -x tmpfs</text:span></text:span><text:span text:style-name="Screen_20_font"><text:span text:style-name="T50"> </text:span></text:span></text:p>
      <text:p text:style-name="P5">Filesystem <text:s text:c="10"/>Type <text:s/>Size <text:s/>Used Avail Use% Mounted on</text:p>
      <text:p text:style-name="P5">/dev/mapper/gas-root ext4 <text:s text:c="2"/>23G <text:s/>8.0G <text:s text:c="2"/>14G <text:s/>37% /</text:p>
      <text:p text:style-name="P5">/dev/mapper/gas-var <text:s/>ext4 <text:s text:c="2"/>28G <text:s/>3.1G <text:s text:c="2"/>23G <text:s/>12% /var</text:p>
      <text:p text:style-name="P5">/dev/mapper/gas-home ext4 <text:s/>340G <text:s text:c="2"/>27G <text:s/>296G <text:s text:c="2"/>9% /home</text:p>
      <text:p text:style-name="P5">/dev/md0 <text:s text:c="12"/>ext3 <text:s/>922M <text:s/>204M <text:s/>671M <text:s/>24% /boot<text:line-break/></text:p>
      <text:p text:style-name="P43">Say 80 GB required.</text:p>
      <text:h text:style-name="P227" text:outline-level="3"><text:bookmark-start text:name="__RefHeading__3943_188841467"/>Create the backup file system<text:bookmark-end text:name="__RefHeading__3943_188841467"/></text:h>
      <text:p text:style-name="P43">In this case the backup file system already existed and had more than 80 GB free space. <text:s/>Mounted it on /mnt/backup:</text:p>
      <text:p text:style-name="P5"><text:span text:style-name="T21"># </text:span><text:span text:style-name="T1">mount UUID=96658be6-2823-4e7b-bdb1-8040810dd381 /mnt/backup</text:span> </text:p>
      <text:h text:style-name="P227" text:outline-level="3"><text:bookmark-start text:name="__RefHeading__2796_53932860211"/>Create destination directory<text:bookmark-end text:name="__RefHeading__2796_53932860211"/></text:h>
      <text:p text:style-name="P43">Optional; in this case the backup type was chosen (this allows for using more than one backup utility).</text:p>
      <text:p text:style-name="P5"># <text:span text:style-name="T1">mkdir /mnt/backup/rsync</text:span> </text:p>
      <text:h text:style-name="P227" text:outline-level="3"><text:bookmark-start text:name="__RefHeading__2798_53932860211"/>Create snapshot mountpoint<text:bookmark-end text:name="__RefHeading__2798_53932860211"/></text:h>
      <text:p text:style-name="P5"># <text:span text:style-name="T1">mkdir -p /mnt/snap-root</text:span> </text:p>
      <text:h text:style-name="P227" text:outline-level="3"><text:bookmark-start text:name="__RefHeading__2802_53932860211"/>bung configuration<text:bookmark-end text:name="__RefHeading__2802_53932860211"/></text:h>
      <text:p text:style-name="P43">Created these configuration files.</text:p>
      <text:p text:style-name="P8"># <text:span text:style-name="T1">for f in super whole_tree whole_tree.exclude; do echo ==== $f ====; cat $f; done</text:span> </text:p>
      <text:p text:style-name="P8">==== super ====</text:p>
      <text:p text:style-name="P8">Organisation name = GAS</text:p>
      <text:p text:style-name="P8">Subsidiary script = rsync_bu whole_tree nice=19</text:p>
      <text:p text:style-name="P8">==== whole_tree ====</text:p>
      <text:p text:style-name="P8">Organisation name = GAS</text:p>
      <text:p text:style-name="P8">Snapshot = root snap-root /mnt/snap-root size=2048M</text:p>
      <text:p text:style-name="P8">Snapshot = home snap-home /mnt/snap-root/home size=2048M ignore_files_under_fs_file</text:p>
      <text:p text:style-name="P8">Snapshot = var snap-var /mnt/snap-root/var size=2048M ignore_files_under_fs_file</text:p>
      <text:p text:style-name="P8">Mount = UUID=d0d30ea8-68a4-4329-ae0c-c270e31a3ea3 /mnt/backup</text:p>
      <text:p text:style-name="P8">rsync = /mnt/snap-root/ /mnt/backup/rsync --exclude-from=whole_tree.exclude</text:p>
      <text:p text:style-name="P8">==== whole_tree.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clude lines for use when synchronising the whole tree</text:p>
      <text:p text:style-name="P8"># * Intended for use when /home and /var are not backed up individually</text:p>
      <text:p text:style-name="P8"># * Intended to provide all that is necessary for recovery</text:p>
      <text:p text:style-name="P8"># * Intended for use when /home is used by GUI desktop users</text:p>
      <text:p text:style-name="P8"/>
      <text:p text:style-name="P8"><text:soft-page-break/>/dev/*</text:p>
      <text:p text:style-name="P8">/etc/mtab</text:p>
      <text:p text:style-name="P8">/home/*/.Dropbox/.dropbox.cache/*</text:p>
      <text:p text:style-name="P8">/home/*/.Trash*/*</text:p>
      <text:p text:style-name="P8">/home/*/.VirtualBox/*</text:p>
      <text:p text:style-name="P8">/home/*/.adobe/Flash_Player/AssetCache/*</text:p>
      <text:p text:style-name="P8">/home/*/.cache/*</text:p>
      <text:p text:style-name="P8">/home/*/.compiz-1/session/*</text:p>
      <text:p text:style-name="P8">/home/*/.config/nautilus/saved-session-*</text:p>
      <text:p text:style-name="P8">/home/*/.gvfs/</text:p>
      <text:p text:style-name="P8">/home/*/.macromedia/*</text:p>
      <text:p text:style-name="P8">/home/*/.metacity/sessions/*</text:p>
      <text:p text:style-name="P8">/home/*/.mozilla/firefox/*/Cache.Trash*/</text:p>
      <text:p text:style-name="P8">/home/*/.mozilla/firefox/*/Cache/*</text:p>
      <text:p text:style-name="P8">/home/*/.mozilla/firefox/Crash Reports/*</text:p>
      <text:p text:style-name="P8">/home/*/.opera/cache/*</text:p>
      <text:p text:style-name="P8">/home/*/.thumbnails/*</text:p>
      <text:p text:style-name="P8">/home/*/.thunderbird/**.msf</text:p>
      <text:p text:style-name="P8">/home/*/.thunderbird/**/Bin</text:p>
      <text:p text:style-name="P8">/home/*/.thunderbird/**/Bin.*</text:p>
      <text:p text:style-name="P8">/home/*/.thunderbird/**/Spam</text:p>
      <text:p text:style-name="P8">/home/*/.thunderbird/**/Spam.*</text:p>
      <text:p text:style-name="P8">/home/*/.thunderbird/**/Trash</text:p>
      <text:p text:style-name="P8">/home/*/.thunderbird/**/Trash.*</text:p>
      <text:p text:style-name="P8">/home/*/.thunderbird/*/Cache/*</text:p>
      <text:p text:style-name="P8">/home/*/.thunderbird/*/global-messages-db.sqlite</text:p>
      <text:p text:style-name="P8">/home/*/.thunderbird/Crash Reports/*</text:p>
      <text:p text:style-name="P8">/home/*/Trash*/*</text:p>
      <text:p text:style-name="P8">/home/*/urlclassifier3.sqlite</text:p>
      <text:p text:style-name="P8">/home/*/xapiandb/*</text:p>
      <text:p text:style-name="P8">/home/lost+found/*</text:p>
      <text:p text:style-name="P8">/home/media_no_backup/*</text:p>
      <text:p text:style-name="P8">/lost+found/*</text:p>
      <text:p text:style-name="P8">/media/*</text:p>
      <text:p text:style-name="P8">/mnt/*</text:p>
      <text:p text:style-name="P8">/proc/*</text:p>
      <text:p text:style-name="P8">/run/*</text:p>
      <text:p text:style-name="P8">/sys/*</text:p>
      <text:p text:style-name="P8">/tmp/*</text:p>
      <text:p text:style-name="P8">/var/cache/*</text:p>
      <text:p text:style-name="P8">/var/crash/*</text:p>
      <text:p text:style-name="P8">/var/lock/*</text:p>
      <text:p text:style-name="P8">/var/run/*</text:p>
      <text:p text:style-name="P8">/var/tmp/*</text:p>
      <text:h text:style-name="P227" text:outline-level="3"><text:bookmark-start text:name="__RefHeading__2804_53932860211"/>Testing<text:bookmark-end text:name="__RefHeading__2804_53932860211"/></text:h>
      <text:p text:style-name="P43">Tested:</text:p>
      <text:p text:style-name="P5"><text:span text:style-name="T21"># </text:span><text:span text:style-name="T1">/usr/bin/super_bu -c super</text:span><text:span text:style-name="T21"> <text:line-break/></text:span></text:p>
      <text:p text:style-name="P45">Reviewed the log, <text:span text:style-name="T78">created</text:span> in /var/log/bung; OK.</text:p>
      <text:h text:style-name="P227" text:outline-level="3"><text:bookmark-start text:name="__RefHeading__2806_53932860211"/>Create scheduled job<text:bookmark-end text:name="__RefHeading__2806_53932860211"/></text:h>
      <text:p text:style-name="P5"># <text:span text:style-name="T1">crontab -l</text:span> </text:p>
      <text:p text:style-name="P5">[snip]</text:p>
      <text:p text:style-name="P5">30 12 * * 1-6 /usr/bin/super_bu -c super </text:p>
      <text:h text:style-name="P215" text:outline-level="2"><text:bookmark-start text:name="__RefHeading__44111_1391593932"/>rsync_bu - backup to local file system, separate /var and /home<text:bookmark-end text:name="__RefHeading__44111_1391593932"/></text:h>
      <text:p text:style-name="P43">The scenario is backup of ac001.unitypav's /etc, /home, /root and /var to a local file system. </text:p>
      <text:p text:style-name="P43">The source directories are on LVM volumes for the / /home and /var file systems so snapshots are used.</text:p>
      <text:h text:style-name="P227" text:outline-level="3"><text:bookmark-start text:name="__RefHeading__44113_1391593932"/>Space calculation<text:bookmark-end text:name="__RefHeading__44113_1391593932"/></text:h>
      <text:p text:style-name="P43">Found by using du -hs on each backup tree root directory and subtracting similar for the excluded sub-trees.</text:p>
      <text:p text:style-name="P34">Backup data volume calculation:</text:p>
      <text:list xml:id="list2375203522" text:style-name="L32">
        <text:list-item>
          <text:p text:style-name="P257">/etc: 0 G</text:p>
        </text:list-item>
        <text:list-item>
          <text:p text:style-name="P257"><text:soft-page-break/>/home without media_no_backup directories: 113 G</text:p>
        </text:list-item>
        <text:list-item>
          <text:p text:style-name="P257">/root: 0 G</text:p>
        </text:list-item>
        <text:list-item>
          <text:p text:style-name="P257">/var: 1.5 G<text:line-break/></text:p>
        </text:list-item>
      </text:list>
      <text:p text:style-name="P43">Total 115 G.</text:p>
      <text:p text:style-name="Text_20_body"><text:span text:style-name="T50">The backup file system had already been created and its UUID found by running the </text:span><text:span text:style-name="Screen_20_font"><text:span text:style-name="T50">blkid</text:span></text:span><text:span text:style-name="T50"> command.</text:span></text:p>
      <text:p text:style-name="P5">root@ac001.unitypav:~# <text:span text:style-name="T1">mkdir /mnt/backup</text:span> </text:p>
      <text:p text:style-name="P5">root@ac001.unitypav:~# <text:span text:style-name="T1">mount UUID=96658be6-2823-4e7b-bdb1-8040810dd381 /mnt/backup</text:span> </text:p>
      <text:p text:style-name="P5">root@ac001.unitypav:~# <text:span text:style-name="T1">df /mnt/backup</text:span> </text:p>
      <text:p text:style-name="P5">Filesystem <text:s text:c="4"/>Type <text:s/>Size <text:s/>Used Avail Use% Mounted on</text:p>
      <text:p text:style-name="P5">/dev/sdc1 <text:s text:c="5"/>ext4 <text:s/>914G <text:s/>355G <text:s/><text:span text:style-name="T18">513G</text:span> <text:s/>41% /mnt/backup</text:p>
      <text:h text:style-name="P227" text:outline-level="3"><text:bookmark-start text:name="__RefHeading__2796_5393286021"/>Create destination directory<text:bookmark-end text:name="__RefHeading__2796_5393286021"/></text:h>
      <text:p text:style-name="P43">Optional; in this case the backup type was chosen (this allows for using more than one backup utility).</text:p>
      <text:p text:style-name="P5">root@ac001.unitypav:~# <text:span text:style-name="T1">mkdir /mnt/backup/rsync</text:span> </text:p>
      <text:h text:style-name="P227" text:outline-level="3"><text:bookmark-start text:name="__RefHeading__2798_5393286021"/>Create snapshot mountpoints<text:bookmark-end text:name="__RefHeading__2798_5393286021"/></text:h>
      <text:p text:style-name="P5">root@ac001.unitypav:~# <text:span text:style-name="T1">mkdir /mnt/snap-{root,home,var}</text:span> </text:p>
      <text:h text:style-name="P227" text:outline-level="3"><text:bookmark-start text:name="__RefHeading__2802_5393286021"/>bung configuration<text:bookmark-end text:name="__RefHeading__2802_5393286021"/></text:h>
      <text:p text:style-name="P43">Created these configuration files.</text:p>
      <text:p text:style-name="P5"><text:span text:style-name="T21">root@ac001.unitypav:/etc/bung# </text:span><text:span text:style-name="T1">for f in all etc home{,.exclude} root var{,.exclude}</text:span></text:p>
      <text:p text:style-name="P6">do</text:p>
      <text:p text:style-name="P6"><text:s text:c="4"/>echo === $f ===</text:p>
      <text:p text:style-name="P6"><text:s text:c="4"/>cat $f</text:p>
      <text:p text:style-name="P5"><text:span text:style-name="T1">done</text:span><text:span text:style-name="T21"> </text:span></text:p>
      <text:p text:style-name="P5">=== all ===</text:p>
      <text:p text:style-name="P5">Organisation name = Unity Pavilion</text:p>
      <text:p text:style-name="P5">Subsidiary script = rsync_bu etc nice=19</text:p>
      <text:p text:style-name="P5">Subsidiary script = rsync_bu home nice=19</text:p>
      <text:p text:style-name="P5">Subsidiary script = rsync_bu root nice=19</text:p>
      <text:p text:style-name="P5">Subsidiary script = rsync_bu var nice=19</text:p>
      <text:p text:style-name="P5">=== etc ===</text:p>
      <text:p text:style-name="P5">Organisation name = Unity Pavilion</text:p>
      <text:p text:style-name="P5">Snapshot = root snap-root /mnt/snap-root size=2048M</text:p>
      <text:p text:style-name="P5">Mount = UUID=96658be6-2823-4e7b-bdb1-8040810dd381 /mnt/backup</text:p>
      <text:p text:style-name="P5">rsync = /mnt/snap-root/etc/ /mnt/backup/rsync/etc</text:p>
      <text:p text:style-name="P5">=== home ===</text:p>
      <text:p text:style-name="P5">Organisation name = Unity Pavilion</text:p>
      <text:p text:style-name="P5">Snapshot = home snap-home /mnt/snap-home size=2048M</text:p>
      <text:p text:style-name="P5">Mount = UUID=96658be6-2823-4e7b-bdb1-8040810dd381 /mnt/backup</text:p>
      <text:p text:style-name="P5">rsync = /mnt/snap-home/ /mnt/backup/rsync/home --exclude-from=home.exclude</text:p>
      <text:p text:style-name="P5">=== home.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sion lines for a /home file system</text:p>
      <text:p text:style-name="P5"/>
      <text:p text:style-name="P5">*/.Trash*/</text:p>
      <text:p text:style-name="P5">*/.VirtualBox/</text:p>
      <text:p text:style-name="P5">*/.adobe/Flash_Player/AssetCache/</text:p>
      <text:p text:style-name="P5">*/.cache/</text:p>
      <text:p text:style-name="P5">*/.compiz-1/session/</text:p>
      <text:p text:style-name="P5">*/.config/nautilus/saved-session-*</text:p>
      <text:p text:style-name="P5">*/.gvfs/</text:p>
      <text:p text:style-name="P5">*/.local/</text:p>
      <text:p text:style-name="P5">*/.macromedia/</text:p>
      <text:p text:style-name="P5">*/.metacity/sessions/</text:p>
      <text:p text:style-name="P5">*/.mozilla/firefox/*/Cache.Trash*/</text:p>
      <text:p text:style-name="P5">*/.mozilla/firefox/*/Cache/</text:p>
      <text:p text:style-name="P5">*/.mozilla/firefox/Crash Reports/</text:p>
      <text:p text:style-name="P5"><text:soft-page-break/>*/.opera/cache/</text:p>
      <text:p text:style-name="P5">*/.thumbnails/</text:p>
      <text:p text:style-name="P5">*/.thunderbird/*/*/*/*/*.msf</text:p>
      <text:p text:style-name="P5">*/.thunderbird/*/*/*/*/*/*.msf</text:p>
      <text:p text:style-name="P5">*/.thunderbird/*/*/*/*/*/*/*.msf</text:p>
      <text:p text:style-name="P5">*/.thunderbird/*/*/*/*/Bin</text:p>
      <text:p text:style-name="P5">*/.thunderbird/*/*/*/*/Bin.*</text:p>
      <text:p text:style-name="P5">*/.thunderbird/*/*/*/Spam</text:p>
      <text:p text:style-name="P5">*/.thunderbird/*/*/*/Spam.*</text:p>
      <text:p text:style-name="P5">*/.thunderbird/*/*/*/Trash</text:p>
      <text:p text:style-name="P5">*/.thunderbird/*/*/*/Trash.*</text:p>
      <text:p text:style-name="P5">*/.thunderbird/*/Cache/</text:p>
      <text:p text:style-name="P5">*/.thunderbird/*/global-messages-db.sqlite</text:p>
      <text:p text:style-name="P5">*/.thunderbird/Crash Reports/</text:p>
      <text:p text:style-name="P5">*/Downloads/</text:p>
      <text:p text:style-name="P5">*/Trash*/</text:p>
      <text:p text:style-name="P5">*/urlclassifier3.sqlite</text:p>
      <text:p text:style-name="P5">*/xapiandb</text:p>
      <text:p text:style-name="P5">lost+found/</text:p>
      <text:p text:style-name="P5">media_no_backup/</text:p>
      <text:p text:style-name="P5">share/media_no_backup/</text:p>
      <text:p text:style-name="P5">=== root ===</text:p>
      <text:p text:style-name="P5">Organisation name = Unity Pavilion</text:p>
      <text:p text:style-name="P5">Snapshot = root snap-root /mnt/snap-root size=2048M</text:p>
      <text:p text:style-name="P5">Mount = UUID=96658be6-2823-4e7b-bdb1-8040810dd381 /mnt/backup</text:p>
      <text:p text:style-name="P5">rsync = /mnt/snap-root/root/ /mnt/backup/rsync/root</text:p>
      <text:p text:style-name="P5">=== var ===</text:p>
      <text:p text:style-name="P5">Organisation name = Unity Pavilion</text:p>
      <text:p text:style-name="P5">Snapshot = var snap-var /mnt/snap-var size=2048M</text:p>
      <text:p text:style-name="P5">Mount = UUID=96658be6-2823-4e7b-bdb1-8040810dd381 /mnt/backup</text:p>
      <text:p text:style-name="P5">rsync = /mnt/snap-var/ /mnt/backup/rsync/var --exclude-from=var.exclude</text:p>
      <text:p text:style-name="P5">=== var.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de lines for a /var file system</text:p>
      <text:p text:style-name="P5"/>
      <text:p text:style-name="P5">cache/</text:p>
      <text:p text:style-name="P5">crash/</text:p>
      <text:p text:style-name="P5">games/</text:p>
      <text:p text:style-name="P5">lock/</text:p>
      <text:p text:style-name="P5">lost+found</text:p>
      <text:p text:style-name="P5">run/</text:p>
      <text:p text:style-name="P5">tmp/</text:p>
      <text:h text:style-name="P227" text:outline-level="3"><text:bookmark-start text:name="__RefHeading__2804_5393286021"/>Testing<text:bookmark-end text:name="__RefHeading__2804_5393286021"/></text:h>
      <text:p text:style-name="P43">Tested the smallest backup (because it is the fastest to run):</text:p>
      <text:p text:style-name="P5">root@ac001.unitypav:~# <text:span text:style-name="T1">umount /mnt/backup</text:span> </text:p>
      <text:p text:style-name="P5">root@backupserver.townhall:~# <text:span text:style-name="T1">/usr/bin/rsync_bu -c etc -l /dev/tty</text:span> <text:line-break/></text:p>
      <text:p text:style-name="P43">That ran OK, so ran the complete job. <text:s/>If working remotely this is best done in a way that is robust against the connection being lost, such as dtach, nohup or screen. <text:s/>For example:</text:p>
      <text:p text:style-name="P5">root@backupserver.townhall:~# <text:span text:style-name="T1">nohup /usr/bin/super_bu -c all &amp;</text:span> <text:line-break/></text:p>
      <text:p text:style-name="P43">When that ran OK, configured a scheduled job … </text:p>
      <text:h text:style-name="P227" text:outline-level="3"><text:bookmark-start text:name="__RefHeading__2806_5393286021"/>Create scheduled job<text:bookmark-end text:name="__RefHeading__2806_5393286021"/></text:h>
      <text:p text:style-name="P5">root@ac001.unitypav:~# crontab -l</text:p>
      <text:p text:style-name="P5">[snip]</text:p>
      <text:p text:style-name="P5">7 19 * * * /usr/bin/super_bu -c all</text:p>
      <text:h text:style-name="P224" text:outline-level="2"><text:bookmark-start text:name="__RefHeading__4192_269778443"/><text:soft-page-break/>rsync_bu - backup to <text:span text:style-name="T39">hotplug disk</text:span><text:bookmark-end text:name="__RefHeading__4192_269778443"/></text:h>
      <text:p text:style-name="P48">Chose the /dev/ symlink name for the hotplug disk: /dev/hotplug</text:p>
      <text:p text:style-name="P49">Created a mount<text:span text:style-name="T40">point for hotplug disk: </text:span></text:p>
      <text:p text:style-name="P179"># <text:span text:style-name="T1">mkdir /mnt/hotplug</text:span> </text:p>
      <text:p text:style-name="P13"/>
      <text:p text:style-name="P50">Created <text:span text:style-name="T40">bung configuration files, one <text:s/>for hotplug_bu and several for</text:span> rsync_bu:</text:p>
      <text:p text:style-name="P179">/etc/bung# <text:span text:style-name="T1">for f in hotplug* ; do echo ==== $f ====; cat $f; echo; done</text:span> </text:p>
      <text:p text:style-name="P180">==== hotplug ====</text:p>
      <text:p text:style-name="P180">Organisation name = PTDC</text:p>
      <text:p text:style-name="P180">Hotplug device = /dev/hotplug notification_screen</text:p>
      <text:p text:style-name="P180">Subsidiary script = rsync_bu hotplug.etc nice=19</text:p>
      <text:p text:style-name="P180">Subsidiary script = rsync_bu hotplug.home nice=19</text:p>
      <text:p text:style-name="P180">Subsidiary script = rsync_bu hotplug.root nice=19</text:p>
      <text:p text:style-name="P180">Subsidiary script = rsync_bu hotplug.var nice=19</text:p>
      <text:p text:style-name="P180">Subsidiary script = rsync_bu hotplug.monthly nice=19</text:p>
      <text:p text:style-name="P180"/>
      <text:p text:style-name="P180">==== hotplug.etc ====</text:p>
      <text:p text:style-name="P180">Organisation name = PTDC</text:p>
      <text:p text:style-name="P180">Snapshot = root snap-root /mnt/snap-root size=2048M</text:p>
      <text:p text:style-name="P180">Mount = /dev/hotplug /mnt/hotplug</text:p>
      <text:p text:style-name="P180">rsync = /etc/ /mnt/hotplug/rsync/etc</text:p>
      <text:p text:style-name="P180"/>
      <text:p text:style-name="P180">==== hotplug.home ====</text:p>
      <text:p text:style-name="P180">Organisation name = PTDC</text:p>
      <text:p text:style-name="P180">Snapshot = home snap-home /mnt/snap-home size=2048M</text:p>
      <text:p text:style-name="P180">Mount = /dev/hotplug /mnt/hotplug</text:p>
      <text:p text:style-name="P180">rsync = /home/ /mnt/hotplug/rsync/home --exclude-from=home.exclude</text:p>
      <text:p text:style-name="P180"/>
      <text:p text:style-name="P180">==== hotplug.monthly ====</text:p>
      <text:p text:style-name="P180">Organisation name = PTDC</text:p>
      <text:p text:style-name="P180">Mount = UUID=c3874266-3ddd-47b9-bb72-8da24137fb0d /mnt/backup</text:p>
      <text:p text:style-name="P180">Mount = /dev/hotplug /mnt/hotplug</text:p>
      <text:p text:style-name="P180">rsync = /mnt/backup/rsync/monthly /mnt/hotplug/rsync/monthly retention=0</text:p>
      <text:p text:style-name="P180"/>
      <text:p text:style-name="P180">==== hotplug.root ====</text:p>
      <text:p text:style-name="P180">Organisation name = PTDC</text:p>
      <text:p text:style-name="P180">Snapshot = root snap-root /mnt/snap-root size=2048M</text:p>
      <text:p text:style-name="P180">Mount = /dev/hotplug /mnt/hotplug</text:p>
      <text:p text:style-name="P180">rsync = /root/ /mnt/hotplug/rsync/root</text:p>
      <text:p text:style-name="P180"/>
      <text:p text:style-name="P180">==== hotplug.var ====</text:p>
      <text:p text:style-name="P180">Organisation name = PTDC</text:p>
      <text:p text:style-name="P180">Snapshot = var snap-var /mnt/snap-var size=2048M</text:p>
      <text:p text:style-name="P180">Mount = /dev/hotplug /mnt/hotplug</text:p>
      <text:p text:style-name="P180">rsync = /var/ /mnt/hotplug/rsync/var --exclude-from=var.exclude</text:p>
      <text:p text:style-name="P179"/>
      <text:p text:style-name="P51">Plugged in the USB disk <text:span text:style-name="T41">and identified it:</text:span></text:p>
      <text:p text:style-name="P181"># <text:span text:style-name="T1">blkid</text:span> </text:p>
      <text:p text:style-name="P181">...</text:p>
      <text:p text:style-name="P181">/dev/sde1: LABEL="Elements" UUID="4E1AEA7B1AEA6007" TYPE="ntfs" </text:p>
      <text:p text:style-name="P181"/>
      <text:p text:style-name="P52">Confirmed that sde1 was a whole disk partition.</text:p>
      <text:p text:style-name="P52">Found s<text:span text:style-name="T42">de</text:span>1 had been automounted so unmounted it.</text:p>
      <text:p text:style-name="P52">Formatted it with <text:span text:style-name="T92">ext4</text:span>, <text:span text:style-name="T43">mounted it and create the rsync directory</text:span>:</text:p>
      <text:p text:style-name="P181"># <text:span text:style-name="T1">mkfs.</text:span><text:span text:style-name="T8">ext4</text:span><text:span text:style-name="T1"> -L hotplug_backup /dev/sde1</text:span> </text:p>
      <text:p text:style-name="P182"># <text:span text:style-name="T1">mount /dev/sde1 /mnt/hotplug</text:span> </text:p>
      <text:p text:style-name="P182"># <text:span text:style-name="T1">mkdir <text:s/>/mnt/hotplug/rsync</text:span> </text:p>
      <text:p text:style-name="P182"># <text:span text:style-name="T1">umount /mnt/hotplug</text:span> </text:p>
      <text:p text:style-name="P14"/>
      <text:p text:style-name="P53">Gathered information required for the udev rule:</text:p>
      <text:p text:style-name="P183"># <text:span text:style-name="T1">udevadm info -a -p /sys/block/sde/sde1</text:span> </text:p>
      <text:p text:style-name="P183">...</text:p>
      <text:p text:style-name="P183"><text:soft-page-break/><text:s text:c="2"/>looking at device '/block/sde/sde1':</text:p>
      <text:p text:style-name="P183">...</text:p>
      <text:p text:style-name="P183"><text:s text:c="4"/>ATTR{size}=="1953456128"</text:p>
      <text:p text:style-name="P183">...</text:p>
      <text:p text:style-name="P183">[snip some parent device stanzas, looking for a stanza with a serial number]</text:p>
      <text:p text:style-name="P183">...</text:p>
      <text:p text:style-name="P183"><text:s text:c="2"/>looking at parent device '/devices/pci0000:00/0000:00:1a.0/usb1/1-1/1-1.2':</text:p>
      <text:p text:style-name="P183">...</text:p>
      <text:p text:style-name="P183"><text:s text:c="4"/>ATTRS{serial}=="57585131453235434A455250"</text:p>
      <text:p text:style-name="P15"/>
      <text:p text:style-name="P54">Created the udev rule and effected it:</text:p>
      <text:p text:style-name="P184"># <text:span text:style-name="T1">cat /etc/udev/rules.d/99-bung.rules</text:span> </text:p>
      <text:p text:style-name="P184"># udev rules file for bung</text:p>
      <text:p text:style-name="P184"/>
      <text:p text:style-name="P184"># Western Digital Elements 10B8</text:p>
      <text:p text:style-name="P184">KERNEL=="sd*", ACTION=="add", ATTR{size}=="1953456128" ATTRS{serial}=="57585131453235434A455250", SYMLINK+="hotplug", RUN+="/usr/bin/hotplug_bu_launcher /usr/bin/hotplug_bu -c hotplug -u -d"</text:p>
      <text:p text:style-name="P184">KERNEL=="sd*", ACTION=="change", ATTR{size}=="1953456128", ATTRS{serial}=="57585131453235434A455250", SYMLINK+="hotplug"</text:p>
      <text:p text:style-name="P184"/>
      <text:p text:style-name="P184"># <text:span text:style-name="T1">udevadm control --reload</text:span> </text:p>
      <text:p text:style-name="P184"/>
      <text:p text:style-name="P55">Tested the bung configuration:</text:p>
      <text:p text:style-name="P185"># <text:span text:style-name="T1">ln -s /dev/sde1 /dev/hotplug</text:span> </text:p>
      <text:p text:style-name="P186"># <text:span text:style-name="T1">/usr/bin/hotplug_bu_launcher /usr/bin/hotplug_bu -c hotplug -u</text:span> </text:p>
      <text:p text:style-name="P186"/>
      <text:p text:style-name="P56">Created a udev rule to prevent the USB disk's file system from being automounted:</text:p>
      <text:p text:style-name="P187"># <text:span text:style-name="T1">cat /etc/udev/rules.d/99-local-udisks.rules</text:span> </text:p>
      <text:p text:style-name="P187"># The backup USB HDD</text:p>
      <text:p text:style-name="P187">SUBSYSTEM=="block", KERNEL=="sd*", ENV{ID_FS_UUID}=="3162eec4-4ae2-487a-834e-3386c9250c3a", ENV{UDISKS_PRESENTATION_HIDE}:="1"</text:p>
      <text:h text:style-name="P224" text:outline-level="2"><text:bookmark-start text:name="__RefHeading__4194_269778443"/>rsync_bu - backup to remote system <text:span text:style-name="T45">(/etc, /home, /root and /var)</text:span><text:bookmark-end text:name="__RefHeading__4194_269778443"/></text:h>
      <text:p text:style-name="P57">The scenario is backup of ac001.th's /etc, /home, /root and /var to backupserver.townhall (a.k.a. bafi). </text:p>
      <text:p text:style-name="P43">It is a "push" backup, that is run by the source directory computer, <text:s/>ac001.th.</text:p>
      <text:p text:style-name="P43">All source directories are on LVM volumes so snapshots are used.</text:p>
      <text:h text:style-name="P227" text:outline-level="3"><text:bookmark-start text:name="__RefHeading__2796_539328602"/>Create destination directory<text:bookmark-end text:name="__RefHeading__2796_539328602"/></text:h>
      <text:p text:style-name="P43">Working on the destination server … </text:p>
      <text:p text:style-name="P43">The file system space required for the backup was calculated, allowing for growth and space needed for 28 days retention.</text:p>
      <text:p text:style-name="P43">In this case the /mnt/backup/general file system was chosen. <text:s/>Subdirectories were:</text:p>
      <text:list xml:id="list2297988842" text:style-name="L33">
        <text:list-item>
          <text:p text:style-name="P258">Department/organisation name: TH</text:p>
        </text:list-item>
        <text:list-item>
          <text:p text:style-name="P258">Computer name: ac001</text:p>
        </text:list-item>
        <text:list-item>
          <text:p text:style-name="P258">Backup type: rsync<text:line-break/></text:p>
        </text:list-item>
      </text:list>
      <text:p text:style-name="P5"><text:span text:style-name="T21">root@backupserver.townhall:~# </text:span><text:span text:style-name="T1">mkdir -p /mnt/backup/general/TH/ac001/rsync</text:span><text:span text:style-name="T21"> </text:span></text:p>
      <text:h text:style-name="P227" text:outline-level="3"><text:bookmark-start text:name="__RefHeading__25178_1180784333"/>Create the constant access path<text:bookmark-end text:name="__RefHeading__25178_1180784333"/></text:h>
      <text:p text:style-name="P43">This step was only necessary because the destination sytem was a backup system with many clients and several file systems.</text:p>
      <text:p text:style-name="P43">File systems may change to accommodate growth so a constant access path is used. <text:s/>This allows the backup configurations and the operators' view to remain constant as the file systems change.</text:p>
      <text:p text:style-name="P8">root@backupserver.townhall:~# <text:span text:style-name="T1">ln -s /mnt/backup/general/TH /var/backup/TH</text:span> </text:p>
      <text:h text:style-name="P227" text:outline-level="3"><text:bookmark-start text:name="__RefHeading__25180_1180784333"/><text:soft-page-break/>Create snapshot mountpoints<text:bookmark-end text:name="__RefHeading__25180_1180784333"/></text:h>
      <text:p text:style-name="P43">Working on the source server … </text:p>
      <text:p text:style-name="P8">root@ac001.th:~# <text:span text:style-name="T1">mkdir /mnt/snap-{home,root,var}</text:span> </text:p>
      <text:h text:style-name="P227" text:outline-level="3"><text:bookmark-start text:name="__RefHeading__2800_539328602"/>Set up ssh<text:bookmark-end text:name="__RefHeading__2800_539328602"/></text:h>
      <text:p text:style-name="P43">The private key is required on the computer initiating the backup so that's where to generate the key pair:</text:p>
      <text:p text:style-name="P8">root@ac001.th:~# <text:span text:style-name="T1">cd ~/.ssh &amp;&amp; ssh-keygen</text:span> </text:p>
      <text:p text:style-name="P8">Generating public/private rsa key pair.</text:p>
      <text:p text:style-name="P8">Enter file in which to save the key (/root/.ssh/id_rsa): ac1.th2bafi</text:p>
      <text:p text:style-name="P5">[snip]<text:line-break/></text:p>
      <text:p text:style-name="P43">Add the public key to the destination computer's authorized_keys2 file (copy-and-paste is convenient), pre-pending ...</text:p>
      <text:p text:style-name="Screen"><text:span text:style-name="Source_20_Text"><text:span text:style-name="T50">command="/usr/bin/validate_ssh_cmd",no-port-forwarding,no-X11-forwarding,no-agent-forwarding,no-pty</text:span></text:span><text:span text:style-name="T50"> </text:span></text:p>
      <text:p text:style-name="P43">… and changing the comment field to reflect the keys' name. <text:s/>For example:</text:p>
      <text:p text:style-name="P22">root@ac001.th:~/.ssh# <text:span text:style-name="T1">cat </text:span><text:span text:style-name="T7">authorized_keys2</text:span> </text:p>
      <text:p text:style-name="Preformatted_20_Text"><text:span text:style-name="Source_20_Text"><text:span text:style-name="T19">command="/usr/bin/validate_ssh_cmd",no-port-forwarding,no-X11-forwarding,no-agent-forwarding,no-pty </text:span></text:span><text:span text:style-name="T19">ssh-rsa</text:span><text:span text:style-name="T50"> AAAAB3N...1GzId </text:span><text:span text:style-name="T20">ac1.th2bafi</text:span><text:span text:style-name="T50"><text:line-break/></text:span></text:p>
      <text:p text:style-name="P43">On the initiating computer, created the ssh Host:</text:p>
      <text:p text:style-name="P8">root@ac001.th:~# <text:span text:style-name="T1">cat ~/.ssh/config</text:span> </text:p>
      <text:p text:style-name="P8"># 3 Feb 2014 Charles for TH-177, added host for backup to bafi</text:p>
      <text:p text:style-name="P8">Host ac1.th2bafi</text:p>
      <text:p text:style-name="P8"><text:s text:c="4"/>Hostname bafi.bafi.av</text:p>
      <text:p text:style-name="P8"><text:s text:c="4"/>User root</text:p>
      <text:p text:style-name="P8"><text:s text:c="4"/>IdentityFile /root/.ssh/ac1.th2bafi<text:line-break/></text:p>
      <text:p text:style-name="P43">Populated the local /root/.ssh/known_hosts file:</text:p>
      <text:p text:style-name="P5">root@ac001.th:~# <text:span text:style-name="T1">ssh -i /root/.ssh/ac1.th2bafi ac1.th2bafi stat --format=%F /</text:span> </text:p>
      <text:p text:style-name="P5">directory<text:line-break/></text:p>
      <text:h text:style-name="P227" text:outline-level="3"><text:bookmark-start text:name="__RefHeading__2802_539328602"/>Configure bung<text:bookmark-end text:name="__RefHeading__2802_539328602"/></text:h>
      <text:p text:style-name="P5"><text:span text:style-name="T21">root@ac001.th:/etc/bung# </text:span><text:span text:style-name="T1">for f in all etc{,.exclude} home{,.exclude} root{,.exclude} var{,.exclude}; do echo === $f ===; cat $f; done</text:span><text:span text:style-name="T21"> </text:span></text:p>
      <text:p text:style-name="P8">=== all ===</text:p>
      <text:p text:style-name="P8">Organisation name = TH</text:p>
      <text:p text:style-name="P8">Subsidiary script = rsync_bu etc nice=19</text:p>
      <text:p text:style-name="P8">Subsidiary script = rsync_bu home nice=19</text:p>
      <text:p text:style-name="P8">Subsidiary script = rsync_bu root nice=19</text:p>
      <text:p text:style-name="P8">Subsidiary script = rsync_bu var nice=19</text:p>
      <text:p text:style-name="P8">=== etc ===</text:p>
      <text:p text:style-name="P8">Organisation name = TH</text:p>
      <text:p text:style-name="P8">rsync = /mnt/snap-root/etc/ ac1.th2bafi:/var/backup/TH/ac001/rsync/etc --exclude-from=etc.exclude</text:p>
      <text:p text:style-name="P8">Snapshot = root snap-root /mnt/snap-root size=2048M</text:p>
      <text:p text:style-name="P8">=== etc.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etc tree</text:p>
      <text:p text:style-name="P8"/>
      <text:p text:style-name="P8">mtab</text:p>
      <text:p text:style-name="P8">=== home ===</text:p>
      <text:p text:style-name="P8">Organisation name = TH</text:p>
      <text:p text:style-name="P8">rsync = /mnt/snap-home/ ac1.th2bafi:/var/backup/TH/ac001/rsync/home --exclude-from=home.exclude</text:p>
      <text:p text:style-name="P8">Snapshot = home snap-home /mnt/snap-home size=2048M</text:p>
      <text:p text:style-name="P8">=== home.exclude ===</text:p>
      <text:p text:style-name="P8"><text:soft-page-break/>#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sion lines for a /home file system</text:p>
      <text:p text:style-name="P8"/>
      <text:p text:style-name="P8">*/.Trash*/</text:p>
      <text:p text:style-name="P8">*/.VirtualBox/</text:p>
      <text:p text:style-name="P8">*/.adobe/Flash_Player/AssetCache/</text:p>
      <text:p text:style-name="P8">*/.cache/</text:p>
      <text:p text:style-name="P8">*/.compiz-1/session/</text:p>
      <text:p text:style-name="P8">*/.config/nautilus/saved-session-*</text:p>
      <text:p text:style-name="P8">*/.gvfs/</text:p>
      <text:p text:style-name="P8">*/.local/</text:p>
      <text:p text:style-name="P8">*/.macromedia/</text:p>
      <text:p text:style-name="P8">*/.metacity/sessions/</text:p>
      <text:p text:style-name="P8">*/.mozilla/firefox/*/Cache.Trash*/</text:p>
      <text:p text:style-name="P8">*/.mozilla/firefox/*/Cache/</text:p>
      <text:p text:style-name="P8">*/.mozilla/firefox/Crash Reports/</text:p>
      <text:p text:style-name="P8">*/.opera/cache/</text:p>
      <text:p text:style-name="P8">*/.thumbnails/</text:p>
      <text:p text:style-name="P8">*/.thunderbird/*/*/*/*/*.msf</text:p>
      <text:p text:style-name="P8">*/.thunderbird/*/*/*/*/*/*.msf</text:p>
      <text:p text:style-name="P8">*/.thunderbird/*/*/*/*/*/*/*.msf</text:p>
      <text:p text:style-name="P8">*/.thunderbird/*/*/*/*/Bin</text:p>
      <text:p text:style-name="P8">*/.thunderbird/*/*/*/*/Bin.*</text:p>
      <text:p text:style-name="P8">*/.thunderbird/*/*/*/Spam</text:p>
      <text:p text:style-name="P8">*/.thunderbird/*/*/*/Spam.*</text:p>
      <text:p text:style-name="P8">*/.thunderbird/*/*/*/Trash</text:p>
      <text:p text:style-name="P8">*/.thunderbird/*/*/*/Trash.*</text:p>
      <text:p text:style-name="P8">*/.thunderbird/*/Cache/</text:p>
      <text:p text:style-name="P8">*/.thunderbird/*/global-messages-db.sqlite</text:p>
      <text:p text:style-name="P8">*/.thunderbird/Crash Reports/</text:p>
      <text:p text:style-name="P8">*/Downloads/</text:p>
      <text:p text:style-name="P8">*/Trash*/</text:p>
      <text:p text:style-name="P8">*/urlclassifier3.sqlite</text:p>
      <text:p text:style-name="P8">*/xapiandb</text:p>
      <text:p text:style-name="P8">lost+found/</text:p>
      <text:p text:style-name="P8">media_no_backup/</text:p>
      <text:p text:style-name="P8">=== root ===</text:p>
      <text:p text:style-name="P8">Organisation name = TH</text:p>
      <text:p text:style-name="P8">rsync = /mnt/snap-root/root/ ac1.th2bafi:/var/backup/TH/ac001/rsync/root --exclude-from=root.exclude</text:p>
      <text:p text:style-name="P8">Snapshot = root snap-root /mnt/snap-root size=2048M</text:p>
      <text:p text:style-name="P8">=== root.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root directory</text:p>
      <text:p text:style-name="P8">=== var ===</text:p>
      <text:p text:style-name="P8">Organisation name = TH</text:p>
      <text:p text:style-name="P8">rsync = /mnt/snap-var/ ac1.th2bafi:/var/backup/TH/ac001/rsync/var --exclude-from=var.exclude</text:p>
      <text:p text:style-name="P8">Snapshot = var snap-var /mnt/snap-var size=2048M</text:p>
      <text:p text:style-name="P8">=== var.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de lines for a /var file system</text:p>
      <text:p text:style-name="P8"/>
      <text:p text:style-name="P8"><text:soft-page-break/>cache/</text:p>
      <text:p text:style-name="P8">crash/</text:p>
      <text:p text:style-name="P8">games/</text:p>
      <text:p text:style-name="P8">lock/</text:p>
      <text:p text:style-name="P8">lost+found</text:p>
      <text:p text:style-name="P8">run/</text:p>
      <text:p text:style-name="P5"><text:span text:style-name="T21">tmp/</text:span><text:line-break/></text:p>
      <text:h text:style-name="P227" text:outline-level="3"><text:bookmark-start text:name="__RefHeading__2804_539328602"/>Testing<text:bookmark-end text:name="__RefHeading__2804_539328602"/></text:h>
      <text:p text:style-name="P43">Tested the smallest backup (because it is the fastest to run):</text:p>
      <text:p text:style-name="P5"><text:span text:style-name="T21">root@ac001.th:~#</text:span> <text:span text:style-name="T1">/usr/bin/rsync_bu -c etc -l /dev/tty</text:span> <text:line-break/></text:p>
      <text:p text:style-name="P43">When that ran OK, ran the complete job (under dtach, in case of disconnection during this long-running backup):</text:p>
      <text:p text:style-name="P5">root@ac001.th:~# <text:span text:style-name="T1">/usr/bin/super_bu -c all</text:span> <text:line-break/></text:p>
      <text:p text:style-name="P43">When that ran OK, configured a scheduled job … </text:p>
      <text:h text:style-name="P227" text:outline-level="3"><text:bookmark-start text:name="__RefHeading__2806_539328602"/>Create scheduled job<text:bookmark-end text:name="__RefHeading__2806_539328602"/></text:h>
      <text:p text:style-name="P5">root@ac001.th:~# crontab -l</text:p>
      <text:p text:style-name="P5"># 3 March 2014 Charles for TH-177, created crontab and added super_bu -c all</text:p>
      <text:p text:style-name="P5">17 17 * * * /usr/bin/super_bu -c all</text:p>
      <text:p text:style-name="P5"/>
      <text:h text:style-name="P225" text:outline-level="2"><text:bookmark-start text:name="__RefHeading__4372_1899272133"/>rsync_bu - backup to remote system <text:span text:style-name="T45">(whole tree, no LVM)</text:span><text:bookmark-end text:name="__RefHeading__4372_1899272133"/></text:h>
      <text:p text:style-name="P58">The scenario is backup of <text:span text:style-name="T45">blueberry.blue.av</text:span>'s <text:span text:style-name="T45">whole file system</text:span> to <text:span text:style-name="T45">bafi.th.av</text:span>. </text:p>
      <text:p text:style-name="P59">It is a "push" backup, that is run by the source directory computer, <text:s/><text:span text:style-name="T45">blueberry.blue.av</text:span>.</text:p>
      <text:p text:style-name="P58"><text:span text:style-name="T46">There are no </text:span>LVM volumes so snapshots <text:span text:style-name="T46">cannot be</text:span> used.</text:p>
      <text:p text:style-name="P66">There is no local backup, only the push to remote.</text:p>
      <text:h text:style-name="P235" text:outline-level="3"><text:bookmark-start text:name="__RefHeading__2796_5393286023"/>Space calculation<text:bookmark-end text:name="__RefHeading__2796_5393286023"/></text:h>
      <text:p text:style-name="P16">root@blueberry.blue:~# <text:span text:style-name="T1">df -x devtmpfs -x tmpfs</text:span> </text:p>
      <text:p text:style-name="P16">Filesystem <text:s text:c="4"/>Type <text:s/>Size <text:s/>Used Avail Use% Mounted on</text:p>
      <text:p text:style-name="P16">/dev/sda1 <text:s text:c="5"/>ext4 <text:s text:c="2"/>19G <text:s text:c="2"/>13G <text:s/>4.6G <text:s/>74% /</text:p>
      <text:p text:style-name="P16"/>
      <text:p text:style-name="P60">Allowing space for growth and retention, say 25G.</text:p>
      <text:h text:style-name="P236" text:outline-level="3"><text:bookmark-start text:name="__RefHeading__4374_1899272133"/>Create destination directory<text:bookmark-end text:name="__RefHeading__4374_1899272133"/></text:h>
      <text:p text:style-name="P59"><text:span text:style-name="T46">O</text:span>n the destination server … </text:p>
      <text:p text:style-name="P59"><text:span text:style-name="T46">Cho</text:span>se the /mnt/backup/<text:span text:style-name="T46">blue</text:span> file system was chosen. <text:s/><text:span text:style-name="T46">Created subdirectories for computer name and backup type:</text:span></text:p>
      <text:p text:style-name="P17"><text:span text:style-name="T21">root@ac001.bafi:~# </text:span><text:span text:style-name="T1">mkdir -p /mnt/backup/blue/blueberry/rsync</text:span><text:span text:style-name="T21"> </text:span></text:p>
      <text:h text:style-name="P237" text:outline-level="3"><text:bookmark-start text:name="__RefHeading__25178_11807843331"/>Create the constant access path<text:bookmark-end text:name="__RefHeading__25178_11807843331"/></text:h>
      <text:p text:style-name="P58">T<text:span text:style-name="T47">o allow the backup server file systems and mount points to be changed without having to reconfigure the clients, a "constant access path" is used:</text:span></text:p>
      <text:p text:style-name="P9">root@backupserver.townhall:~# <text:span text:style-name="T1">ln -s /mnt/backup/</text:span><text:span text:style-name="T2">blue</text:span><text:span text:style-name="T1"> /var/backup/</text:span><text:span text:style-name="T2">BLUE</text:span> </text:p>
      <text:h text:style-name="P237" text:outline-level="3"><text:bookmark-start text:name="__RefHeading__25180_11807843331"/>Create snapshot mountpoints<text:bookmark-end text:name="__RefHeading__25180_11807843331"/></text:h>
      <text:p text:style-name="P61">N/A</text:p>
      <text:h text:style-name="P237" text:outline-level="3"><text:bookmark-start text:name="__RefHeading__2800_5393286022"/>Set up ssh<text:bookmark-end text:name="__RefHeading__2800_5393286022"/></text:h>
      <text:p text:style-name="P58">The private key is required on the computer initiating the backup so that's where to generate the key pair:</text:p>
      <text:p text:style-name="P17">root@blueberry.blue:~# <text:span text:style-name="T1">cd ~/.ssh &amp;&amp; ssh-keygen</text:span> </text:p>
      <text:p text:style-name="P17">Generating public/private rsa key pair.</text:p>
      <text:p text:style-name="P17">Enter file in which to save the key (/root/.ssh/id_rsa): <text:span text:style-name="T1">blueberry_to_bafi</text:span> </text:p>
      <text:p text:style-name="P17"><text:soft-page-break/>Enter passphrase (empty for no passphrase): </text:p>
      <text:p text:style-name="P17">[empty]</text:p>
      <text:p text:style-name="P17"/>
      <text:p text:style-name="P58">Add the public key to the destination computer's authorized_keys2 file (copy-and-paste is convenient), pre-pending ...</text:p>
      <text:p text:style-name="P4"><text:span text:style-name="Source_20_Text"><text:span text:style-name="T50">command="/usr/bin/validate_ssh_cmd",no-port-forwarding,no-X11-forwarding,no-agent-forwarding,no-pty</text:span></text:span><text:span text:style-name="T50"> </text:span></text:p>
      <text:p text:style-name="P18"/>
      <text:p text:style-name="P62">… and changing the comment field to reflect the keys' name.</text:p>
      <text:p text:style-name="P62">For example:</text:p>
      <text:p text:style-name="P193">root@blueberry.blue:~/.ssh# <text:span text:style-name="T1">cat blueberry_to_bafi.pub</text:span> </text:p>
      <text:p text:style-name="P194">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root@blueberry </text:p>
      <text:p text:style-name="P194"><text:span text:style-name="T48">root@ac001.bafi:~/.ssh# </text:span><text:span text:style-name="T3">grep bl</text:span><text:span text:style-name="T5">ue</text:span><text:span text:style-name="T3">berry authorized_keys2</text:span><text:span text:style-name="T48"> </text:span></text:p>
      <text:p text:style-name="P195">command="/usr/bin/validate_ssh_cmd",no-port-forwarding,no-X11-forwarding,no-agent-forwarding,no-pty 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blueberry_to_bafi</text:p>
      <text:p text:style-name="P194"/>
      <text:p text:style-name="P58">On the initiating computer, created the ssh Host:</text:p>
      <text:p text:style-name="P10"><text:span text:style-name="T49">root@blueberry.blue:~/.ssh# </text:span><text:span text:style-name="T4">diff config{.org,}</text:span><text:span text:style-name="T49"> </text:span></text:p>
      <text:p text:style-name="P11">17a18,22</text:p>
      <text:p text:style-name="P11">&gt; </text:p>
      <text:p text:style-name="P11">&gt; Host blueberry_to_bafi</text:p>
      <text:p text:style-name="P11">&gt; <text:s text:c="4"/>Hostname bafi.th.av</text:p>
      <text:p text:style-name="P11">&gt; <text:s text:c="4"/>User root</text:p>
      <text:p text:style-name="P11">&gt; <text:s text:c="4"/>IdentityFile /root/.ssh/blueberry_to_bafi</text:p>
      <text:p text:style-name="P10"/>
      <text:p text:style-name="P58">Populated the local /root/.ssh/known_hosts file:</text:p>
      <text:p text:style-name="P19">root@blueberry.blue:~# <text:span text:style-name="T1">ssh -i /root/.ssh/bl</text:span><text:span text:style-name="T5">ue</text:span><text:span text:style-name="T1">berry_to_bafi bafi.th.av stat --format=%F /</text:span> </text:p>
      <text:p text:style-name="P19">The authenticity of host 'bafi.th.av (192.168.28.2)' can't be established.</text:p>
      <text:p text:style-name="P19">RSA key fingerprint is 91:b0:f7:3b:8f:8b:bc:1e:17:93:6b:ad:82:8e:06:43.</text:p>
      <text:p text:style-name="P19">Are you sure you want to continue connecting (yes/no)? <text:span text:style-name="T1">yes</text:span> </text:p>
      <text:p text:style-name="P19">Warning: Permanently added 'bafi.th.av,192.168.28.2' (RSA) to the list of known hosts.</text:p>
      <text:p text:style-name="P19">directory</text:p>
      <text:h text:style-name="P237" text:outline-level="3"><text:bookmark-start text:name="__RefHeading__2802_5393286023"/>Configure bung<text:bookmark-end text:name="__RefHeading__2802_5393286023"/></text:h>
      <text:p text:style-name="P65">The whole bung config is shown below, not only the whole tree rsync.</text:p>
      <text:p text:style-name="P20"><text:span text:style-name="T21">root@blueberry.blue:/etc/bung# </text:span><text:span text:style-name="T1">for f in all sysinfo mysql mysql.cnf whole_tree whole_tree.exclude ; do echo ==== $f ====; cat $f; done</text:span><text:span text:style-name="T21"> </text:span></text:p>
      <text:p text:style-name="P12">==== all ====</text:p>
      <text:p text:style-name="P12">Organisation name = BLUE.blueberry</text:p>
      <text:p text:style-name="P12">Subsidiary script = sysinfo_bu sysinfo nice=19</text:p>
      <text:p text:style-name="P12">Subsidiary script = mysql_bu mysql</text:p>
      <text:p text:style-name="P12">Subsidiary script = rsync_bu whole_tree</text:p>
      <text:p text:style-name="P12">==== sysinfo ====</text:p>
      <text:p text:style-name="P12">Organisation name = BLUE.blueberry</text:p>
      <text:p text:style-name="P12">sysinfo =</text:p>
      <text:p text:style-name="P12">==== mysql ====</text:p>
      <text:p text:style-name="P12">Organisation name = BLUE.blueberry</text:p>
      <text:p text:style-name="P12">MySQL = compression=bzip2 dest_dir=/var/backup/mysql</text:p>
      <text:p text:style-name="P12">==== mysql.cnf ====</text:p>
      <text:p text:style-name="P12"># MySQL defaults-file for use with bung's MySQL backup scripts</text:p>
      <text:p text:style-name="P12">#</text:p>
      <text:p text:style-name="P12"># Format reference: http://dev.mysql.com/doc/refman/5.5/en/option-files.html</text:p>
      <text:p text:style-name="P20"><text:soft-page-break/></text:p>
      <text:p text:style-name="P12">[client]</text:p>
      <text:p text:style-name="P12">user=backup_user</text:p>
      <text:p text:style-name="P12">password=DBrNRNf7dHe6MeKr</text:p>
      <text:p text:style-name="P12">==== whole_tree ====</text:p>
      <text:p text:style-name="P12">Organisation name = BLUE.blueberry</text:p>
      <text:p text:style-name="P12">rsync = / blueberry_to_bafi:/var/backup/BLUE/blueberry/rsync --exclude-from=whole_tree.exclude</text:p>
      <text:p text:style-name="P12">==== whole_tree.exclude ====</text:p>
      <text:p text:style-name="P12"># Configuration file for rsync</text:p>
      <text:p text:style-name="P20"/>
      <text:p text:style-name="P12"># * Lines beginning with # and empty lines are ignored.</text:p>
      <text:p text:style-name="P12"># * The format is defined in the rsync man page under:</text:p>
      <text:p text:style-name="P12"># <text:s text:c="2"/>1. --exclude-from=FILE</text:p>
      <text:p text:style-name="P12"># <text:s text:c="2"/>2. FILTER RULES section (search for "filter rules allow")</text:p>
      <text:p text:style-name="P20"/>
      <text:p text:style-name="P12"># Exclude lines for use when synchronising the whole tree</text:p>
      <text:p text:style-name="P12"># * Intended for use when /home and /var are not backed up individually</text:p>
      <text:p text:style-name="P12"># * Intended to provide all that is necessary for recovery</text:p>
      <text:p text:style-name="P12"># * Intended for use when /home is used by GUI desktop users</text:p>
      <text:p text:style-name="P20"/>
      <text:p text:style-name="P12">**/.gvfs/</text:p>
      <text:p text:style-name="P12">/dev/*</text:p>
      <text:p text:style-name="P12">/etc/mtab</text:p>
      <text:p text:style-name="P12">/home/lost+found/*</text:p>
      <text:p text:style-name="P12">/home/media_no_backup/*</text:p>
      <text:p text:style-name="P12">/home/share/media_no_backup/*</text:p>
      <text:p text:style-name="P12">/home/*/Trash*/*</text:p>
      <text:p text:style-name="P12">/home/*/urlclassifier3.sqlite</text:p>
      <text:p text:style-name="P12">/home/*/xapiandb/*</text:p>
      <text:p text:style-name="P12">/home/*/.Dropbox/.dropbox.cache/*</text:p>
      <text:p text:style-name="P12">/home/*/.Trash*/*</text:p>
      <text:p text:style-name="P12">/home/*/.VirtualBox/*</text:p>
      <text:p text:style-name="P12">/home/*/.adobe/Flash_Player/AssetCache/*</text:p>
      <text:p text:style-name="P12">/home/*/.cache/*</text:p>
      <text:p text:style-name="P12">/home/*/.compiz-1/session/*</text:p>
      <text:p text:style-name="P12">/home/*/.config/nautilus/saved-session-*</text:p>
      <text:p text:style-name="P12">/home/*/.local/</text:p>
      <text:p text:style-name="P12">/home/*/.macromedia/*</text:p>
      <text:p text:style-name="P12">/home/*/.metacity/sessions/*</text:p>
      <text:p text:style-name="P12">/home/*/.mozilla/firefox/Crash Reports/*</text:p>
      <text:p text:style-name="P12">/home/*/.mozilla/firefox/*/Cache.Trash*/</text:p>
      <text:p text:style-name="P12">/home/*/.mozilla/firefox/*/Cache/*</text:p>
      <text:p text:style-name="P12">/home/*/.opera/cache/*</text:p>
      <text:p text:style-name="P12">/home/*/.thumbnails/*</text:p>
      <text:p text:style-name="P12">/home/*/.thunderbird/Crash Reports/*</text:p>
      <text:p text:style-name="P12">/home/*/.thunderbird/**.msf</text:p>
      <text:p text:style-name="P12">/home/*/.thunderbird/**/Bin</text:p>
      <text:p text:style-name="P12">/home/*/.thunderbird/**/Bin.*</text:p>
      <text:p text:style-name="P12">/home/*/.thunderbird/**/Spam</text:p>
      <text:p text:style-name="P12">/home/*/.thunderbird/**/Spam.*</text:p>
      <text:p text:style-name="P12">/home/*/.thunderbird/**/Trash</text:p>
      <text:p text:style-name="P12">/home/*/.thunderbird/**/Trash.*</text:p>
      <text:p text:style-name="P12">/home/*/.thunderbird/*/Cache/*</text:p>
      <text:p text:style-name="P12">/home/*/.thunderbird/*/ImapMail/imap.gmail*.com/*</text:p>
      <text:p text:style-name="P12">/home/*/.thunderbird/*/ImapMail/imap.googlemail*.com/*</text:p>
      <text:p text:style-name="P12">/home/*/.thunderbird/*/global-messages-db.sqlite</text:p>
      <text:p text:style-name="P12">/lost+found/*</text:p>
      <text:p text:style-name="P12">/media/*</text:p>
      <text:p text:style-name="P12">/mnt/*</text:p>
      <text:p text:style-name="P12">/proc/*</text:p>
      <text:p text:style-name="P12">/run/*</text:p>
      <text:p text:style-name="P12">/sys/*</text:p>
      <text:p text:style-name="P12">/tmp/*</text:p>
      <text:p text:style-name="P12">/var/cache/*</text:p>
      <text:p text:style-name="P12">/var/crash/*</text:p>
      <text:p text:style-name="P12">/var/lock/*</text:p>
      <text:p text:style-name="P12">/var/run/*</text:p>
      <text:p text:style-name="P12">/var/tmp/*</text:p>
      <text:h text:style-name="P237" text:outline-level="3"><text:bookmark-start text:name="__RefHeading__2804_5393286023"/><text:soft-page-break/>Testing<text:bookmark-end text:name="__RefHeading__2804_5393286023"/></text:h>
      <text:p text:style-name="P21"><text:span text:style-name="T21">root@</text:span><text:span text:style-name="T22">blueberry.blue</text:span><text:span text:style-name="T21">:~#</text:span> <text:span text:style-name="T1">/usr/bin/rsync_bu -c </text:span><text:span text:style-name="T6">all</text:span> </text:p>
      <text:p text:style-name="P21"/>
      <text:p text:style-name="P58">When that ran OK, configured a scheduled job … </text:p>
      <text:h text:style-name="P237" text:outline-level="3"><text:bookmark-start text:name="__RefHeading__2806_5393286023"/>Create scheduled job<text:bookmark-end text:name="__RefHeading__2806_5393286023"/></text:h>
      <text:p text:style-name="P63">Chose a cron.daily job because blueberry.blue.av's up times are irregular:</text:p>
      <text:p text:style-name="P7">root@blueberry.blue:/etc/cron.daily# <text:span text:style-name="T1">cat backup</text:span> </text:p>
      <text:p text:style-name="P7">#!/bin/bash</text:p>
      <text:p text:style-name="P7"/>
      <text:p text:style-name="P7"># 17 Feb 2016 Charles for BLUE-2147</text:p>
      <text:p text:style-name="P7"># <text:s text:c="2"/>* Creation</text:p>
      <text:p text:style-name="P7"/>
      <text:p text:style-name="P7">(</text:p>
      <text:p text:style-name="P7"><text:s text:c="4"/>sleep 600 <text:s text:c="3"/># Allow boot initialisation load to finish</text:p>
      <text:p text:style-name="P7"><text:s text:c="4"/>/usr/bin/super_bu -c all</text:p>
      <text:p text:style-name="P7">)&amp; <text:s text:c="3"/># Background to avoid delaying further cron.daily jobs</text:p>
      <text:h text:style-name="P225" text:outline-level="2"><text:bookmark-start text:name="__RefHeading__52867_1664535005"/>rsync_bu - backup from remote system<text:bookmark-end text:name="__RefHeading__52867_1664535005"/></text:h>
      <text:p text:style-name="P43">The scenario is backup of deepam-laptop's /etc, /home, /root and /var to ac001.deepam. </text:p>
      <text:p text:style-name="P43">It is a "pull" backup, that is run by the destination directory computer, ac001.deepam.</text:p>
      <text:p text:style-name="P43"><text:span text:style-name="T90">bung does not support </text:span>LVM snapshots when the source is remote (that may be a reason to prefer "push" backups over "pull" backups).</text:p>
      <text:h text:style-name="P227" text:outline-level="3"><text:bookmark-start text:name="__RefHeading__2796_5393286022"/>Calculate the backup data volume<text:bookmark-end text:name="__RefHeading__2796_5393286022"/></text:h>
      <text:p text:style-name="P43">There were no large directories to be excluded from the backup so a top level measurement was accurate enough.</text:p>
      <text:p text:style-name="P43">On the source system:</text:p>
      <text:p text:style-name="P5">root@deepam-laptop:~# <text:span text:style-name="T1">du -hs /etc /home /root /var 2&gt;/dev/null</text:span> </text:p>
      <text:p text:style-name="P5">71M<text:tab/>/etc</text:p>
      <text:p text:style-name="P5">36G<text:tab/>/home</text:p>
      <text:p text:style-name="P5">4.3M<text:tab/>/root</text:p>
      <text:p text:style-name="P5">1.1G<text:tab/>/var<text:line-break/></text:p>
      <text:p text:style-name="P43">Say 75 GB allowing room for retention and growth.</text:p>
      <text:h text:style-name="P227" text:outline-level="3"><text:bookmark-start text:name="__RefHeading__52869_1664535005"/>Finding space on the destination system<text:bookmark-end text:name="__RefHeading__52869_1664535005"/></text:h>
      <text:p text:style-name="P43">There was a file system already being used for local backups. <text:s/>Checked it had enough space:</text:p>
      <text:p text:style-name="P5">root@ac001.deepam:~# <text:span text:style-name="T1">mount UUID=675f5ec6-7b92-4362-b74a-39128c01853c /mnt/backup</text:span> </text:p>
      <text:p text:style-name="P5">root@ac001.deepam:~# <text:span text:style-name="T1">df /mnt/backup</text:span> </text:p>
      <text:p text:style-name="P5">Filesystem <text:s text:c="4"/>Type <text:s/>Size <text:s/>Used Avail Use% Mounted on</text:p>
      <text:p text:style-name="P5">/dev/sdb3 <text:s text:c="5"/>ext4 <text:s/>312G <text:s/>200G <text:s text:c="2"/>97G <text:s/>68% /mnt/backup<text:line-break/></text:p>
      <text:p text:style-name="P43">That <text:span text:style-name="T79">was</text:span> OK <text:span text:style-name="T79">for historical reasons, irrelevant here.</text:span></text:p>
      <text:h text:style-name="P227" text:outline-level="3"><text:bookmark-start text:name="__RefHeading__52871_1664535005"/>Create destination directory<text:bookmark-end text:name="__RefHeading__52871_1664535005"/></text:h>
      <text:p text:style-name="P43">Following the &lt;hostname&gt;/&lt;backup utility&gt; convention:</text:p>
      <text:p text:style-name="P5">root@ac001.deepam:~# <text:span text:style-name="T1">mkdir -p /mnt/backup/deepam-laptop/rsync</text:span> </text:p>
      <text:h text:style-name="P227" text:outline-level="3"><text:bookmark-start text:name="__RefHeading__2800_5393286021"/>Set up ssh<text:bookmark-end text:name="__RefHeading__2800_5393286021"/></text:h>
      <text:p text:style-name="P43">The private key is required on the computer initiating the backup so that's where to generate the key pair:</text:p>
      <text:p text:style-name="P8">root@ac001.deepam:~# <text:span text:style-name="T1">cd ~/.ssh &amp;&amp; ssh-keygen</text:span> </text:p>
      <text:p text:style-name="P8">Generating public/private rsa key pair.</text:p>
      <text:p text:style-name="P8">Enter file in which to save the key (/root/.ssh/id_rsa): deepam-laptop2ac001.deepam</text:p>
      <text:p text:style-name="P5">[snip]<text:line-break/></text:p>
      <text:p text:style-name="P43">Add the public key to the destination computer's authorized_keys file (copy-and-paste is convenient), pre-pending ...</text:p>
      <text:p text:style-name="Screen"><text:soft-page-break/><text:span text:style-name="Source_20_Text"><text:span text:style-name="T50">command="/usr/bin/validate_ssh_cmd",no-port-forwarding,no-X11-forwarding,no-agent-forwarding,no-pty</text:span></text:span><text:span text:style-name="T50"> </text:span></text:p>
      <text:p text:style-name="P43">… and changing the comment field to reflect the keys' name. <text:s/>For example:</text:p>
      <text:p text:style-name="P5">root@ac001.<text:span text:style-name="T21">deepam</text:span>:~/.ssh# <text:span text:style-name="T1">cat deepam-laptop2ac001.deepam.pub</text:span> </text:p>
      <text:p text:style-name="Screen"><text:span text:style-name="Source_20_Text"><text:span text:style-name="T19">command="/usr/bin/validate_ssh_cmd",no-port-forwarding,no-X11-forwarding,no-agent-forwarding,no-pty </text:span></text:span><text:span text:style-name="T19">ssh-rsa</text:span><text:span text:style-name="T50"> AAAAB3N...1GzId </text:span><text:span text:style-name="T20">deepam-laptop2ac001.deepam</text:span><text:span text:style-name="T50"><text:line-break/></text:span></text:p>
      <text:p text:style-name="P43">On the initiating (destination) computer, created the ssh Host:</text:p>
      <text:p text:style-name="P8">root@ac001.deepam:~/.ssh# <text:span text:style-name="T1">cat config</text:span> </text:p>
      <text:p text:style-name="P8"># 4 Mar 2014 Charles for DEEPAM-200, added host for backup from deepam-laptop</text:p>
      <text:p text:style-name="P8">Host deepam-laptop2ac001.deepam</text:p>
      <text:p text:style-name="P8"><text:s text:c="4"/>Hostname deepam-laptop.deepam.av</text:p>
      <text:p text:style-name="P8"><text:s text:c="4"/>User root</text:p>
      <text:p text:style-name="P8"><text:s text:c="4"/>IdentityFile /root/.ssh/deepam-laptop2ac001.deepam</text:p>
      <text:h text:style-name="P227" text:outline-level="3"><text:bookmark-start text:name="__RefHeading__2802_5393286022"/>Configure bung<text:bookmark-end text:name="__RefHeading__2802_5393286022"/></text:h>
      <text:p text:style-name="P5"><text:span text:style-name="T33">root@ac001.deepam:/etc/bung# </text:span><text:span text:style-name="T34">for f in laptop.all laptop.etc laptop.home home.exclude laptop.root laptop.var var.exclude; do echo === $f ===; cat $f; done</text:span><text:span text:style-name="T33"> </text:span></text:p>
      <text:p text:style-name="P26">=== laptop.all ===</text:p>
      <text:p text:style-name="P26">Organisation name = Deepam</text:p>
      <text:p text:style-name="P26">Subsidiary script = rsync_bu laptop.etc nice=19</text:p>
      <text:p text:style-name="P26">Subsidiary script = rsync_bu laptop.home nice=19</text:p>
      <text:p text:style-name="P26">Subsidiary script = rsync_bu laptop.root nice=19</text:p>
      <text:p text:style-name="P26">Subsidiary script = rsync_bu laptop.var nice=19</text:p>
      <text:p text:style-name="P26">=== laptop.etc ===</text:p>
      <text:p text:style-name="P26">Organisation name = Deepam</text:p>
      <text:p text:style-name="P26">Mount = UUID=675f5ec6-7b92-4362-b74a-39128c01853c /mnt/backup</text:p>
      <text:p text:style-name="P26">rsync = deepam-laptop2ac001.deepam:/etc/ /mnt/backup/deepam-laptop/rsync/etc</text:p>
      <text:p text:style-name="P26">=== laptop.home ===</text:p>
      <text:p text:style-name="P26">Organisation name = Deepam</text:p>
      <text:p text:style-name="P26">Mount = UUID=675f5ec6-7b92-4362-b74a-39128c01853c /mnt/backup</text:p>
      <text:p text:style-name="P26">rsync = deepam-laptop2ac001.deepam:/home/ /mnt/backup/deepam-laptop/rsync/home --exclude-from=home.exclude</text:p>
      <text:p text:style-name="P26">=== home.exclude ===</text:p>
      <text:p text:style-name="P26"># Configuration file for rsync</text:p>
      <text:p text:style-name="P26"/>
      <text:p text:style-name="P26"># * Lines beginning with # and empty lines are ignored.</text:p>
      <text:p text:style-name="P26"># * The format is defined in the rsync man page under:</text:p>
      <text:p text:style-name="P26"># <text:s text:c="2"/>1. --exclude-from=FILE</text:p>
      <text:p text:style-name="P26"># <text:s text:c="2"/>2. FILTER RULES section (search for "filter rules allow")</text:p>
      <text:p text:style-name="P26"/>
      <text:p text:style-name="P26"># Example exclusion lines for a /home file system</text:p>
      <text:p text:style-name="P26"/>
      <text:p text:style-name="P26">*/.Trash*/</text:p>
      <text:p text:style-name="P26">*/.VirtualBox/</text:p>
      <text:p text:style-name="P26">*/.adobe/Flash_Player/AssetCache/</text:p>
      <text:p text:style-name="P26">*/.cache/</text:p>
      <text:p text:style-name="P26">*/.compiz-1/session/</text:p>
      <text:p text:style-name="P26">*/.config/nautilus/saved-session-*</text:p>
      <text:p text:style-name="P26">*/.gvfs/</text:p>
      <text:p text:style-name="P26">*/.local/</text:p>
      <text:p text:style-name="P26">*/.macromedia/</text:p>
      <text:p text:style-name="P26">*/.metacity/sessions/</text:p>
      <text:p text:style-name="P26">*/.mozilla/firefox/*/Cache.Trash*/</text:p>
      <text:p text:style-name="P26">*/.mozilla/firefox/*/Cache/</text:p>
      <text:p text:style-name="P26">*/.mozilla/firefox/Crash Reports/</text:p>
      <text:p text:style-name="P26">*/.opera/cache/</text:p>
      <text:p text:style-name="P26">*/.thumbnails/</text:p>
      <text:p text:style-name="P26">*/.thunderbird/*/*/*/*/*.msf</text:p>
      <text:p text:style-name="P26">*/.thunderbird/*/*/*/*/*/*.msf</text:p>
      <text:p text:style-name="P26">*/.thunderbird/*/*/*/*/*/*/*.msf</text:p>
      <text:p text:style-name="P26">*/.thunderbird/*/*/*/*/Bin</text:p>
      <text:p text:style-name="P26">*/.thunderbird/*/*/*/*/Bin.*</text:p>
      <text:p text:style-name="P26">*/.thunderbird/*/*/*/Spam</text:p>
      <text:p text:style-name="P26">*/.thunderbird/*/*/*/Spam.*</text:p>
      <text:p text:style-name="P26">*/.thunderbird/*/*/*/Trash</text:p>
      <text:p text:style-name="P26">*/.thunderbird/*/*/*/Trash.*</text:p>
      <text:p text:style-name="P26">*/.thunderbird/*/Cache/</text:p>
      <text:p text:style-name="P26"><text:soft-page-break/>*/.thunderbird/*/global-messages-db.sqlite</text:p>
      <text:p text:style-name="P26">*/.thunderbird/Crash Reports/</text:p>
      <text:p text:style-name="P26">*/Downloads/</text:p>
      <text:p text:style-name="P26">*/Trash*/</text:p>
      <text:p text:style-name="P26">*/urlclassifier3.sqlite</text:p>
      <text:p text:style-name="P26">*/xapiandb</text:p>
      <text:p text:style-name="P26">lost+found/</text:p>
      <text:p text:style-name="P26">media_no_backup/</text:p>
      <text:p text:style-name="P26">=== laptop.root ===</text:p>
      <text:p text:style-name="P26">Organisation name = Deepam</text:p>
      <text:p text:style-name="P26">Mount = UUID=675f5ec6-7b92-4362-b74a-39128c01853c /mnt/backup</text:p>
      <text:p text:style-name="P26">rsync = deepam-laptop2ac001.deepam:/root/ /mnt/backup/deepam-laptop/rsync/root</text:p>
      <text:p text:style-name="P26">=== laptop.var ===</text:p>
      <text:p text:style-name="P26">Organisation name = Deepam</text:p>
      <text:p text:style-name="P26">Mount = UUID=675f5ec6-7b92-4362-b74a-39128c01853c /mnt/backup</text:p>
      <text:p text:style-name="P26">rsync = deepam-laptop2ac001.deepam:/var/ /mnt/backup/deepam-laptop/rsync/var --exclude-from=var.exclude</text:p>
      <text:p text:style-name="P26">=== var.exclude ===</text:p>
      <text:p text:style-name="P26"># Configuration file for rsync</text:p>
      <text:p text:style-name="P26"/>
      <text:p text:style-name="P26"># * Lines beginning with # and empty lines are ignored.</text:p>
      <text:p text:style-name="P26"># * The format is defined in the rsync man page under:</text:p>
      <text:p text:style-name="P26"># <text:s text:c="2"/>1. --exclude-from=FILE</text:p>
      <text:p text:style-name="P26"># <text:s text:c="2"/>2. FILTER RULES section (search for "filter rules allow")</text:p>
      <text:p text:style-name="P26"/>
      <text:p text:style-name="P26"># Example exclude lines for a /var file system</text:p>
      <text:p text:style-name="P26"/>
      <text:p text:style-name="P26">cache/</text:p>
      <text:p text:style-name="P26">crash/</text:p>
      <text:p text:style-name="P26">games/</text:p>
      <text:p text:style-name="P26">lock/</text:p>
      <text:p text:style-name="P26">lost+found</text:p>
      <text:p text:style-name="P26">run/</text:p>
      <text:p text:style-name="P5"><text:span text:style-name="T33">tmp/</text:span><text:line-break/></text:p>
      <text:h text:style-name="P227" text:outline-level="3"><text:bookmark-start text:name="__RefHeading__2804_5393286022"/>Testing<text:bookmark-end text:name="__RefHeading__2804_5393286022"/></text:h>
      <text:p text:style-name="P43">Tested the smallest backup (because it is the fastest to run):</text:p>
      <text:p text:style-name="P5"><text:span text:style-name="T21">root@ac001.deepam:~#</text:span> <text:span text:style-name="T1">/usr/bin/rsync_bu -c laptop.etc -l /dev/tty</text:span> <text:line-break/></text:p>
      <text:p text:style-name="P43">When that ran OK, ran the complete job (under dtach, in case of disconnection during this long-running backup):</text:p>
      <text:p text:style-name="P5">root@ac001.deepam:~# <text:span text:style-name="T1">/usr/bin/super_bu -c laptop.all</text:span> <text:line-break/></text:p>
      <text:p text:style-name="P43">When that ran OK, configured a scheduled job … </text:p>
      <text:h text:style-name="P227" text:outline-level="3"><text:bookmark-start text:name="__RefHeading__2806_5393286022"/>Create scheduled job<text:bookmark-end text:name="__RefHeading__2806_5393286022"/></text:h>
      <text:p text:style-name="P5">root@ac001.deepam:~# <text:span text:style-name="T1">crontab -l</text:span> </text:p>
      <text:p text:style-name="P5">...</text:p>
      <text:p text:style-name="P5"># 5 Mar 2014, Charles for DEEPAM-200, set up deepam-laptop backup</text:p>
      <text:p text:style-name="P5">0 10 * * 1-5 /usr/bin/super_bu -c laptop.all</text:p>
      <text:h text:style-name="Heading_20_2" text:outline-level="2"><text:bookmark-start text:name="__RefHeading___Toc5127_1959459296"/>Xen Dom<text:span text:style-name="T138">0</text:span> backing up i<text:span text:style-name="T138">tself and its</text:span> Dom<text:span text:style-name="T138">U</text:span>s<text:bookmark-end text:name="__RefHeading___Toc5127_1959459296"/></text:h>
      <text:p text:style-name="P137">The DomUs need to do their own database backups. <text:s/>These should be manually scheduled to run shortly before the Dom0 backs up the DomUs</text:p>
      <text:p text:style-name="P138">In this example the Dom0 is xen7 and the one of many DomUs is tracmor3.iciti.av</text:p>
      <text:p text:style-name="P28">/<text:span text:style-name="T139">root/</text:span>.ssh/config</text:p>
      <text:p text:style-name="Screen">...</text:p>
      <text:p text:style-name="Screen"># Note: use "Compression no" when running rsync over ssh</text:p>
      <text:p text:style-name="Screen">...</text:p>
      <text:p text:style-name="Screen">Host xen7_to_backup_rsync</text:p>
      <text:p text:style-name="Screen"><text:s text:c="2"/>Hostname backup-rsync.iciti.av</text:p>
      <text:p text:style-name="Screen"><text:s text:c="2"/>Compression no</text:p>
      <text:p text:style-name="Screen"><text:s text:c="2"/>IdentityFile /root/.ssh/xen7_to_backup_rsync</text:p>
      <text:p text:style-name="Screen"><text:soft-page-break/><text:s text:c="2"/>User root</text:p>
      <text:p text:style-name="Screen"/>
      <text:p text:style-name="P28">/etc/bung/whole_tree</text:p>
      <text:p text:style-name="Screen">Organisation name = xen7.iciti.av</text:p>
      <text:p text:style-name="Screen"><text:s/></text:p>
      <text:p text:style-name="Screen"># Assemble the source tree</text:p>
      <text:p text:style-name="Screen">Snapshot = root snap-root /mnt/snap-root <text:s text:c="9"/>size=512M</text:p>
      <text:p text:style-name="Screen">Mount <text:s text:c="3"/>= /dev/sda2 <text:s text:c="5"/>/mnt/snap-root/boot <text:s text:c="4"/>ignore_already_mounted</text:p>
      <text:p text:style-name="Screen">Mount <text:s text:c="3"/>= /dev/sda1 <text:s text:c="5"/>/mnt/snap-root/boot/efi ignore_already_mounted</text:p>
      <text:p text:style-name="Screen">Snapshot = var <text:s/>snap-var <text:s/>/mnt/snap-root/var <text:s text:c="5"/>size=512M</text:p>
      <text:p text:style-name="Screen"><text:s/></text:p>
      <text:p text:style-name="Screen"># Backup</text:p>
      <text:p text:style-name="Screen">rsync = /mnt/snap-root/ xen7_to_backup_rsync:/srv/backup/xen7.iciti.av <text:s/>--bwlimit=50M --exclude-from=whole_tree.exclude</text:p>
      <text:p text:style-name="Screen"/>
      <text:p text:style-name="P28">/etc/bung/tracmor3_to_backup-rsync</text:p>
      <text:p text:style-name="Screen">Organisation name = xen7.iciti.av for tracmor3.iciti.av</text:p>
      <text:p text:style-name="Screen">Snapshot = /dev/xen7.iciti.av/tracmor3.iciti.av-disk /dev/xen7.iciti.av/snap-tracmor3.iciti.av-disk /mnt/snap-tracmor3.iciti.av-disk size=1G</text:p>
      <text:p text:style-name="Screen">rsync = /mnt/snap-tracmor3.iciti.av-disk/ xen7_to_backup_rsync:/srv/backup/tracmor3.iciti.av --bwlimit=50M --exclude-from=whole_tree.exclude</text:p>
      <text:p text:style-name="Screen"/>
      <text:p text:style-name="P28">/etc/bung/all</text:p>
      <text:p text:style-name="Screen">Organisation name = xen7.iciti.av</text:p>
      <text:p text:style-name="Screen"/>
      <text:p text:style-name="Screen"># Self</text:p>
      <text:p text:style-name="Screen">Subsidiary script = sysinfo_bu sysinfo nice=19</text:p>
      <text:p text:style-name="Screen">Subsidiary script = rsync_bu whole_tree nice=19</text:p>
      <text:p text:style-name="Screen"/>
      <text:p text:style-name="Screen"># DomUs</text:p>
      <text:p text:style-name="Screen">Subsidiary script = rsync_bu tracmor3_to_backup-rsync</text:p>
      <text:p text:style-name="Screen">...</text:p>
      <text:p text:style-name="Screen"/>
      <text:p text:style-name="P28"><text:span text:style-name="T139">root's </text:span>crontab</text:p>
      <text:p text:style-name="Screen">22 8 * * * /usr/bin/super_bu -c all</text:p>
      <text:h text:style-name="Heading_20_2" text:outline-level="2"><text:bookmark-start text:name="__RefHeading___Toc5627_3538222714"/>Android <text:span text:style-name="T156">backup</text:span><text:bookmark-end text:name="__RefHeading___Toc5627_3538222714"/></text:h>
      <text:p text:style-name="P148">This backup is an example of backup by an unprivileged user to local and remote storage with initialisation by command and by udev.</text:p>
      <text:h text:style-name="Heading_20_3" text:outline-level="3"><text:bookmark-start text:name="__RefHeading___Toc5629_3538222714"/><text:span text:style-name="T161">Phone </text:span>IP address<text:bookmark-end text:name="__RefHeading___Toc5629_3538222714"/></text:h>
      <text:p text:style-name="P141">The phone must <text:span text:style-name="T158">h</text:span>ave a fixed IP address, normally by setting a DHCP lease reservation on the WiFi router. <text:s/><text:span text:style-name="T157">Details of how to do that are specific to the version of Android and the WiFi router model so full details are beyond the scope of this user guide.</text:span></text:p>
      <text:p text:style-name="P41">Example <text:span text:style-name="T159">for LineageOS and Alphion ASSE-1443 WiFi router</text:span></text:p>
      <text:list xml:id="list4201632398" text:style-name="L34">
        <text:list-item>
          <text:p text:style-name="P273">Found the phone's MAC address by Settings &gt; About phone &gt; <text:span text:style-name="T159">Wi-Fi MAC address &gt; SSID of WiFi router &gt; Advanced. <text:s/>Noted the "Randomised MAC address"</text:span></text:p>
        </text:list-item>
        <text:list-item>
          <text:p text:style-name="P274">Opened the WiFi router web page &gt; authenticated &gt; Services &gt; DHCP &gt; MAC-based assignment &gt; created lease reservation</text:p>
        </text:list-item>
        <text:list-item>
          <text:p text:style-name="P275">Gave the phone the fixed IP address by disconnecting it from the WiFi and re-connecting</text:p>
        </text:list-item>
      </text:list>
      <text:h text:style-name="Heading_20_3" text:outline-level="3"><text:bookmark-start text:name="__RefHeading___Toc5631_3538222714"/><text:span text:style-name="T161">Computer </text:span>ssh<text:bookmark-end text:name="__RefHeading___Toc5631_3538222714"/></text:h>
      <text:p text:style-name="P144">On the computer, generate an ssh key pair for use with the phone. <text:s/>Example</text:p>
      <text:p text:style-name="Screen">c@cw11:~$ <text:span text:style-name="T1">name=c_to_pixel5a; ssh-keygen -b 4096 -C "$name" -f ~/.ssh/"$name" -N '' -o -t rsa</text:span> </text:p>
      <text:p text:style-name="Screen">...</text:p>
      <text:p text:style-name="Screen"/>
      <text:p text:style-name="P144">Create an ssh host by adding a stanza to ~/.ssh/config. <text:s/>Example</text:p>
      <text:p text:style-name="Screen">Host pixel5a</text:p>
      <text:p text:style-name="Screen"><text:s text:c="4"/>Hostname pixel5a.arati3af4.av</text:p>
      <text:p text:style-name="Screen"><text:s text:c="4"/>IdentityFile ~/.ssh/c_to_pixel5a</text:p>
      <text:p text:style-name="Screen"><text:s text:c="4"/>User c</text:p>
      <text:p text:style-name="Screen"><text:s text:c="4"/>Port 2222</text:p>
      <text:p text:style-name="Screen"/>
      <text:h text:style-name="Heading_20_3" text:outline-level="3"><text:bookmark-start text:name="__RefHeading___Toc5633_3538222714"/><text:soft-page-break/>Name resolution<text:bookmark-end text:name="__RefHeading___Toc5633_3538222714"/></text:h>
      <text:p text:style-name="P142"><text:span text:style-name="T160">Configure</text:span> DNS or local hosts file <text:span text:style-name="T160">to resolve the hostname chosen above to the DHCP lease reservation IP address</text:span></text:p>
      <text:h text:style-name="P240" text:outline-level="3"><text:bookmark-start text:name="__RefHeading___Toc5635_3538222714"/>Phone ssh<text:bookmark-end text:name="__RefHeading___Toc5635_3538222714"/></text:h>
      <text:list xml:id="list2762781315" text:style-name="L35">
        <text:list-item>
          <text:p text:style-name="P276">Install SimpleSSHD via F-droid <text:span text:style-name="T161">or otherwise</text:span></text:p>
        </text:list-item>
        <text:list-item>
          <text:p text:style-name="P276"><text:span text:style-name="T161">Open</text:span> SimpleSSHD <text:span text:style-name="T161">and allow it all requested p</text:span>erm<text:span text:style-name="T161">i</text:span>s<text:span text:style-name="T161">sions</text:span></text:p>
        </text:list-item>
        <text:list-item>
          <text:p text:style-name="P276">Check that it displays the IP address configured above</text:p>
        </text:list-item>
        <text:list-item>
          <text:p text:style-name="P276">Click START</text:p>
        </text:list-item>
        <text:list-item>
          <text:p text:style-name="P276">On the computer, <text:span text:style-name="T162">copy the public key to the phone's authorized_keys file.</text:span> <text:s/>Example</text:p>
        </text:list-item>
      </text:list>
      <text:p text:style-name="P167">c@cw11:~$ <text:span text:style-name="T1">scp .ssh/c_to_pixel5a.pub pixel5a:/data/user/0/org.galexander.sshd/files/authorized_keys</text:span></text:p>
      <text:p text:style-name="P172">Enter the single-use password displayed on the phone</text:p>
      <text:list xml:id="list135454887291066" text:continue-numbering="true" text:style-name="L35">
        <text:list-item>
          <text:p text:style-name="P276">Test <text:span text:style-name="T162">passwordless login. <text:s/>Example</text:span></text:p>
        </text:list-item>
      </text:list>
      <text:p text:style-name="P167">c@cw11:~$ <text:span text:style-name="T1">ssh pixel5a</text:span> </text:p>
      <text:list xml:id="list135456500871982" text:continue-numbering="true" text:style-name="L35">
        <text:list-item>
          <text:p text:style-name="P276">Configure SimpleSSHD <text:span text:style-name="T163">by </text:span>Settings <text:span text:style-name="T164">&gt; Start on boot: select</text:span></text:p>
        </text:list-item>
      </text:list>
      <text:p text:style-name="Standard"/>
      <text:p text:style-name="P42">In case "<text:span text:style-name="T164">Start on boot</text:span>" is not effective, <text:s/>SimpleSSHD must be started manually after each boot. <text:s/>It that case it is convenient to set "Start on Open"</text:p>
      <text:h text:style-name="P241" text:outline-level="3"><text:bookmark-start text:name="__RefHeading___Toc5637_3538222714"/>Computer directories<text:bookmark-end text:name="__RefHeading___Toc5637_3538222714"/></text:h>
      <text:p text:style-name="P148">Create the default log and temporary directories</text:p>
      <text:p text:style-name="Screen">c@cw11:~$ <text:span text:style-name="T1">mkdir -p ~/etc/bung ~/var/log/bung ~/var/run/bung</text:span> </text:p>
      <text:p text:style-name="Screen"/>
      <text:p text:style-name="P149">Create the backup directory</text:p>
      <text:p text:style-name="P31">c@cw11:~$ <text:span text:style-name="T1">mkdir -p ~/var/backup/phones/pixel5a</text:span> </text:p>
      <text:h text:style-name="P242" text:outline-level="3"><text:bookmark-start text:name="__RefHeading___Toc5639_3538222714"/>Configure bung<text:bookmark-end text:name="__RefHeading___Toc5639_3538222714"/></text:h>
      <text:p text:style-name="P143">Create an rsync exclude file in ~/etc/bung. <text:s/>Example</text:p>
      <text:p text:style-name="Screen">c@cw11:<text:span text:style-name="T165">~$</text:span> <text:span text:style-name="T1">cat ~/etc/bung/pixel5a_get.exclude</text:span></text:p>
      <text:p text:style-name="Screen"># Configuration file for rsync</text:p>
      <text:p text:style-name="Screen"/>
      <text:p text:style-name="Screen"># * Lines beginning with # and empty lines are ignored.</text:p>
      <text:p text:style-name="Screen"># * The format is defined in the rsync man page under:</text:p>
      <text:p text:style-name="Screen"># <text:s text:c="2"/>1. --exclude-from=FILE</text:p>
      <text:p text:style-name="Screen"># <text:s text:c="2"/>2. FILTER RULES section (search for "filter rules allow")</text:p>
      <text:p text:style-name="Screen"/>
      <text:p text:style-name="Screen"># Exclude lines for use when synchronising an Android device</text:p>
      <text:p text:style-name="Screen"/>
      <text:p text:style-name="Screen">/Android/data/</text:p>
      <text:p text:style-name="Screen">/Android/obb/</text:p>
      <text:p text:style-name="Screen"/>
      <text:p text:style-name="P143">Create an rsync_bu configuration file in ~/etc/bung. <text:s/>Example <text:s/></text:p>
      <text:p text:style-name="P30">c@cw11:~$ <text:span text:style-name="T1">cat ~/etc/bung/pixel5a_get</text:span></text:p>
      <text:p text:style-name="P30">Organisation name = cw11.iciti.av for pixel5a</text:p>
      <text:p text:style-name="P30">rsync = pixel5a:/storage/emulated/0/ /home/c/var/backup/phones/pixel5a/ --exclude-from=pixel5a_get.exclude <text:span text:style-name="T166">retry=10</text:span></text:p>
      <text:p text:style-name="P30"/>
      <text:p text:style-name="P145">Note:<text:span text:style-name="Screen_20_font"> retry=10 </text:span>is to allow for delayed SimpleSSHD response when the phone is in sleep mode.</text:p>
      <text:h text:style-name="Heading_20_3" text:outline-level="3"><text:bookmark-start text:name="__RefHeading___Toc5641_3538222714"/>Test<text:bookmark-end text:name="__RefHeading___Toc5641_3538222714"/></text:h>
      <text:p text:style-name="P146">Example</text:p>
      <text:list xml:id="list203755629" text:style-name="L36">
        <text:list-item>
          <text:p text:style-name="P314">Run backup</text:p>
        </text:list-item>
      </text:list>
      <text:p text:style-name="P30">c@cw11:<text:span text:style-name="T167">~$ </text:span><text:span text:style-name="T1">/usr/bin/rsync_bu -c pixel5a_get</text:span> </text:p>
      <text:p text:style-name="P30"/>
      <text:list xml:id="list2047705843" text:style-name="L37">
        <text:list-item>
          <text:p text:style-name="P315">Check the log in ~/var/log/bung</text:p>
        </text:list-item>
        <text:list-item>
          <text:p text:style-name="P315">Check the content of /home/c/d/var/backup/phones/pixel5a/</text:p>
        </text:list-item>
      </text:list>
      <text:h text:style-name="Heading_20_3" text:outline-level="3"><text:bookmark-start text:name="__RefHeading___Toc5643_3538222714"/><text:soft-page-break/>Add <text:span text:style-name="T168">backup to a remote computer</text:span><text:bookmark-end text:name="__RefHeading___Toc5643_3538222714"/></text:h>
      <text:p text:style-name="P150">ssh key generation and ~/.ssh/config entry were similar to above</text:p>
      <text:p text:style-name="P151">The public key was added to the remote host's ~/.ssh/authorized_keys prefixed with no-port-forwarding,no-X11-forwarding,no-agent-forwarding,no-pty</text:p>
      <text:p text:style-name="P153">Bung was configured. <text:s text:c="2"/>backup_dir <text:span text:style-name="T170">is specified because this is a backup of a backup.</text:span></text:p>
      <text:p text:style-name="Screen">c@cw11:~$ <text:span text:style-name="T1">cat ~/etc/bung/pixel5a_put</text:span> </text:p>
      <text:p text:style-name="Screen">Organisation name = cw11.iciti.av for pixel5a</text:p>
      <text:p text:style-name="Screen">rsync = /home/c/var/backup/phones/pixel5a/ cw11_to_cs7:/home/c/var/backup/phones/pixel5a/ backup_dir="_Deleted and changed files"</text:p>
      <text:p text:style-name="Screen"/>
      <text:p text:style-name="P151">Tested by … </text:p>
      <text:p text:style-name="Screen">c@cw11:~$ <text:span text:style-name="T1">rsync_bu -c pixel5a_put</text:span> </text:p>
      <text:p text:style-name="Screen"/>
      <text:p text:style-name="P151">… and checking the log</text:p>
      <text:h text:style-name="Heading_20_3" text:outline-level="3"><text:bookmark-start text:name="__RefHeading___Toc5645_3538222714"/>Group both backups<text:bookmark-end text:name="__RefHeading___Toc5645_3538222714"/></text:h>
      <text:p text:style-name="P154">Both backups were groups by adding super_bu configuration including running at low priority</text:p>
      <text:p text:style-name="Screen">c@cw11:~$ <text:span text:style-name="T1">cat ~/etc/bung/all.pixel5a</text:span></text:p>
      <text:p text:style-name="Screen">Organisation name = cw11.iciti.av for pixel5a</text:p>
      <text:p text:style-name="Screen">Subsidiary script = rsync_bu /home/c/etc/bung/pixel5a_get nice=19</text:p>
      <text:p text:style-name="Screen">Subsidiary script = rsync_bu /home/c/etc/bung/pixel5a_put nice=19</text:p>
      <text:p text:style-name="Screen"/>
      <text:p text:style-name="P152">Tested by … </text:p>
      <text:p text:style-name="P32">c@cw11:~$ <text:span text:style-name="T17">super</text:span><text:span text:style-name="T1">_bu -c </text:span><text:span text:style-name="T17">all.</text:span><text:span text:style-name="T1">pixel5a</text:span></text:p>
      <text:p text:style-name="P32"/>
      <text:p text:style-name="P152">… and checking the log<text:span text:style-name="T169">s</text:span></text:p>
      <text:h text:style-name="P243" text:outline-level="3"><text:bookmark-start text:name="__RefHeading___Toc5647_3538222714"/><text:span text:style-name="T170">Backup </text:span>initiation <text:span text:style-name="T170">by udev </text:span><text:bookmark-end text:name="__RefHeading___Toc5647_3538222714"/></text:h>
      <text:p text:style-name="P157"><text:span text:style-name="T171">B</text:span>ackup could be initiated by CLI as illustrated by the test command above and by scheduler as described in <text:bookmark-ref text:reference-format="number" text:ref-name="__RefHeading__29903_439293657">3.14</text:bookmark-ref><text:s/><text:bookmark-ref text:reference-format="text" text:ref-name="__RefHeading__29903_439293657">Creating scheduled jobs</text:bookmark-ref><text:s/><text:bookmark-ref text:reference-format="direction" text:ref-name="__RefHeading__29903_439293657">above</text:bookmark-ref>. <text:s/></text:p>
      <text:p text:style-name="P157"><text:span text:style-name="T171">udev was chosen as the most convenient way to initiate backup because the phone was routinely charged by USB connection with the computer. <text:s/>Backups will be done automatically with no need for user intervention. <text:s/>This is another worked example for </text:span><text:span text:style-name="T171"><text:bookmark-ref text:reference-format="number" text:ref-name="__RefHeading__6004_1171254092">3.15</text:bookmark-ref></text:span><text:span text:style-name="T171"><text:s/></text:span><text:span text:style-name="T171"><text:bookmark-ref text:reference-format="text" text:ref-name="__RefHeading__6004_1171254092">Creating udev-initiated jobs</text:bookmark-ref></text:span><text:span text:style-name="T171"><text:s/></text:span><text:span text:style-name="T171"><text:bookmark-ref text:reference-format="direction" text:ref-name="__RefHeading__6004_1171254092">above</text:bookmark-ref></text:span><text:span text:style-name="T171">.</text:span></text:p>
      <text:p text:style-name="P160">udev runs as root and the backup was to be run by user c. <text:s/>A systemd service was chosen as the mechanism for udev to run a command as user c. <text:s/>The service was templated so it could be used for multiple phones</text:p>
      <text:p text:style-name="Screen">root@cw11.iciti.av:~# <text:span text:style-name="T1">cat /etc/systemd/system/bung-for-c@.service</text:span></text:p>
      <text:p text:style-name="Screen">[Unit]</text:p>
      <text:p text:style-name="Screen">Description=bung all.%i service for user c</text:p>
      <text:p text:style-name="Screen"/>
      <text:p text:style-name="Screen">[Service]</text:p>
      <text:p text:style-name="Screen">User=c</text:p>
      <text:p text:style-name="Screen">ExecStart=/usr/bin/super_bu -c all.%i</text:p>
      <text:p text:style-name="Screen"/>
      <text:p text:style-name="Screen">[Install]</text:p>
      <text:p text:style-name="Screen">WantedBy=multi-user.target</text:p>
      <text:p text:style-name="Screen">root@cw11.iciti.av:~# <text:span text:style-name="T1">systemctl daemon-reload</text:span> </text:p>
      <text:p text:style-name="Screen"/>
      <text:p text:style-name="P155"><text:span text:style-name="T174">For the udev rule, t</text:span>he /sys/devices/... path of the phone is required for<text:span text:style-name="Screen_20_font"> udevadm info -a -p </text:span>to get its attributes. <text:s/><text:span text:style-name="T172">As root</text:span></text:p>
      <text:p text:style-name="Screen">root@cw11.iciti.av:~# <text:span text:style-name="T1">udevadm monitor</text:span></text:p>
      <text:p text:style-name="Screen">...</text:p>
      <text:p text:style-name="Screen"/>
      <text:p text:style-name="P156"><text:span text:style-name="T171">Connected the </text:span>phone <text:span text:style-name="T171">to the computer</text:span> by USB. <text:s/><text:span text:style-name="T172">The</text:span><text:span text:style-name="Screen_20_font"><text:span text:style-name="T172"> udevadm monitor </text:span></text:span><text:span text:style-name="T172">command showed</text:span></text:p>
      <text:p text:style-name="Screen">...</text:p>
      <text:p text:style-name="Screen">KERNEL[4091.393981] bind <text:s text:c="4"/>/devices/pci0000:00/0000:00:08.1/0000:0a:00.3/usb3/3-1/3-1.1 (usb)</text:p>
      <text:p text:style-name="Screen">...</text:p>
      <text:p text:style-name="Screen">UDEV <text:s/>[4091.406826] bind <text:s text:c="4"/>/devices/pci0000:00/0000:00:08.1/0000:0a:00.3/usb3/3-1/3-1.1 (usb)</text:p>
      <text:p text:style-name="Screen"><text:soft-page-break/>...</text:p>
      <text:p text:style-name="Screen"/>
      <text:p text:style-name="P161">Listed the phone's attributes and looked for a unique combination of "the device itself and no more than one of its parent devices". <text:s/>Happily the serial number alone satisfied that requirement</text:p>
      <text:p text:style-name="Screen">root@cw11.iciti.av:~# <text:span text:style-name="T1">udevadm info -a -p /devices/pci0000:00/0000:00:08.1/0000:0a:00.3/usb3/3-1/3-1.1</text:span> </text:p>
      <text:p text:style-name="Screen">...</text:p>
      <text:p text:style-name="Screen"><text:s text:c="4"/>ATTR{serial}=="18041JECB08430"</text:p>
      <text:p text:style-name="Screen">...</text:p>
      <text:p text:style-name="Screen"/>
      <text:p text:style-name="P158">Created the udev rule <text:span text:style-name="T173">by adding these lines to /etc/udev/rules.d/99-bung.rules</text:span></text:p>
      <text:p text:style-name="Screen"># Pixel 5a serial 18041JECB08430</text:p>
      <text:p text:style-name="P33">SUBSYSTEM=="usb", ACTION=="add", ATTR{serial}=="18041JECB08430", RUN+="/usr/bin/systemctl start bung-for-c@pixel5a.service" </text:p>
      <text:p text:style-name="P33"/>
      <text:p text:style-name="P159">Effected the rule by</text:p>
      <text:p text:style-name="Screen">root@cw11.iciti.av:~# <text:span text:style-name="T1">udevadm control --reload-rules</text:span> </text:p>
      <text:p text:style-name="Screen"/>
      <text:p text:style-name="P159">Tested by re-plugging the phone/computer USB connection <text:span text:style-name="T175">and checking the log</text:span></text:p>
      <text:p text:style-name="P1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end" draw:display-name="Rounded end" svg:viewBox="0 0 509 509" svg:d="M0 255c0-127 127-255 254-255s255 128 255 255v254h-509z"/>
    <draw:marker draw:name="Square" svg:viewBox="0 0 10 10" svg:d="M0 0h10v10h-10z"/>
    <draw:marker draw:name="Symmetric_20_Arrow" draw:display-name="Symmetric Arrow" svg:viewBox="0 0 1131 902" svg:d="M564 0l-564 902h1131z"/>
    <draw:stroke-dash draw:name="Dashed_20__28_var_29_" draw:display-name="Dashed (var)" draw:style="rect" draw:dots1="1" draw:dots1-length="112%" draw:distance="72%"/>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864cm" style:writing-mode="page"/>
      <style:text-properties fo:color="#000000" loext:opacity="1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orphans="2" fo:widows="2"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635cm" fo:margin-bottom="0.381cm" style:contextual-spacing="false" fo:text-align="start" style:justify-single-word="false" fo:text-indent="0cm" style:auto-text-indent="false" style:page-number="auto" fo:break-before="auto" fo:break-after="auto" style:shadow="none" fo:keep-with-next="alway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508cm" fo:margin-bottom="0.254cm" style:contextual-spacing="false" fo:text-align="justify" style:justify-single-word="false" fo:text-indent="0cm" style:auto-text-indent="false" fo:keep-with-next="always"/>
      <style:text-properties style:font-name="Arial" fo:font-family="Arial" style:font-style-name="Bold" style:font-family-generic="swiss" style:font-pitch="variable" fo:font-size="14pt" fo:font-weight="bold" style:font-size-asian="16pt" style:font-weight-asian="bold"/>
    </style:style>
    <style:style style:name="Heading_20_3" style:display-name="Heading 3" style:family="paragraph" style:parent-style-name="Heading" style:next-style-name="Text_20_body" style:default-outline-level="3" style:class="text">
      <style:paragraph-properties fo:margin-top="0.254cm" fo:margin-bottom="0.127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212cm" fo:margin-bottom="0.106cm" style:contextual-spacing="false" fo:text-align="justify" style:justify-single-word="false" fo:orphans="2" fo:widows="2">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Body_20_Text_20_2" style:display-name="Body Text 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Number" style:display-name="List Number" style:family="paragraph" style:parent-style-name="Standard"/>
    <style:style style:name="List_20_Bullet" style:display-name="List Bullet" style:family="paragraph" style:parent-style-name="Standard" style:list-style-name="WW8Num95">
      <style:paragraph-properties fo:margin-left="0cm" fo:margin-right="0cm" fo:margin-top="0cm" fo:margin-bottom="0cm" style:contextual-spacing="false"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creen" style:family="paragraph" style:parent-style-name="Standard">
      <style:text-properties style:font-name="DejaVu Sans Mono" fo:font-family="'DejaVu Sans Mono'" style:font-style-name="Book" style:font-family-generic="modern" style:font-pitch="fixed" fo:font-size="9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Untitled1" style:family="paragraph" style:parent-style-name="User_20_Index_20_1"/>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0000ff" loext:opacity="100%" fo:font-size="10pt"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loext:opacity="100%" fo:font-size="10pt" style:text-underline-style="solid" style:text-underline-width="auto" style:text-underline-color="font-color"/>
    </style:style>
    <style:style style:name="Visited_20_Internet_20_Link" style:display-name="Visited Internet Link" style:family="text">
      <style:text-properties fo:color="#800000" loext:opacity="100%" fo:font-size="10pt"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User_20_Entry" style:display-name="User Entry"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95z2" style:family="text">
      <style:text-properties style:font-name="Wingdings" fo:font-family="Wingdings" style:font-pitch="variable" style:font-charset="x-symbol"/>
    </style:style>
    <style:style style:name="WW8Num95z0" style:family="text">
      <style:text-properties style:font-name="Symbol" fo:font-family="Symbol" style:font-family-generic="roman" style:font-pitch="variable" style:font-charset="x-symbol"/>
    </style:style>
    <style:style style:name="WW8Num95z4" style:family="text">
      <style:text-properties style:font-name="Courier New" fo:font-family="'Courier New'" style:font-family-generic="modern"/>
    </style:style>
    <style:style style:name="WW-Default_20_Paragraph_20_Font" style:display-name="WW-Default Paragraph Font" style:family="text"/>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style>
    <style:style style:name="WW8Num102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101z0" style:family="text">
      <style:text-properties style:font-name="Symbol" fo:font-family="Symbol" style:font-family-generic="roman" style:font-pitch="variable" style:font-charset="x-symbol"/>
    </style:style>
    <style:style style:name="WW8Num101z2" style:family="text">
      <style:text-properties style:font-name="Wingdings" fo:font-family="Wingdings" style:font-pitch="variable" style:font-charset="x-symbol"/>
    </style:style>
    <style:style style:name="WW8Num101z4" style:family="text">
      <style:text-properties style:font-name="Courier New" fo:font-family="'Courier New'" style:font-family-generic="modern"/>
    </style:style>
    <style:style style:name="Screen_20_font" style:display-name="Screen font" style:family="text">
      <style:text-properties style:font-name="DejaVu Sans Mono" fo:font-family="'DejaVu Sans Mono'" style:font-style-name="Book" style:font-family-generic="modern" style:font-pitch="fixed" fo:font-size="9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style-number>
      <text:list-level-style-bullet text:level="3" text:style-name="WW8Num95z2" text:bullet-char="">
        <style:list-level-properties/>
        <style:text-properties style:font-name="Wingdings"/>
      </text:list-level-style-bullet>
      <text:list-level-style-bullet text:level="4" text:style-name="WW8Num95z0" text:bullet-char="">
        <style:list-level-properties/>
        <style:text-properties style:font-name="Symbol"/>
      </text:list-level-style-bullet>
      <text:list-level-style-bullet text:level="5" text:style-name="WW8Num95z4" text:bullet-char="o">
        <style:list-level-properties/>
        <style:text-properties style:font-name="Courier New1"/>
      </text:list-level-style-bullet>
      <text:list-level-style-bullet text:level="6" text:style-name="WW8Num95z2" text:bullet-char="">
        <style:list-level-properties/>
        <style:text-properties style:font-name="Wingdings"/>
      </text:list-level-style-bullet>
      <text:list-level-style-bullet text:level="7" text:style-name="WW8Num95z0" text:bullet-char="">
        <style:list-level-properties/>
        <style:text-properties style:font-name="Symbol"/>
      </text:list-level-style-bullet>
      <text:list-level-style-bullet text:level="8" text:style-name="WW8Num95z4" text:bullet-char="o">
        <style:list-level-properties/>
        <style:text-properties style:font-name="Courier New1"/>
      </text:list-level-style-bullet>
      <text:list-level-style-bullet text:level="9" text:style-name="WW8Num95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6z2" text:bullet-char="">
        <style:list-level-properties/>
        <style:text-properties style:font-name="Wingdings"/>
      </text:list-level-style-bullet>
      <text:list-level-style-bullet text:level="4" text:style-name="WW8Num6z0" text:bullet-char="">
        <style:list-level-properties/>
        <style:text-properties style:font-name="Symbol"/>
      </text:list-level-style-bullet>
      <text:list-level-style-bullet text:level="5" text:style-name="WW8Num6z4" text:bullet-char="o">
        <style:list-level-properties/>
        <style:text-properties style:font-name="Courier New1"/>
      </text:list-level-style-bullet>
      <text:list-level-style-bullet text:level="6" text:style-name="WW8Num6z2" text:bullet-char="">
        <style:list-level-properties/>
        <style:text-properties style:font-name="Wingdings"/>
      </text:list-level-style-bullet>
      <text:list-level-style-bullet text:level="7" text:style-name="WW8Num6z0" text:bullet-char="">
        <style:list-level-properties/>
        <style:text-properties style:font-name="Symbol"/>
      </text:list-level-style-bullet>
      <text:list-level-style-bullet text:level="8" text:style-name="WW8Num6z4" text:bullet-char="o">
        <style:list-level-properties/>
        <style:text-properties style:font-name="Courier New1"/>
      </text:list-level-style-bullet>
      <text:list-level-style-bullet text:level="9" text:style-name="WW8Num6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Bullet_20_Symbols" text:bullet-char="●">
        <style:list-level-properties text:space-before="0.635cm" text:min-label-width="0.635cm"/>
        <style:text-properties style:font-name="Star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8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bullet text:level="1" text:style-name="WW8Num101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101z2" text:bullet-char="">
        <style:list-level-properties/>
        <style:text-properties style:font-name="Wingdings"/>
      </text:list-level-style-bullet>
      <text:list-level-style-bullet text:level="4" text:style-name="WW8Num101z0" text:bullet-char="">
        <style:list-level-properties/>
        <style:text-properties style:font-name="Symbol"/>
      </text:list-level-style-bullet>
      <text:list-level-style-bullet text:level="5" text:style-name="WW8Num101z4" text:bullet-char="o">
        <style:list-level-properties/>
        <style:text-properties style:font-name="Courier New1"/>
      </text:list-level-style-bullet>
      <text:list-level-style-bullet text:level="6" text:style-name="WW8Num101z2" text:bullet-char="">
        <style:list-level-properties/>
        <style:text-properties style:font-name="Wingdings"/>
      </text:list-level-style-bullet>
      <text:list-level-style-bullet text:level="7" text:style-name="WW8Num101z0" text:bullet-char="">
        <style:list-level-properties/>
        <style:text-properties style:font-name="Symbol"/>
      </text:list-level-style-bullet>
      <text:list-level-style-bullet text:level="8" text:style-name="WW8Num101z4" text:bullet-char="o">
        <style:list-level-properties/>
        <style:text-properties style:font-name="Courier New1"/>
      </text:list-level-style-bullet>
      <text:list-level-style-bullet text:level="9" text:style-name="WW8Num101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suffix="." style:num-format="1">
        <style:list-level-properties text:space-before="0.635cm" text:min-label-width="0.6cm"/>
      </text:list-level-style-number>
      <text:list-level-style-number text:level="2" style:num-suffix="." style:num-format="a" style:num-letter-sync="true">
        <style:list-level-properties text:space-before="1.54cm" text:min-label-width="0.635cm"/>
      </text:list-level-style-number>
      <text:list-level-style-number text:level="3" style:num-suffix="." style:num-format="i">
        <style:list-level-properties text:min-label-width="3.445cm" text:min-label-distance="0.318cm" fo:text-align="end"/>
      </text:list-level-style-number>
      <text:list-level-style-number text:level="4" style:num-suffix="." style:num-format="1">
        <style:list-level-properties text:space-before="4.08cm" text:min-label-width="0.635cm"/>
      </text:list-level-style-number>
      <text:list-level-style-number text:level="5" style:num-suffix="." style:num-format="a" style:num-letter-sync="true">
        <style:list-level-properties text:space-before="5.35cm" text:min-label-width="0.635cm"/>
      </text:list-level-style-number>
      <text:list-level-style-number text:level="6" style:num-suffix="." style:num-format="i">
        <style:list-level-properties text:min-label-width="7.255cm" text:min-label-distance="0.318cm" fo:text-align="end"/>
      </text:list-level-style-number>
      <text:list-level-style-number text:level="7" style:num-suffix="." style:num-format="1">
        <style:list-level-properties text:space-before="7.89cm" text:min-label-width="0.635cm"/>
      </text:list-level-style-number>
      <text:list-level-style-number text:level="8" style:num-suffix="." style:num-format="a" style:num-letter-sync="true">
        <style:list-level-properties text:space-before="9.16cm" text:min-label-width="0.635cm"/>
      </text:list-level-style-number>
      <text:list-level-style-number text:level="9" style:num-suffix="." style:num-format="i">
        <style:list-level-properties text:min-label-width="11.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1.27cm" fo:margin-bottom="0.635cm" fo:margin-left="1.27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006cm" fo:page-height="29.693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Landscape" style:page-layout-name="Mpm2" style:next-style-name="Standard"/>
    <style:master-page style:name="Cover" style:page-layout-name="Mpm3" draw:style-name="Mdp1"/>
    <style:master-page style:name="ToC" style:page-layout-name="Mpm4" draw:style-name="Mdp1">
      <style:footer>
        <text:p text:style-name="MP1"><text:page-number style:num-format="i" text:select-page="current">iii</text:page-number></text:p>
      </style:footer>
    </style:master-page>
    <style:master-page style:name="Body" style:page-layout-name="Mpm5" draw:style-name="Mdp1">
      <style:footer>
        <text:p text:style-name="MP1"><text:page-number text:select-page="current">36</text:page-number></text:p>
      </style:footer>
    </style:master-page>
    <style:master-page style:name="HTML"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Backup scripts next generation 3.2.x User Guide</dc:title>
    <meta:creation-date>2008-04-02T16:51:03</meta:creation-date>
    <dc:date>2022-08-03T13:54:54.552052956</dc:date>
    <meta:editing-cycles>714</meta:editing-cycles>
    <meta:editing-duration>P8DT15H17M38S</meta:editing-duration>
    <meta:document-statistic meta:table-count="2" meta:image-count="0" meta:object-count="0" meta:page-count="42" meta:paragraph-count="1626" meta:word-count="11051" meta:character-count="80461" meta:non-whitespace-character-count="69634"/>
    <meta:user-defined meta:name="Author">Charles</meta:user-defined>
    <meta:user-defined meta:name="Client">Auroville</meta:user-defined>
    <meta:user-defined meta:name="Info 3"/>
    <meta:user-defined meta:name="Info 4"/>
  </office:meta>
</office:document-meta>
</file>